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wrap-option="wrap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8.097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ql_query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with first_payments a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(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select user_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MIN (transaction_datetime::DATE) as first_payment_d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from skyeng_db.pay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where status_name = 'success' and operation_name = 'Покупка уроков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group by user_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) ,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ll_dates a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select distinct class_start_datetime::date as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from skyeng_db.clas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where extract ('year' from class_start_datetime) = 20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order by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),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ll_dates_by_user 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select user_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7"/>, all_dates.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from first_payment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join all_da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on first_payments.first_payment_date &lt;= all_dates.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group by user_id,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order by user_id,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),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ayments_by_dates 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select user_id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date_trunc ('day' , transaction_datetime) as payment_d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sum (classes) as transaction_balance_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from skyeng_db.paym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where status_name = 'success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group by user_id, payment_d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),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payments_by_dates_cumsum 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select a. user_id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, dt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, transaction_balance_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, sum(transaction_balance_change) over (partition by a. user_id order by dt) as transaction_balance_change_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from all_dates_by_user 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left join payments_by_dates 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on a. user_id = b. user_id and b.payment_date = a.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),<text:s/>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<text:s text:c="3"/>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lasses_by_dates 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select user_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date_trunc ('day', class_start_datetime) ::date as class_d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count (id_class)*(-1) as clas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5"/>from <text:s/>skyeng_db.clas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5"/>where class_status ='success' Or class_status = 'failed_by_student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and class_type != 'trial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group by user_id , <text:s/>class_d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order by user_id, class_d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),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classes_by_dates_dates_cumsum a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select all_dates_by_user.user_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clas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coalesce (sum (classes) over (partition by all_dates_by_user.user_id order by dt), 0) as classes_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from all_dates_by_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left join classes_by_date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on all_dates_by_user. user_id =classes_by_dates. user_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and classes_by_dates.class_date = all_dates_by_user.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),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lances a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select a. user_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b.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transaction_balance_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transaction_balance_change_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clas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classes_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, classes_cs+transaction_balance_change_cs as bala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from payments_by_dates_cumsum 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join classes_by_dates_dates_cumsum 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8"/>on a. user_id = b. user_id and a. dt = b.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order by a. user_id, b.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)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select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, sum(transaction_balance_change) as transaction_balance_change_s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, sum( transaction_balance_change_cs) as transaction_balance_change_cs_s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, sum (classes) as classes_s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, sum(classes_cs) as classes_cs_s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, sum( balance) as balance_s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m bala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up by 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der by dt</text:p>
          </table:table-cell>
          <table:table-cell table:number-columns-repeated="16383"/>
        </table:table-row>
        <table:table-row table:number-rows-repeated="1048450" table:style-name="ro1">
          <table:table-cell table:number-columns-repeated="16384"/>
        </table:table-row>
      </table:table>
      <table:table table:name="results" table:style-name="ta1">
        <table:table-column table:style-name="co2" table:number-columns-repeated="16384" table:default-cell-style-name="ce1"/>
        <table:table-row table:style-name="ro2">
          <table:table-cell table:style-name="ce1">
            <draw:frame draw:z-index="1" draw:id="id0" draw:style-name="a0" draw:name="Диаграмма 1" svg:x="0in" svg:y="0in" svg:width="10in" svg:height="7.48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4"/>
          <table:table-cell table:number-columns-spanned="8" table:number-rows-spanned="20" table:style-name="ce4"/>
          <table:covered-table-cell table:number-columns-repeated="7"/>
          <table:table-cell table:number-columns-repeated="9" table:style-name="ce2"/>
          <table:table-cell table:number-columns-repeated="16352"/>
        </table:table-row>
        <table:table-row table:style-name="ro2">
          <table:table-cell table:number-columns-repeated="15"/>
          <table:covered-table-cell/>
          <table:covered-table-cell table:number-columns-repeated="7"/>
          <table:table-cell table:number-columns-repeated="9" table:style-name="ce2"/>
          <table:table-cell table:number-columns-repeated="16352"/>
        </table:table-row>
        <table:table-row table:number-rows-repeated="11" table:style-name="ro2">
          <table:table-cell table:number-columns-repeated="15"/>
          <table:covered-table-cell/>
          <table:covered-table-cell table:number-columns-repeated="7"/>
          <table:table-cell table:number-columns-repeated="8" table:style-name="ce3"/>
          <table:table-cell table:style-name="ce2"/>
          <table:table-cell table:number-columns-repeated="16352"/>
        </table:table-row>
        <table:table-row table:number-rows-repeated="7" table:style-name="ro2">
          <table:table-cell table:number-columns-repeated="15"/>
          <table:covered-table-cell/>
          <table:covered-table-cell table:number-columns-repeated="7"/>
          <table:table-cell table:number-columns-repeated="9" table:style-name="ce2"/>
          <table:table-cell table:number-columns-repeated="16352"/>
        </table:table-row>
        <table:table-row table:style-name="ro1">
          <table:table-cell table:number-columns-repeated="15"/>
          <table:table-cell table:number-columns-repeated="17" table:style-name="ce2"/>
          <table:table-cell table:number-columns-repeated="16352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Диаграмма 2" svg:x="0in" svg:y="0.09375in" svg:width="10.01042in" svg:height="6.5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Alex</meta:initial-creator>
    <dc:creator>Volha Katrechka</dc:creator>
    <meta:creation-date>2023-07-01T17:09:01Z</meta:creation-date>
    <dc:date>2023-07-02T15:51:5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538.65pt" svg:width="720.0pt" chart:style-name="Crt0">
        <chart:title chart:style-name="CT00">
          <text:p text:style-name="a0" text:class-names="" text:cond-style-name="">Balance sheet of lessons</text:p>
        </chart:title>
        <chart:legend chart:legend-position="bottom" chart:legend-align="center" chart:style-name="Lgnd"/>
        <chart:plot-area svg:x="12.11897637795276pt" svg:y="41.35685039370079pt" svg:width="707.8810236220472pt" svg:height="478.771968503937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62"/>
          </chart:axis>
          <chart:series chart:label-cell-address="local-table.$B$1" chart:values-cell-range-address="local-table.$B$2:.$B$362" chart:class="chart:line" chart:attached-axis="primary-y" chart:style-name="G0S0">
            <chart:data-point chart:repeated="361"/>
          </chart:series>
          <chart:series chart:label-cell-address="local-table.$C$1" chart:values-cell-range-address="local-table.$C$2:.$C$362" chart:class="chart:line" chart:attached-axis="primary-y" chart:style-name="G0S1">
            <chart:data-point chart:repeated="361"/>
          </chart:series>
          <chart:series chart:label-cell-address="local-table.$D$1" chart:values-cell-range-address="local-table.$D$2:.$D$362" chart:class="chart:line" chart:attached-axis="primary-y" chart:style-name="G0S2">
            <chart:data-point chart:repeated="361"/>
          </chart:series>
          <chart:series chart:label-cell-address="local-table.$E$1" chart:values-cell-range-address="local-table.$E$2:.$E$362" chart:class="chart:line" chart:attached-axis="primary-y" chart:style-name="G0S3">
            <chart:data-point chart:repeated="361"/>
          </chart:series>
          <chart:series chart:label-cell-address="local-table.$F$1" chart:values-cell-range-address="local-table.$F$2:.$F$362" chart:class="chart:line" chart:attached-axis="primary-y" chart:style-name="G0S4">
            <chart:data-point chart:repeated="36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transaction_balance_change_sum</text:p>
              </table:table-cell>
              <table:table-cell office:value-type="string">
                <text:p>transaction_balance_change_cs_sum</text:p>
              </table:table-cell>
              <table:table-cell office:value-type="string">
                <text:p>classes_sum</text:p>
              </table:table-cell>
              <table:table-cell office:value-type="string">
                <text:p>classes_cs_sum</text:p>
              </table:table-cell>
              <table:table-cell office:value-type="string">
                <text:p>balance_sum</text:p>
              </table:table-cell>
            </table:table-row>
          </table:table-header-rows>
          <table:table-row>
            <table:table-cell office:value-type="float" office:value="42375"/>
            <table:table-cell office:value-type="float" office:value="11"/>
            <table:table-cell office:value-type="float" office:value="11"/>
            <table:table-cell office:value-type="float" office:value="-1"/>
            <table:table-cell office:value-type="float" office:value="-1"/>
            <table:table-cell office:value-type="float" office:value="10"/>
          </table:table-row>
          <table:table-row>
            <table:table-cell office:value-type="float" office:value="42376"/>
            <table:table-cell office:value-type="float" office:value="0"/>
            <table:table-cell office:value-type="float" office:value="11"/>
            <table:table-cell office:value-type="float" office:value="0"/>
            <table:table-cell office:value-type="float" office:value="-1"/>
            <table:table-cell office:value-type="float" office:value="10"/>
          </table:table-row>
          <table:table-row>
            <table:table-cell office:value-type="float" office:value="42377"/>
            <table:table-cell office:value-type="float" office:value="80"/>
            <table:table-cell office:value-type="float" office:value="91"/>
            <table:table-cell office:value-type="float" office:value="-1"/>
            <table:table-cell office:value-type="float" office:value="-2"/>
            <table:table-cell office:value-type="float" office:value="89"/>
          </table:table-row>
          <table:table-row>
            <table:table-cell office:value-type="float" office:value="42378"/>
            <table:table-cell office:value-type="float" office:value="16"/>
            <table:table-cell office:value-type="float" office:value="107"/>
            <table:table-cell office:value-type="float" office:value="-1"/>
            <table:table-cell office:value-type="float" office:value="-3"/>
            <table:table-cell office:value-type="float" office:value="104"/>
          </table:table-row>
          <table:table-row>
            <table:table-cell office:value-type="float" office:value="42379"/>
            <table:table-cell office:value-type="float" office:value="8"/>
            <table:table-cell office:value-type="float" office:value="115"/>
            <table:table-cell office:value-type="float" office:value="-2"/>
            <table:table-cell office:value-type="float" office:value="-5"/>
            <table:table-cell office:value-type="float" office:value="110"/>
          </table:table-row>
          <table:table-row>
            <table:table-cell office:value-type="float" office:value="42380"/>
            <table:table-cell office:value-type="float" office:value="32"/>
            <table:table-cell office:value-type="float" office:value="147"/>
            <table:table-cell office:value-type="float" office:value="-2"/>
            <table:table-cell office:value-type="float" office:value="-7"/>
            <table:table-cell office:value-type="float" office:value="140"/>
          </table:table-row>
          <table:table-row>
            <table:table-cell office:value-type="float" office:value="42381"/>
            <table:table-cell office:value-type="float" office:value="4"/>
            <table:table-cell office:value-type="float" office:value="151"/>
            <table:table-cell office:value-type="float" office:value="-6"/>
            <table:table-cell office:value-type="float" office:value="-13"/>
            <table:table-cell office:value-type="float" office:value="138"/>
          </table:table-row>
          <table:table-row>
            <table:table-cell office:value-type="float" office:value="42382"/>
            <table:table-cell office:value-type="float" office:value="14"/>
            <table:table-cell office:value-type="float" office:value="165"/>
            <table:table-cell office:value-type="float" office:value="-4"/>
            <table:table-cell office:value-type="float" office:value="-17"/>
            <table:table-cell office:value-type="float" office:value="148"/>
          </table:table-row>
          <table:table-row>
            <table:table-cell office:value-type="float" office:value="42383"/>
            <table:table-cell office:value-type="float" office:value="0"/>
            <table:table-cell office:value-type="float" office:value="165"/>
            <table:table-cell office:value-type="float" office:value="-4"/>
            <table:table-cell office:value-type="float" office:value="-21"/>
            <table:table-cell office:value-type="float" office:value="144"/>
          </table:table-row>
          <table:table-row>
            <table:table-cell office:value-type="float" office:value="42384"/>
            <table:table-cell office:value-type="float" office:value="80"/>
            <table:table-cell office:value-type="float" office:value="245"/>
            <table:table-cell office:value-type="float" office:value="-4"/>
            <table:table-cell office:value-type="float" office:value="-25"/>
            <table:table-cell office:value-type="float" office:value="220"/>
          </table:table-row>
          <table:table-row>
            <table:table-cell office:value-type="float" office:value="42385"/>
            <table:table-cell office:value-type="float" office:value="9"/>
            <table:table-cell office:value-type="float" office:value="254"/>
            <table:table-cell office:value-type="float" office:value="-1"/>
            <table:table-cell office:value-type="float" office:value="-26"/>
            <table:table-cell office:value-type="float" office:value="228"/>
          </table:table-row>
          <table:table-row>
            <table:table-cell office:value-type="float" office:value="42386"/>
            <table:table-cell office:value-type="float" office:value="74"/>
            <table:table-cell office:value-type="float" office:value="328"/>
            <table:table-cell office:value-type="float" office:value="-5"/>
            <table:table-cell office:value-type="float" office:value="-31"/>
            <table:table-cell office:value-type="float" office:value="297"/>
          </table:table-row>
          <table:table-row>
            <table:table-cell office:value-type="float" office:value="42387"/>
            <table:table-cell office:value-type="float" office:value="6"/>
            <table:table-cell office:value-type="float" office:value="334"/>
            <table:table-cell office:value-type="float" office:value="-5"/>
            <table:table-cell office:value-type="float" office:value="-36"/>
            <table:table-cell office:value-type="float" office:value="298"/>
          </table:table-row>
          <table:table-row>
            <table:table-cell office:value-type="float" office:value="42388"/>
            <table:table-cell office:value-type="float" office:value="38"/>
            <table:table-cell office:value-type="float" office:value="372"/>
            <table:table-cell office:value-type="float" office:value="-8"/>
            <table:table-cell office:value-type="float" office:value="-44"/>
            <table:table-cell office:value-type="float" office:value="328"/>
          </table:table-row>
          <table:table-row>
            <table:table-cell office:value-type="float" office:value="42389"/>
            <table:table-cell office:value-type="float" office:value="9"/>
            <table:table-cell office:value-type="float" office:value="381"/>
            <table:table-cell office:value-type="float" office:value="-8"/>
            <table:table-cell office:value-type="float" office:value="-52"/>
            <table:table-cell office:value-type="float" office:value="329"/>
          </table:table-row>
          <table:table-row>
            <table:table-cell office:value-type="float" office:value="42390"/>
            <table:table-cell office:value-type="float" office:value="8"/>
            <table:table-cell office:value-type="float" office:value="389"/>
            <table:table-cell office:value-type="float" office:value="-9"/>
            <table:table-cell office:value-type="float" office:value="-61"/>
            <table:table-cell office:value-type="float" office:value="328"/>
          </table:table-row>
          <table:table-row>
            <table:table-cell office:value-type="float" office:value="42391"/>
            <table:table-cell office:value-type="float" office:value="9"/>
            <table:table-cell office:value-type="float" office:value="398"/>
            <table:table-cell office:value-type="float" office:value="-3"/>
            <table:table-cell office:value-type="float" office:value="-64"/>
            <table:table-cell office:value-type="float" office:value="334"/>
          </table:table-row>
          <table:table-row>
            <table:table-cell office:value-type="float" office:value="42392"/>
            <table:table-cell office:value-type="float" office:value="4"/>
            <table:table-cell office:value-type="float" office:value="402"/>
            <table:table-cell office:value-type="float" office:value="-4"/>
            <table:table-cell office:value-type="float" office:value="-68"/>
            <table:table-cell office:value-type="float" office:value="334"/>
          </table:table-row>
          <table:table-row>
            <table:table-cell office:value-type="float" office:value="42393"/>
            <table:table-cell office:value-type="float" office:value="0"/>
            <table:table-cell office:value-type="float" office:value="402"/>
            <table:table-cell office:value-type="float" office:value="-7"/>
            <table:table-cell office:value-type="float" office:value="-75"/>
            <table:table-cell office:value-type="float" office:value="327"/>
          </table:table-row>
          <table:table-row>
            <table:table-cell office:value-type="float" office:value="42394"/>
            <table:table-cell office:value-type="float" office:value="0"/>
            <table:table-cell office:value-type="float" office:value="402"/>
            <table:table-cell office:value-type="float" office:value="-5"/>
            <table:table-cell office:value-type="float" office:value="-80"/>
            <table:table-cell office:value-type="float" office:value="322"/>
          </table:table-row>
          <table:table-row>
            <table:table-cell office:value-type="float" office:value="42395"/>
            <table:table-cell office:value-type="float" office:value="20"/>
            <table:table-cell office:value-type="float" office:value="422"/>
            <table:table-cell office:value-type="float" office:value="-7"/>
            <table:table-cell office:value-type="float" office:value="-87"/>
            <table:table-cell office:value-type="float" office:value="335"/>
          </table:table-row>
          <table:table-row>
            <table:table-cell office:value-type="float" office:value="42396"/>
            <table:table-cell office:value-type="float" office:value="27"/>
            <table:table-cell office:value-type="float" office:value="449"/>
            <table:table-cell office:value-type="float" office:value="-11"/>
            <table:table-cell office:value-type="float" office:value="-98"/>
            <table:table-cell office:value-type="float" office:value="351"/>
          </table:table-row>
          <table:table-row>
            <table:table-cell office:value-type="float" office:value="42397"/>
            <table:table-cell office:value-type="float" office:value="4"/>
            <table:table-cell office:value-type="float" office:value="453"/>
            <table:table-cell office:value-type="float" office:value="-14"/>
            <table:table-cell office:value-type="float" office:value="-112"/>
            <table:table-cell office:value-type="float" office:value="341"/>
          </table:table-row>
          <table:table-row>
            <table:table-cell office:value-type="float" office:value="42398"/>
            <table:table-cell office:value-type="float" office:value="0"/>
            <table:table-cell office:value-type="float" office:value="453"/>
            <table:table-cell office:value-type="float" office:value="-6"/>
            <table:table-cell office:value-type="float" office:value="-118"/>
            <table:table-cell office:value-type="float" office:value="335"/>
          </table:table-row>
          <table:table-row>
            <table:table-cell office:value-type="float" office:value="42399"/>
            <table:table-cell office:value-type="float" office:value="0"/>
            <table:table-cell office:value-type="float" office:value="453"/>
            <table:table-cell office:value-type="float" office:value="-4"/>
            <table:table-cell office:value-type="float" office:value="-122"/>
            <table:table-cell office:value-type="float" office:value="331"/>
          </table:table-row>
          <table:table-row>
            <table:table-cell office:value-type="float" office:value="42400"/>
            <table:table-cell office:value-type="float" office:value="36"/>
            <table:table-cell office:value-type="float" office:value="489"/>
            <table:table-cell office:value-type="float" office:value="-4"/>
            <table:table-cell office:value-type="float" office:value="-126"/>
            <table:table-cell office:value-type="float" office:value="363"/>
          </table:table-row>
          <table:table-row>
            <table:table-cell office:value-type="float" office:value="42401"/>
            <table:table-cell office:value-type="float" office:value="16"/>
            <table:table-cell office:value-type="float" office:value="505"/>
            <table:table-cell office:value-type="float" office:value="-8"/>
            <table:table-cell office:value-type="float" office:value="-134"/>
            <table:table-cell office:value-type="float" office:value="371"/>
          </table:table-row>
          <table:table-row>
            <table:table-cell office:value-type="float" office:value="42402"/>
            <table:table-cell office:value-type="float" office:value="18"/>
            <table:table-cell office:value-type="float" office:value="523"/>
            <table:table-cell office:value-type="float" office:value="-11"/>
            <table:table-cell office:value-type="float" office:value="-145"/>
            <table:table-cell office:value-type="float" office:value="378"/>
          </table:table-row>
          <table:table-row>
            <table:table-cell office:value-type="float" office:value="42403"/>
            <table:table-cell office:value-type="float" office:value="65"/>
            <table:table-cell office:value-type="float" office:value="588"/>
            <table:table-cell office:value-type="float" office:value="-13"/>
            <table:table-cell office:value-type="float" office:value="-158"/>
            <table:table-cell office:value-type="float" office:value="430"/>
          </table:table-row>
          <table:table-row>
            <table:table-cell office:value-type="float" office:value="42404"/>
            <table:table-cell office:value-type="float" office:value="2"/>
            <table:table-cell office:value-type="float" office:value="590"/>
            <table:table-cell office:value-type="float" office:value="-18"/>
            <table:table-cell office:value-type="float" office:value="-176"/>
            <table:table-cell office:value-type="float" office:value="414"/>
          </table:table-row>
          <table:table-row>
            <table:table-cell office:value-type="float" office:value="42405"/>
            <table:table-cell office:value-type="float" office:value="12"/>
            <table:table-cell office:value-type="float" office:value="602"/>
            <table:table-cell office:value-type="float" office:value="-6"/>
            <table:table-cell office:value-type="float" office:value="-182"/>
            <table:table-cell office:value-type="float" office:value="420"/>
          </table:table-row>
          <table:table-row>
            <table:table-cell office:value-type="float" office:value="42406"/>
            <table:table-cell office:value-type="float" office:value="18"/>
            <table:table-cell office:value-type="float" office:value="620"/>
            <table:table-cell office:value-type="float" office:value="-11"/>
            <table:table-cell office:value-type="float" office:value="-193"/>
            <table:table-cell office:value-type="float" office:value="427"/>
          </table:table-row>
          <table:table-row>
            <table:table-cell office:value-type="float" office:value="42407"/>
            <table:table-cell office:value-type="float" office:value="78"/>
            <table:table-cell office:value-type="float" office:value="698"/>
            <table:table-cell office:value-type="float" office:value="-9"/>
            <table:table-cell office:value-type="float" office:value="-202"/>
            <table:table-cell office:value-type="float" office:value="496"/>
          </table:table-row>
          <table:table-row>
            <table:table-cell office:value-type="float" office:value="42408"/>
            <table:table-cell office:value-type="float" office:value="32"/>
            <table:table-cell office:value-type="float" office:value="730"/>
            <table:table-cell office:value-type="float" office:value="-10"/>
            <table:table-cell office:value-type="float" office:value="-212"/>
            <table:table-cell office:value-type="float" office:value="518"/>
          </table:table-row>
          <table:table-row>
            <table:table-cell office:value-type="float" office:value="42409"/>
            <table:table-cell office:value-type="float" office:value="73"/>
            <table:table-cell office:value-type="float" office:value="803"/>
            <table:table-cell office:value-type="float" office:value="-14"/>
            <table:table-cell office:value-type="float" office:value="-226"/>
            <table:table-cell office:value-type="float" office:value="577"/>
          </table:table-row>
          <table:table-row>
            <table:table-cell office:value-type="float" office:value="42410"/>
            <table:table-cell office:value-type="float" office:value="128"/>
            <table:table-cell office:value-type="float" office:value="931"/>
            <table:table-cell office:value-type="float" office:value="-18"/>
            <table:table-cell office:value-type="float" office:value="-244"/>
            <table:table-cell office:value-type="float" office:value="687"/>
          </table:table-row>
          <table:table-row>
            <table:table-cell office:value-type="float" office:value="42411"/>
            <table:table-cell office:value-type="float" office:value="20"/>
            <table:table-cell office:value-type="float" office:value="951"/>
            <table:table-cell office:value-type="float" office:value="-19"/>
            <table:table-cell office:value-type="float" office:value="-263"/>
            <table:table-cell office:value-type="float" office:value="688"/>
          </table:table-row>
          <table:table-row>
            <table:table-cell office:value-type="float" office:value="42412"/>
            <table:table-cell office:value-type="float" office:value="0"/>
            <table:table-cell office:value-type="float" office:value="951"/>
            <table:table-cell office:value-type="float" office:value="-9"/>
            <table:table-cell office:value-type="float" office:value="-272"/>
            <table:table-cell office:value-type="float" office:value="679"/>
          </table:table-row>
          <table:table-row>
            <table:table-cell office:value-type="float" office:value="42413"/>
            <table:table-cell office:value-type="float" office:value="24"/>
            <table:table-cell office:value-type="float" office:value="975"/>
            <table:table-cell office:value-type="float" office:value="-10"/>
            <table:table-cell office:value-type="float" office:value="-282"/>
            <table:table-cell office:value-type="float" office:value="693"/>
          </table:table-row>
          <table:table-row>
            <table:table-cell office:value-type="float" office:value="42414"/>
            <table:table-cell office:value-type="float" office:value="90"/>
            <table:table-cell office:value-type="float" office:value="1065"/>
            <table:table-cell office:value-type="float" office:value="-5"/>
            <table:table-cell office:value-type="float" office:value="-287"/>
            <table:table-cell office:value-type="float" office:value="778"/>
          </table:table-row>
          <table:table-row>
            <table:table-cell office:value-type="float" office:value="42415"/>
            <table:table-cell office:value-type="float" office:value="46"/>
            <table:table-cell office:value-type="float" office:value="1111"/>
            <table:table-cell office:value-type="float" office:value="-16"/>
            <table:table-cell office:value-type="float" office:value="-303"/>
            <table:table-cell office:value-type="float" office:value="808"/>
          </table:table-row>
          <table:table-row>
            <table:table-cell office:value-type="float" office:value="42416"/>
            <table:table-cell office:value-type="float" office:value="70"/>
            <table:table-cell office:value-type="float" office:value="1181"/>
            <table:table-cell office:value-type="float" office:value="-13"/>
            <table:table-cell office:value-type="float" office:value="-316"/>
            <table:table-cell office:value-type="float" office:value="865"/>
          </table:table-row>
          <table:table-row>
            <table:table-cell office:value-type="float" office:value="42417"/>
            <table:table-cell office:value-type="float" office:value="20"/>
            <table:table-cell office:value-type="float" office:value="1201"/>
            <table:table-cell office:value-type="float" office:value="-16"/>
            <table:table-cell office:value-type="float" office:value="-332"/>
            <table:table-cell office:value-type="float" office:value="869"/>
          </table:table-row>
          <table:table-row>
            <table:table-cell office:value-type="float" office:value="42418"/>
            <table:table-cell office:value-type="float" office:value="8"/>
            <table:table-cell office:value-type="float" office:value="1209"/>
            <table:table-cell office:value-type="float" office:value="-22"/>
            <table:table-cell office:value-type="float" office:value="-354"/>
            <table:table-cell office:value-type="float" office:value="855"/>
          </table:table-row>
          <table:table-row>
            <table:table-cell office:value-type="float" office:value="42419"/>
            <table:table-cell office:value-type="float" office:value="5"/>
            <table:table-cell office:value-type="float" office:value="1214"/>
            <table:table-cell office:value-type="float" office:value="-12"/>
            <table:table-cell office:value-type="float" office:value="-366"/>
            <table:table-cell office:value-type="float" office:value="848"/>
          </table:table-row>
          <table:table-row>
            <table:table-cell office:value-type="float" office:value="42420"/>
            <table:table-cell office:value-type="float" office:value="17"/>
            <table:table-cell office:value-type="float" office:value="1231"/>
            <table:table-cell office:value-type="float" office:value="-11"/>
            <table:table-cell office:value-type="float" office:value="-377"/>
            <table:table-cell office:value-type="float" office:value="854"/>
          </table:table-row>
          <table:table-row>
            <table:table-cell office:value-type="float" office:value="42421"/>
            <table:table-cell office:value-type="float" office:value="65"/>
            <table:table-cell office:value-type="float" office:value="1296"/>
            <table:table-cell office:value-type="float" office:value="-14"/>
            <table:table-cell office:value-type="float" office:value="-391"/>
            <table:table-cell office:value-type="float" office:value="905"/>
          </table:table-row>
          <table:table-row>
            <table:table-cell office:value-type="float" office:value="42422"/>
            <table:table-cell office:value-type="float" office:value="28"/>
            <table:table-cell office:value-type="float" office:value="1324"/>
            <table:table-cell office:value-type="float" office:value="-14"/>
            <table:table-cell office:value-type="float" office:value="-405"/>
            <table:table-cell office:value-type="float" office:value="919"/>
          </table:table-row>
          <table:table-row>
            <table:table-cell office:value-type="float" office:value="42423"/>
            <table:table-cell office:value-type="float" office:value="69"/>
            <table:table-cell office:value-type="float" office:value="1393"/>
            <table:table-cell office:value-type="float" office:value="-16"/>
            <table:table-cell office:value-type="float" office:value="-421"/>
            <table:table-cell office:value-type="float" office:value="972"/>
          </table:table-row>
          <table:table-row>
            <table:table-cell office:value-type="float" office:value="42424"/>
            <table:table-cell office:value-type="float" office:value="42"/>
            <table:table-cell office:value-type="float" office:value="1435"/>
            <table:table-cell office:value-type="float" office:value="-22"/>
            <table:table-cell office:value-type="float" office:value="-443"/>
            <table:table-cell office:value-type="float" office:value="992"/>
          </table:table-row>
          <table:table-row>
            <table:table-cell office:value-type="float" office:value="42425"/>
            <table:table-cell office:value-type="float" office:value="33"/>
            <table:table-cell office:value-type="float" office:value="1468"/>
            <table:table-cell office:value-type="float" office:value="-23"/>
            <table:table-cell office:value-type="float" office:value="-466"/>
            <table:table-cell office:value-type="float" office:value="1002"/>
          </table:table-row>
          <table:table-row>
            <table:table-cell office:value-type="float" office:value="42426"/>
            <table:table-cell office:value-type="float" office:value="68"/>
            <table:table-cell office:value-type="float" office:value="1536"/>
            <table:table-cell office:value-type="float" office:value="-13"/>
            <table:table-cell office:value-type="float" office:value="-479"/>
            <table:table-cell office:value-type="float" office:value="1057"/>
          </table:table-row>
          <table:table-row>
            <table:table-cell office:value-type="float" office:value="42427"/>
            <table:table-cell office:value-type="float" office:value="4"/>
            <table:table-cell office:value-type="float" office:value="1540"/>
            <table:table-cell office:value-type="float" office:value="-12"/>
            <table:table-cell office:value-type="float" office:value="-491"/>
            <table:table-cell office:value-type="float" office:value="1049"/>
          </table:table-row>
          <table:table-row>
            <table:table-cell office:value-type="float" office:value="42428"/>
            <table:table-cell office:value-type="float" office:value="4"/>
            <table:table-cell office:value-type="float" office:value="1544"/>
            <table:table-cell office:value-type="float" office:value="-14"/>
            <table:table-cell office:value-type="float" office:value="-505"/>
            <table:table-cell office:value-type="float" office:value="1039"/>
          </table:table-row>
          <table:table-row>
            <table:table-cell office:value-type="float" office:value="42429"/>
            <table:table-cell office:value-type="float" office:value="46"/>
            <table:table-cell office:value-type="float" office:value="1590"/>
            <table:table-cell office:value-type="float" office:value="-25"/>
            <table:table-cell office:value-type="float" office:value="-530"/>
            <table:table-cell office:value-type="float" office:value="1060"/>
          </table:table-row>
          <table:table-row>
            <table:table-cell office:value-type="float" office:value="42430"/>
            <table:table-cell office:value-type="float" office:value="109"/>
            <table:table-cell office:value-type="float" office:value="1699"/>
            <table:table-cell office:value-type="float" office:value="-20"/>
            <table:table-cell office:value-type="float" office:value="-550"/>
            <table:table-cell office:value-type="float" office:value="1149"/>
          </table:table-row>
          <table:table-row>
            <table:table-cell office:value-type="float" office:value="42431"/>
            <table:table-cell office:value-type="float" office:value="20"/>
            <table:table-cell office:value-type="float" office:value="1719"/>
            <table:table-cell office:value-type="float" office:value="-25"/>
            <table:table-cell office:value-type="float" office:value="-575"/>
            <table:table-cell office:value-type="float" office:value="1144"/>
          </table:table-row>
          <table:table-row>
            <table:table-cell office:value-type="float" office:value="42432"/>
            <table:table-cell office:value-type="float" office:value="12"/>
            <table:table-cell office:value-type="float" office:value="1731"/>
            <table:table-cell office:value-type="float" office:value="-23"/>
            <table:table-cell office:value-type="float" office:value="-598"/>
            <table:table-cell office:value-type="float" office:value="1133"/>
          </table:table-row>
          <table:table-row>
            <table:table-cell office:value-type="float" office:value="42433"/>
            <table:table-cell office:value-type="float" office:value="98"/>
            <table:table-cell office:value-type="float" office:value="1829"/>
            <table:table-cell office:value-type="float" office:value="-17"/>
            <table:table-cell office:value-type="float" office:value="-615"/>
            <table:table-cell office:value-type="float" office:value="1214"/>
          </table:table-row>
          <table:table-row>
            <table:table-cell office:value-type="float" office:value="42434"/>
            <table:table-cell office:value-type="float" office:value="25"/>
            <table:table-cell office:value-type="float" office:value="1854"/>
            <table:table-cell office:value-type="float" office:value="-14"/>
            <table:table-cell office:value-type="float" office:value="-629"/>
            <table:table-cell office:value-type="float" office:value="1225"/>
          </table:table-row>
          <table:table-row>
            <table:table-cell office:value-type="float" office:value="42435"/>
            <table:table-cell office:value-type="float" office:value="6"/>
            <table:table-cell office:value-type="float" office:value="1860"/>
            <table:table-cell office:value-type="float" office:value="-10"/>
            <table:table-cell office:value-type="float" office:value="-639"/>
            <table:table-cell office:value-type="float" office:value="1221"/>
          </table:table-row>
          <table:table-row>
            <table:table-cell office:value-type="float" office:value="42436"/>
            <table:table-cell office:value-type="float" office:value="29"/>
            <table:table-cell office:value-type="float" office:value="1889"/>
            <table:table-cell office:value-type="float" office:value="-23"/>
            <table:table-cell office:value-type="float" office:value="-662"/>
            <table:table-cell office:value-type="float" office:value="1227"/>
          </table:table-row>
          <table:table-row>
            <table:table-cell office:value-type="float" office:value="42437"/>
            <table:table-cell office:value-type="float" office:value="5"/>
            <table:table-cell office:value-type="float" office:value="1894"/>
            <table:table-cell office:value-type="float" office:value="-8"/>
            <table:table-cell office:value-type="float" office:value="-670"/>
            <table:table-cell office:value-type="float" office:value="1224"/>
          </table:table-row>
          <table:table-row>
            <table:table-cell office:value-type="float" office:value="42438"/>
            <table:table-cell office:value-type="float" office:value="12"/>
            <table:table-cell office:value-type="float" office:value="1906"/>
            <table:table-cell office:value-type="float" office:value="-28"/>
            <table:table-cell office:value-type="float" office:value="-698"/>
            <table:table-cell office:value-type="float" office:value="1208"/>
          </table:table-row>
          <table:table-row>
            <table:table-cell office:value-type="float" office:value="42439"/>
            <table:table-cell office:value-type="float" office:value="38"/>
            <table:table-cell office:value-type="float" office:value="1944"/>
            <table:table-cell office:value-type="float" office:value="-25"/>
            <table:table-cell office:value-type="float" office:value="-723"/>
            <table:table-cell office:value-type="float" office:value="1221"/>
          </table:table-row>
          <table:table-row>
            <table:table-cell office:value-type="float" office:value="42440"/>
            <table:table-cell office:value-type="float" office:value="11"/>
            <table:table-cell office:value-type="float" office:value="1955"/>
            <table:table-cell office:value-type="float" office:value="-14"/>
            <table:table-cell office:value-type="float" office:value="-737"/>
            <table:table-cell office:value-type="float" office:value="1218"/>
          </table:table-row>
          <table:table-row>
            <table:table-cell office:value-type="float" office:value="42441"/>
            <table:table-cell office:value-type="float" office:value="31"/>
            <table:table-cell office:value-type="float" office:value="1986"/>
            <table:table-cell office:value-type="float" office:value="-15"/>
            <table:table-cell office:value-type="float" office:value="-752"/>
            <table:table-cell office:value-type="float" office:value="1234"/>
          </table:table-row>
          <table:table-row>
            <table:table-cell office:value-type="float" office:value="42442"/>
            <table:table-cell office:value-type="float" office:value="0"/>
            <table:table-cell office:value-type="float" office:value="1986"/>
            <table:table-cell office:value-type="float" office:value="-18"/>
            <table:table-cell office:value-type="float" office:value="-770"/>
            <table:table-cell office:value-type="float" office:value="1216"/>
          </table:table-row>
          <table:table-row>
            <table:table-cell office:value-type="float" office:value="42443"/>
            <table:table-cell office:value-type="float" office:value="26"/>
            <table:table-cell office:value-type="float" office:value="2012"/>
            <table:table-cell office:value-type="float" office:value="-28"/>
            <table:table-cell office:value-type="float" office:value="-798"/>
            <table:table-cell office:value-type="float" office:value="1214"/>
          </table:table-row>
          <table:table-row>
            <table:table-cell office:value-type="float" office:value="42444"/>
            <table:table-cell office:value-type="float" office:value="38"/>
            <table:table-cell office:value-type="float" office:value="2050"/>
            <table:table-cell office:value-type="float" office:value="-19"/>
            <table:table-cell office:value-type="float" office:value="-817"/>
            <table:table-cell office:value-type="float" office:value="1233"/>
          </table:table-row>
          <table:table-row>
            <table:table-cell office:value-type="float" office:value="42445"/>
            <table:table-cell office:value-type="float" office:value="23"/>
            <table:table-cell office:value-type="float" office:value="2073"/>
            <table:table-cell office:value-type="float" office:value="-33"/>
            <table:table-cell office:value-type="float" office:value="-850"/>
            <table:table-cell office:value-type="float" office:value="1223"/>
          </table:table-row>
          <table:table-row>
            <table:table-cell office:value-type="float" office:value="42446"/>
            <table:table-cell office:value-type="float" office:value="16"/>
            <table:table-cell office:value-type="float" office:value="2089"/>
            <table:table-cell office:value-type="float" office:value="-28"/>
            <table:table-cell office:value-type="float" office:value="-878"/>
            <table:table-cell office:value-type="float" office:value="1211"/>
          </table:table-row>
          <table:table-row>
            <table:table-cell office:value-type="float" office:value="42447"/>
            <table:table-cell office:value-type="float" office:value="29"/>
            <table:table-cell office:value-type="float" office:value="2118"/>
            <table:table-cell office:value-type="float" office:value="-23"/>
            <table:table-cell office:value-type="float" office:value="-901"/>
            <table:table-cell office:value-type="float" office:value="1217"/>
          </table:table-row>
          <table:table-row>
            <table:table-cell office:value-type="float" office:value="42448"/>
            <table:table-cell office:value-type="float" office:value="17"/>
            <table:table-cell office:value-type="float" office:value="2135"/>
            <table:table-cell office:value-type="float" office:value="-20"/>
            <table:table-cell office:value-type="float" office:value="-921"/>
            <table:table-cell office:value-type="float" office:value="1214"/>
          </table:table-row>
          <table:table-row>
            <table:table-cell office:value-type="float" office:value="42449"/>
            <table:table-cell office:value-type="float" office:value="32"/>
            <table:table-cell office:value-type="float" office:value="2167"/>
            <table:table-cell office:value-type="float" office:value="-22"/>
            <table:table-cell office:value-type="float" office:value="-943"/>
            <table:table-cell office:value-type="float" office:value="1224"/>
          </table:table-row>
          <table:table-row>
            <table:table-cell office:value-type="float" office:value="42450"/>
            <table:table-cell office:value-type="float" office:value="48"/>
            <table:table-cell office:value-type="float" office:value="2215"/>
            <table:table-cell office:value-type="float" office:value="-34"/>
            <table:table-cell office:value-type="float" office:value="-977"/>
            <table:table-cell office:value-type="float" office:value="1238"/>
          </table:table-row>
          <table:table-row>
            <table:table-cell office:value-type="float" office:value="42451"/>
            <table:table-cell office:value-type="float" office:value="18"/>
            <table:table-cell office:value-type="float" office:value="2233"/>
            <table:table-cell office:value-type="float" office:value="-16"/>
            <table:table-cell office:value-type="float" office:value="-993"/>
            <table:table-cell office:value-type="float" office:value="1240"/>
          </table:table-row>
          <table:table-row>
            <table:table-cell office:value-type="float" office:value="42452"/>
            <table:table-cell office:value-type="float" office:value="3"/>
            <table:table-cell office:value-type="float" office:value="2236"/>
            <table:table-cell office:value-type="float" office:value="-29"/>
            <table:table-cell office:value-type="float" office:value="-1022"/>
            <table:table-cell office:value-type="float" office:value="1214"/>
          </table:table-row>
          <table:table-row>
            <table:table-cell office:value-type="float" office:value="42453"/>
            <table:table-cell office:value-type="float" office:value="16"/>
            <table:table-cell office:value-type="float" office:value="2252"/>
            <table:table-cell office:value-type="float" office:value="-26"/>
            <table:table-cell office:value-type="float" office:value="-1048"/>
            <table:table-cell office:value-type="float" office:value="1204"/>
          </table:table-row>
          <table:table-row>
            <table:table-cell office:value-type="float" office:value="42454"/>
            <table:table-cell office:value-type="float" office:value="36"/>
            <table:table-cell office:value-type="float" office:value="2288"/>
            <table:table-cell office:value-type="float" office:value="-19"/>
            <table:table-cell office:value-type="float" office:value="-1067"/>
            <table:table-cell office:value-type="float" office:value="1221"/>
          </table:table-row>
          <table:table-row>
            <table:table-cell office:value-type="float" office:value="42455"/>
            <table:table-cell office:value-type="float" office:value="94"/>
            <table:table-cell office:value-type="float" office:value="2382"/>
            <table:table-cell office:value-type="float" office:value="-20"/>
            <table:table-cell office:value-type="float" office:value="-1087"/>
            <table:table-cell office:value-type="float" office:value="1295"/>
          </table:table-row>
          <table:table-row>
            <table:table-cell office:value-type="float" office:value="42456"/>
            <table:table-cell office:value-type="float" office:value="5"/>
            <table:table-cell office:value-type="float" office:value="2387"/>
            <table:table-cell office:value-type="float" office:value="-22"/>
            <table:table-cell office:value-type="float" office:value="-1109"/>
            <table:table-cell office:value-type="float" office:value="1278"/>
          </table:table-row>
          <table:table-row>
            <table:table-cell office:value-type="float" office:value="42457"/>
            <table:table-cell office:value-type="float" office:value="131"/>
            <table:table-cell office:value-type="float" office:value="2518"/>
            <table:table-cell office:value-type="float" office:value="-35"/>
            <table:table-cell office:value-type="float" office:value="-1144"/>
            <table:table-cell office:value-type="float" office:value="1374"/>
          </table:table-row>
          <table:table-row>
            <table:table-cell office:value-type="float" office:value="42458"/>
            <table:table-cell office:value-type="float" office:value="7"/>
            <table:table-cell office:value-type="float" office:value="2525"/>
            <table:table-cell office:value-type="float" office:value="-17"/>
            <table:table-cell office:value-type="float" office:value="-1161"/>
            <table:table-cell office:value-type="float" office:value="1364"/>
          </table:table-row>
          <table:table-row>
            <table:table-cell office:value-type="float" office:value="42459"/>
            <table:table-cell office:value-type="float" office:value="61"/>
            <table:table-cell office:value-type="float" office:value="2586"/>
            <table:table-cell office:value-type="float" office:value="-35"/>
            <table:table-cell office:value-type="float" office:value="-1196"/>
            <table:table-cell office:value-type="float" office:value="1390"/>
          </table:table-row>
          <table:table-row>
            <table:table-cell office:value-type="float" office:value="42460"/>
            <table:table-cell office:value-type="float" office:value="14"/>
            <table:table-cell office:value-type="float" office:value="2600"/>
            <table:table-cell office:value-type="float" office:value="-36"/>
            <table:table-cell office:value-type="float" office:value="-1232"/>
            <table:table-cell office:value-type="float" office:value="1368"/>
          </table:table-row>
          <table:table-row>
            <table:table-cell office:value-type="float" office:value="42461"/>
            <table:table-cell office:value-type="float" office:value="85"/>
            <table:table-cell office:value-type="float" office:value="2685"/>
            <table:table-cell office:value-type="float" office:value="-23"/>
            <table:table-cell office:value-type="float" office:value="-1255"/>
            <table:table-cell office:value-type="float" office:value="1430"/>
          </table:table-row>
          <table:table-row>
            <table:table-cell office:value-type="float" office:value="42462"/>
            <table:table-cell office:value-type="float" office:value="21"/>
            <table:table-cell office:value-type="float" office:value="2706"/>
            <table:table-cell office:value-type="float" office:value="-25"/>
            <table:table-cell office:value-type="float" office:value="-1280"/>
            <table:table-cell office:value-type="float" office:value="1426"/>
          </table:table-row>
          <table:table-row>
            <table:table-cell office:value-type="float" office:value="42463"/>
            <table:table-cell office:value-type="float" office:value="50"/>
            <table:table-cell office:value-type="float" office:value="2756"/>
            <table:table-cell office:value-type="float" office:value="-23"/>
            <table:table-cell office:value-type="float" office:value="-1303"/>
            <table:table-cell office:value-type="float" office:value="1453"/>
          </table:table-row>
          <table:table-row>
            <table:table-cell office:value-type="float" office:value="42464"/>
            <table:table-cell office:value-type="float" office:value="27"/>
            <table:table-cell office:value-type="float" office:value="2783"/>
            <table:table-cell office:value-type="float" office:value="-35"/>
            <table:table-cell office:value-type="float" office:value="-1338"/>
            <table:table-cell office:value-type="float" office:value="1445"/>
          </table:table-row>
          <table:table-row>
            <table:table-cell office:value-type="float" office:value="42465"/>
            <table:table-cell office:value-type="float" office:value="26"/>
            <table:table-cell office:value-type="float" office:value="2809"/>
            <table:table-cell office:value-type="float" office:value="-24"/>
            <table:table-cell office:value-type="float" office:value="-1362"/>
            <table:table-cell office:value-type="float" office:value="1447"/>
          </table:table-row>
          <table:table-row>
            <table:table-cell office:value-type="float" office:value="42466"/>
            <table:table-cell office:value-type="float" office:value="12"/>
            <table:table-cell office:value-type="float" office:value="2821"/>
            <table:table-cell office:value-type="float" office:value="-42"/>
            <table:table-cell office:value-type="float" office:value="-1404"/>
            <table:table-cell office:value-type="float" office:value="1417"/>
          </table:table-row>
          <table:table-row>
            <table:table-cell office:value-type="float" office:value="42467"/>
            <table:table-cell office:value-type="float" office:value="56"/>
            <table:table-cell office:value-type="float" office:value="2877"/>
            <table:table-cell office:value-type="float" office:value="-36"/>
            <table:table-cell office:value-type="float" office:value="-1440"/>
            <table:table-cell office:value-type="float" office:value="1437"/>
          </table:table-row>
          <table:table-row>
            <table:table-cell office:value-type="float" office:value="42468"/>
            <table:table-cell office:value-type="float" office:value="55"/>
            <table:table-cell office:value-type="float" office:value="2932"/>
            <table:table-cell office:value-type="float" office:value="-25"/>
            <table:table-cell office:value-type="float" office:value="-1465"/>
            <table:table-cell office:value-type="float" office:value="1467"/>
          </table:table-row>
          <table:table-row>
            <table:table-cell office:value-type="float" office:value="42469"/>
            <table:table-cell office:value-type="float" office:value="59"/>
            <table:table-cell office:value-type="float" office:value="2991"/>
            <table:table-cell office:value-type="float" office:value="-26"/>
            <table:table-cell office:value-type="float" office:value="-1491"/>
            <table:table-cell office:value-type="float" office:value="1500"/>
          </table:table-row>
          <table:table-row>
            <table:table-cell office:value-type="float" office:value="42470"/>
            <table:table-cell office:value-type="float" office:value="18"/>
            <table:table-cell office:value-type="float" office:value="3009"/>
            <table:table-cell office:value-type="float" office:value="-30"/>
            <table:table-cell office:value-type="float" office:value="-1521"/>
            <table:table-cell office:value-type="float" office:value="1488"/>
          </table:table-row>
          <table:table-row>
            <table:table-cell office:value-type="float" office:value="42471"/>
            <table:table-cell office:value-type="float" office:value="56"/>
            <table:table-cell office:value-type="float" office:value="3065"/>
            <table:table-cell office:value-type="float" office:value="-37"/>
            <table:table-cell office:value-type="float" office:value="-1558"/>
            <table:table-cell office:value-type="float" office:value="1507"/>
          </table:table-row>
          <table:table-row>
            <table:table-cell office:value-type="float" office:value="42472"/>
            <table:table-cell office:value-type="float" office:value="24"/>
            <table:table-cell office:value-type="float" office:value="3089"/>
            <table:table-cell office:value-type="float" office:value="-27"/>
            <table:table-cell office:value-type="float" office:value="-1585"/>
            <table:table-cell office:value-type="float" office:value="1504"/>
          </table:table-row>
          <table:table-row>
            <table:table-cell office:value-type="float" office:value="42473"/>
            <table:table-cell office:value-type="float" office:value="25"/>
            <table:table-cell office:value-type="float" office:value="3114"/>
            <table:table-cell office:value-type="float" office:value="-43"/>
            <table:table-cell office:value-type="float" office:value="-1628"/>
            <table:table-cell office:value-type="float" office:value="1486"/>
          </table:table-row>
          <table:table-row>
            <table:table-cell office:value-type="float" office:value="42474"/>
            <table:table-cell office:value-type="float" office:value="43"/>
            <table:table-cell office:value-type="float" office:value="3157"/>
            <table:table-cell office:value-type="float" office:value="-34"/>
            <table:table-cell office:value-type="float" office:value="-1662"/>
            <table:table-cell office:value-type="float" office:value="1495"/>
          </table:table-row>
          <table:table-row>
            <table:table-cell office:value-type="float" office:value="42475"/>
            <table:table-cell office:value-type="float" office:value="15"/>
            <table:table-cell office:value-type="float" office:value="3172"/>
            <table:table-cell office:value-type="float" office:value="-33"/>
            <table:table-cell office:value-type="float" office:value="-1695"/>
            <table:table-cell office:value-type="float" office:value="1477"/>
          </table:table-row>
          <table:table-row>
            <table:table-cell office:value-type="float" office:value="42476"/>
            <table:table-cell office:value-type="float" office:value="66"/>
            <table:table-cell office:value-type="float" office:value="3238"/>
            <table:table-cell office:value-type="float" office:value="-28"/>
            <table:table-cell office:value-type="float" office:value="-1723"/>
            <table:table-cell office:value-type="float" office:value="1515"/>
          </table:table-row>
          <table:table-row>
            <table:table-cell office:value-type="float" office:value="42477"/>
            <table:table-cell office:value-type="float" office:value="26"/>
            <table:table-cell office:value-type="float" office:value="3264"/>
            <table:table-cell office:value-type="float" office:value="-28"/>
            <table:table-cell office:value-type="float" office:value="-1751"/>
            <table:table-cell office:value-type="float" office:value="1513"/>
          </table:table-row>
          <table:table-row>
            <table:table-cell office:value-type="float" office:value="42478"/>
            <table:table-cell office:value-type="float" office:value="83"/>
            <table:table-cell office:value-type="float" office:value="3347"/>
            <table:table-cell office:value-type="float" office:value="-45"/>
            <table:table-cell office:value-type="float" office:value="-1796"/>
            <table:table-cell office:value-type="float" office:value="1551"/>
          </table:table-row>
          <table:table-row>
            <table:table-cell office:value-type="float" office:value="42479"/>
            <table:table-cell office:value-type="float" office:value="7"/>
            <table:table-cell office:value-type="float" office:value="3354"/>
            <table:table-cell office:value-type="float" office:value="-30"/>
            <table:table-cell office:value-type="float" office:value="-1826"/>
            <table:table-cell office:value-type="float" office:value="1528"/>
          </table:table-row>
          <table:table-row>
            <table:table-cell office:value-type="float" office:value="42480"/>
            <table:table-cell office:value-type="float" office:value="30"/>
            <table:table-cell office:value-type="float" office:value="3384"/>
            <table:table-cell office:value-type="float" office:value="-39"/>
            <table:table-cell office:value-type="float" office:value="-1865"/>
            <table:table-cell office:value-type="float" office:value="1519"/>
          </table:table-row>
          <table:table-row>
            <table:table-cell office:value-type="float" office:value="42481"/>
            <table:table-cell office:value-type="float" office:value="122"/>
            <table:table-cell office:value-type="float" office:value="3506"/>
            <table:table-cell office:value-type="float" office:value="-44"/>
            <table:table-cell office:value-type="float" office:value="-1909"/>
            <table:table-cell office:value-type="float" office:value="1597"/>
          </table:table-row>
          <table:table-row>
            <table:table-cell office:value-type="float" office:value="42482"/>
            <table:table-cell office:value-type="float" office:value="40"/>
            <table:table-cell office:value-type="float" office:value="3546"/>
            <table:table-cell office:value-type="float" office:value="-34"/>
            <table:table-cell office:value-type="float" office:value="-1943"/>
            <table:table-cell office:value-type="float" office:value="1603"/>
          </table:table-row>
          <table:table-row>
            <table:table-cell office:value-type="float" office:value="42483"/>
            <table:table-cell office:value-type="float" office:value="89"/>
            <table:table-cell office:value-type="float" office:value="3635"/>
            <table:table-cell office:value-type="float" office:value="-25"/>
            <table:table-cell office:value-type="float" office:value="-1968"/>
            <table:table-cell office:value-type="float" office:value="1667"/>
          </table:table-row>
          <table:table-row>
            <table:table-cell office:value-type="float" office:value="42484"/>
            <table:table-cell office:value-type="float" office:value="76"/>
            <table:table-cell office:value-type="float" office:value="3711"/>
            <table:table-cell office:value-type="float" office:value="-34"/>
            <table:table-cell office:value-type="float" office:value="-2002"/>
            <table:table-cell office:value-type="float" office:value="1709"/>
          </table:table-row>
          <table:table-row>
            <table:table-cell office:value-type="float" office:value="42485"/>
            <table:table-cell office:value-type="float" office:value="2"/>
            <table:table-cell office:value-type="float" office:value="3713"/>
            <table:table-cell office:value-type="float" office:value="-42"/>
            <table:table-cell office:value-type="float" office:value="-2044"/>
            <table:table-cell office:value-type="float" office:value="1669"/>
          </table:table-row>
          <table:table-row>
            <table:table-cell office:value-type="float" office:value="42486"/>
            <table:table-cell office:value-type="float" office:value="72"/>
            <table:table-cell office:value-type="float" office:value="3785"/>
            <table:table-cell office:value-type="float" office:value="-40"/>
            <table:table-cell office:value-type="float" office:value="-2084"/>
            <table:table-cell office:value-type="float" office:value="1701"/>
          </table:table-row>
          <table:table-row>
            <table:table-cell office:value-type="float" office:value="42487"/>
            <table:table-cell office:value-type="float" office:value="37"/>
            <table:table-cell office:value-type="float" office:value="3822"/>
            <table:table-cell office:value-type="float" office:value="-47"/>
            <table:table-cell office:value-type="float" office:value="-2131"/>
            <table:table-cell office:value-type="float" office:value="1691"/>
          </table:table-row>
          <table:table-row>
            <table:table-cell office:value-type="float" office:value="42488"/>
            <table:table-cell office:value-type="float" office:value="48"/>
            <table:table-cell office:value-type="float" office:value="3870"/>
            <table:table-cell office:value-type="float" office:value="-43"/>
            <table:table-cell office:value-type="float" office:value="-2174"/>
            <table:table-cell office:value-type="float" office:value="1696"/>
          </table:table-row>
          <table:table-row>
            <table:table-cell office:value-type="float" office:value="42489"/>
            <table:table-cell office:value-type="float" office:value="60"/>
            <table:table-cell office:value-type="float" office:value="3930"/>
            <table:table-cell office:value-type="float" office:value="-32"/>
            <table:table-cell office:value-type="float" office:value="-2206"/>
            <table:table-cell office:value-type="float" office:value="1724"/>
          </table:table-row>
          <table:table-row>
            <table:table-cell office:value-type="float" office:value="42490"/>
            <table:table-cell office:value-type="float" office:value="34"/>
            <table:table-cell office:value-type="float" office:value="3964"/>
            <table:table-cell office:value-type="float" office:value="-23"/>
            <table:table-cell office:value-type="float" office:value="-2229"/>
            <table:table-cell office:value-type="float" office:value="1735"/>
          </table:table-row>
          <table:table-row>
            <table:table-cell office:value-type="float" office:value="42491"/>
            <table:table-cell office:value-type="float" office:value="21"/>
            <table:table-cell office:value-type="float" office:value="3985"/>
            <table:table-cell office:value-type="float" office:value="-18"/>
            <table:table-cell office:value-type="float" office:value="-2247"/>
            <table:table-cell office:value-type="float" office:value="1738"/>
          </table:table-row>
          <table:table-row>
            <table:table-cell office:value-type="float" office:value="42492"/>
            <table:table-cell office:value-type="float" office:value="12"/>
            <table:table-cell office:value-type="float" office:value="3997"/>
            <table:table-cell office:value-type="float" office:value="-20"/>
            <table:table-cell office:value-type="float" office:value="-2267"/>
            <table:table-cell office:value-type="float" office:value="1730"/>
          </table:table-row>
          <table:table-row>
            <table:table-cell office:value-type="float" office:value="42493"/>
            <table:table-cell office:value-type="float" office:value="80"/>
            <table:table-cell office:value-type="float" office:value="4077"/>
            <table:table-cell office:value-type="float" office:value="-33"/>
            <table:table-cell office:value-type="float" office:value="-2300"/>
            <table:table-cell office:value-type="float" office:value="1777"/>
          </table:table-row>
          <table:table-row>
            <table:table-cell office:value-type="float" office:value="42494"/>
            <table:table-cell office:value-type="float" office:value="52"/>
            <table:table-cell office:value-type="float" office:value="4129"/>
            <table:table-cell office:value-type="float" office:value="-40"/>
            <table:table-cell office:value-type="float" office:value="-2340"/>
            <table:table-cell office:value-type="float" office:value="1789"/>
          </table:table-row>
          <table:table-row>
            <table:table-cell office:value-type="float" office:value="42495"/>
            <table:table-cell office:value-type="float" office:value="40"/>
            <table:table-cell office:value-type="float" office:value="4169"/>
            <table:table-cell office:value-type="float" office:value="-43"/>
            <table:table-cell office:value-type="float" office:value="-2383"/>
            <table:table-cell office:value-type="float" office:value="1786"/>
          </table:table-row>
          <table:table-row>
            <table:table-cell office:value-type="float" office:value="42496"/>
            <table:table-cell office:value-type="float" office:value="28"/>
            <table:table-cell office:value-type="float" office:value="4197"/>
            <table:table-cell office:value-type="float" office:value="-35"/>
            <table:table-cell office:value-type="float" office:value="-2418"/>
            <table:table-cell office:value-type="float" office:value="1779"/>
          </table:table-row>
          <table:table-row>
            <table:table-cell office:value-type="float" office:value="42497"/>
            <table:table-cell office:value-type="float" office:value="0"/>
            <table:table-cell office:value-type="float" office:value="4197"/>
            <table:table-cell office:value-type="float" office:value="-22"/>
            <table:table-cell office:value-type="float" office:value="-2440"/>
            <table:table-cell office:value-type="float" office:value="1757"/>
          </table:table-row>
          <table:table-row>
            <table:table-cell office:value-type="float" office:value="42498"/>
            <table:table-cell office:value-type="float" office:value="0"/>
            <table:table-cell office:value-type="float" office:value="4197"/>
            <table:table-cell office:value-type="float" office:value="-24"/>
            <table:table-cell office:value-type="float" office:value="-2464"/>
            <table:table-cell office:value-type="float" office:value="1733"/>
          </table:table-row>
          <table:table-row>
            <table:table-cell office:value-type="float" office:value="42499"/>
            <table:table-cell office:value-type="float" office:value="16"/>
            <table:table-cell office:value-type="float" office:value="4213"/>
            <table:table-cell office:value-type="float" office:value="-19"/>
            <table:table-cell office:value-type="float" office:value="-2483"/>
            <table:table-cell office:value-type="float" office:value="1730"/>
          </table:table-row>
          <table:table-row>
            <table:table-cell office:value-type="float" office:value="42500"/>
            <table:table-cell office:value-type="float" office:value="16"/>
            <table:table-cell office:value-type="float" office:value="4229"/>
            <table:table-cell office:value-type="float" office:value="-40"/>
            <table:table-cell office:value-type="float" office:value="-2523"/>
            <table:table-cell office:value-type="float" office:value="1706"/>
          </table:table-row>
          <table:table-row>
            <table:table-cell office:value-type="float" office:value="42501"/>
            <table:table-cell office:value-type="float" office:value="38"/>
            <table:table-cell office:value-type="float" office:value="4267"/>
            <table:table-cell office:value-type="float" office:value="-45"/>
            <table:table-cell office:value-type="float" office:value="-2568"/>
            <table:table-cell office:value-type="float" office:value="1699"/>
          </table:table-row>
          <table:table-row>
            <table:table-cell office:value-type="float" office:value="42502"/>
            <table:table-cell office:value-type="float" office:value="53"/>
            <table:table-cell office:value-type="float" office:value="4320"/>
            <table:table-cell office:value-type="float" office:value="-47"/>
            <table:table-cell office:value-type="float" office:value="-2615"/>
            <table:table-cell office:value-type="float" office:value="1705"/>
          </table:table-row>
          <table:table-row>
            <table:table-cell office:value-type="float" office:value="42503"/>
            <table:table-cell office:value-type="float" office:value="96"/>
            <table:table-cell office:value-type="float" office:value="4416"/>
            <table:table-cell office:value-type="float" office:value="-38"/>
            <table:table-cell office:value-type="float" office:value="-2653"/>
            <table:table-cell office:value-type="float" office:value="1763"/>
          </table:table-row>
          <table:table-row>
            <table:table-cell office:value-type="float" office:value="42504"/>
            <table:table-cell office:value-type="float" office:value="104"/>
            <table:table-cell office:value-type="float" office:value="4520"/>
            <table:table-cell office:value-type="float" office:value="-37"/>
            <table:table-cell office:value-type="float" office:value="-2690"/>
            <table:table-cell office:value-type="float" office:value="1830"/>
          </table:table-row>
          <table:table-row>
            <table:table-cell office:value-type="float" office:value="42505"/>
            <table:table-cell office:value-type="float" office:value="59"/>
            <table:table-cell office:value-type="float" office:value="4579"/>
            <table:table-cell office:value-type="float" office:value="-35"/>
            <table:table-cell office:value-type="float" office:value="-2725"/>
            <table:table-cell office:value-type="float" office:value="1854"/>
          </table:table-row>
          <table:table-row>
            <table:table-cell office:value-type="float" office:value="42506"/>
            <table:table-cell office:value-type="float" office:value="102"/>
            <table:table-cell office:value-type="float" office:value="4681"/>
            <table:table-cell office:value-type="float" office:value="-50"/>
            <table:table-cell office:value-type="float" office:value="-2775"/>
            <table:table-cell office:value-type="float" office:value="1906"/>
          </table:table-row>
          <table:table-row>
            <table:table-cell office:value-type="float" office:value="42507"/>
            <table:table-cell office:value-type="float" office:value="20"/>
            <table:table-cell office:value-type="float" office:value="4701"/>
            <table:table-cell office:value-type="float" office:value="-39"/>
            <table:table-cell office:value-type="float" office:value="-2814"/>
            <table:table-cell office:value-type="float" office:value="1887"/>
          </table:table-row>
          <table:table-row>
            <table:table-cell office:value-type="float" office:value="42508"/>
            <table:table-cell office:value-type="float" office:value="75"/>
            <table:table-cell office:value-type="float" office:value="4776"/>
            <table:table-cell office:value-type="float" office:value="-51"/>
            <table:table-cell office:value-type="float" office:value="-2865"/>
            <table:table-cell office:value-type="float" office:value="1911"/>
          </table:table-row>
          <table:table-row>
            <table:table-cell office:value-type="float" office:value="42509"/>
            <table:table-cell office:value-type="float" office:value="21"/>
            <table:table-cell office:value-type="float" office:value="4797"/>
            <table:table-cell office:value-type="float" office:value="-52"/>
            <table:table-cell office:value-type="float" office:value="-2917"/>
            <table:table-cell office:value-type="float" office:value="1880"/>
          </table:table-row>
          <table:table-row>
            <table:table-cell office:value-type="float" office:value="42510"/>
            <table:table-cell office:value-type="float" office:value="46"/>
            <table:table-cell office:value-type="float" office:value="4843"/>
            <table:table-cell office:value-type="float" office:value="-36"/>
            <table:table-cell office:value-type="float" office:value="-2953"/>
            <table:table-cell office:value-type="float" office:value="1890"/>
          </table:table-row>
          <table:table-row>
            <table:table-cell office:value-type="float" office:value="42511"/>
            <table:table-cell office:value-type="float" office:value="43"/>
            <table:table-cell office:value-type="float" office:value="4886"/>
            <table:table-cell office:value-type="float" office:value="-40"/>
            <table:table-cell office:value-type="float" office:value="-2993"/>
            <table:table-cell office:value-type="float" office:value="1893"/>
          </table:table-row>
          <table:table-row>
            <table:table-cell office:value-type="float" office:value="42512"/>
            <table:table-cell office:value-type="float" office:value="22"/>
            <table:table-cell office:value-type="float" office:value="4908"/>
            <table:table-cell office:value-type="float" office:value="-29"/>
            <table:table-cell office:value-type="float" office:value="-3022"/>
            <table:table-cell office:value-type="float" office:value="1886"/>
          </table:table-row>
          <table:table-row>
            <table:table-cell office:value-type="float" office:value="42513"/>
            <table:table-cell office:value-type="float" office:value="32"/>
            <table:table-cell office:value-type="float" office:value="4940"/>
            <table:table-cell office:value-type="float" office:value="-46"/>
            <table:table-cell office:value-type="float" office:value="-3068"/>
            <table:table-cell office:value-type="float" office:value="1872"/>
          </table:table-row>
          <table:table-row>
            <table:table-cell office:value-type="float" office:value="42514"/>
            <table:table-cell office:value-type="float" office:value="56"/>
            <table:table-cell office:value-type="float" office:value="4996"/>
            <table:table-cell office:value-type="float" office:value="-49"/>
            <table:table-cell office:value-type="float" office:value="-3117"/>
            <table:table-cell office:value-type="float" office:value="1879"/>
          </table:table-row>
          <table:table-row>
            <table:table-cell office:value-type="float" office:value="42515"/>
            <table:table-cell office:value-type="float" office:value="27"/>
            <table:table-cell office:value-type="float" office:value="5023"/>
            <table:table-cell office:value-type="float" office:value="-53"/>
            <table:table-cell office:value-type="float" office:value="-3170"/>
            <table:table-cell office:value-type="float" office:value="1853"/>
          </table:table-row>
          <table:table-row>
            <table:table-cell office:value-type="float" office:value="42516"/>
            <table:table-cell office:value-type="float" office:value="12"/>
            <table:table-cell office:value-type="float" office:value="5035"/>
            <table:table-cell office:value-type="float" office:value="-50"/>
            <table:table-cell office:value-type="float" office:value="-3220"/>
            <table:table-cell office:value-type="float" office:value="1815"/>
          </table:table-row>
          <table:table-row>
            <table:table-cell office:value-type="float" office:value="42517"/>
            <table:table-cell office:value-type="float" office:value="20"/>
            <table:table-cell office:value-type="float" office:value="5055"/>
            <table:table-cell office:value-type="float" office:value="-43"/>
            <table:table-cell office:value-type="float" office:value="-3263"/>
            <table:table-cell office:value-type="float" office:value="1792"/>
          </table:table-row>
          <table:table-row>
            <table:table-cell office:value-type="float" office:value="42518"/>
            <table:table-cell office:value-type="float" office:value="5"/>
            <table:table-cell office:value-type="float" office:value="5060"/>
            <table:table-cell office:value-type="float" office:value="-27"/>
            <table:table-cell office:value-type="float" office:value="-3290"/>
            <table:table-cell office:value-type="float" office:value="1770"/>
          </table:table-row>
          <table:table-row>
            <table:table-cell office:value-type="float" office:value="42519"/>
            <table:table-cell office:value-type="float" office:value="5"/>
            <table:table-cell office:value-type="float" office:value="5065"/>
            <table:table-cell office:value-type="float" office:value="-24"/>
            <table:table-cell office:value-type="float" office:value="-3314"/>
            <table:table-cell office:value-type="float" office:value="1751"/>
          </table:table-row>
          <table:table-row>
            <table:table-cell office:value-type="float" office:value="42520"/>
            <table:table-cell office:value-type="float" office:value="92"/>
            <table:table-cell office:value-type="float" office:value="5157"/>
            <table:table-cell office:value-type="float" office:value="-52"/>
            <table:table-cell office:value-type="float" office:value="-3366"/>
            <table:table-cell office:value-type="float" office:value="1791"/>
          </table:table-row>
          <table:table-row>
            <table:table-cell office:value-type="float" office:value="42521"/>
            <table:table-cell office:value-type="float" office:value="88"/>
            <table:table-cell office:value-type="float" office:value="5245"/>
            <table:table-cell office:value-type="float" office:value="-40"/>
            <table:table-cell office:value-type="float" office:value="-3406"/>
            <table:table-cell office:value-type="float" office:value="1839"/>
          </table:table-row>
          <table:table-row>
            <table:table-cell office:value-type="float" office:value="42522"/>
            <table:table-cell office:value-type="float" office:value="8"/>
            <table:table-cell office:value-type="float" office:value="5253"/>
            <table:table-cell office:value-type="float" office:value="-50"/>
            <table:table-cell office:value-type="float" office:value="-3456"/>
            <table:table-cell office:value-type="float" office:value="1797"/>
          </table:table-row>
          <table:table-row>
            <table:table-cell office:value-type="float" office:value="42523"/>
            <table:table-cell office:value-type="float" office:value="38"/>
            <table:table-cell office:value-type="float" office:value="5291"/>
            <table:table-cell office:value-type="float" office:value="-53"/>
            <table:table-cell office:value-type="float" office:value="-3509"/>
            <table:table-cell office:value-type="float" office:value="1782"/>
          </table:table-row>
          <table:table-row>
            <table:table-cell office:value-type="float" office:value="42524"/>
            <table:table-cell office:value-type="float" office:value="52"/>
            <table:table-cell office:value-type="float" office:value="5343"/>
            <table:table-cell office:value-type="float" office:value="-41"/>
            <table:table-cell office:value-type="float" office:value="-3550"/>
            <table:table-cell office:value-type="float" office:value="1793"/>
          </table:table-row>
          <table:table-row>
            <table:table-cell office:value-type="float" office:value="42525"/>
            <table:table-cell office:value-type="float" office:value="82"/>
            <table:table-cell office:value-type="float" office:value="5425"/>
            <table:table-cell office:value-type="float" office:value="-37"/>
            <table:table-cell office:value-type="float" office:value="-3587"/>
            <table:table-cell office:value-type="float" office:value="1838"/>
          </table:table-row>
          <table:table-row>
            <table:table-cell office:value-type="float" office:value="42526"/>
            <table:table-cell office:value-type="float" office:value="126"/>
            <table:table-cell office:value-type="float" office:value="5551"/>
            <table:table-cell office:value-type="float" office:value="-32"/>
            <table:table-cell office:value-type="float" office:value="-3619"/>
            <table:table-cell office:value-type="float" office:value="1932"/>
          </table:table-row>
          <table:table-row>
            <table:table-cell office:value-type="float" office:value="42527"/>
            <table:table-cell office:value-type="float" office:value="133"/>
            <table:table-cell office:value-type="float" office:value="5684"/>
            <table:table-cell office:value-type="float" office:value="-44"/>
            <table:table-cell office:value-type="float" office:value="-3663"/>
            <table:table-cell office:value-type="float" office:value="2021"/>
          </table:table-row>
          <table:table-row>
            <table:table-cell office:value-type="float" office:value="42528"/>
            <table:table-cell office:value-type="float" office:value="42"/>
            <table:table-cell office:value-type="float" office:value="5726"/>
            <table:table-cell office:value-type="float" office:value="-50"/>
            <table:table-cell office:value-type="float" office:value="-3713"/>
            <table:table-cell office:value-type="float" office:value="2013"/>
          </table:table-row>
          <table:table-row>
            <table:table-cell office:value-type="float" office:value="42529"/>
            <table:table-cell office:value-type="float" office:value="49"/>
            <table:table-cell office:value-type="float" office:value="5775"/>
            <table:table-cell office:value-type="float" office:value="-52"/>
            <table:table-cell office:value-type="float" office:value="-3765"/>
            <table:table-cell office:value-type="float" office:value="2010"/>
          </table:table-row>
          <table:table-row>
            <table:table-cell office:value-type="float" office:value="42530"/>
            <table:table-cell office:value-type="float" office:value="124"/>
            <table:table-cell office:value-type="float" office:value="5899"/>
            <table:table-cell office:value-type="float" office:value="-53"/>
            <table:table-cell office:value-type="float" office:value="-3818"/>
            <table:table-cell office:value-type="float" office:value="2081"/>
          </table:table-row>
          <table:table-row>
            <table:table-cell office:value-type="float" office:value="42531"/>
            <table:table-cell office:value-type="float" office:value="20"/>
            <table:table-cell office:value-type="float" office:value="5919"/>
            <table:table-cell office:value-type="float" office:value="-49"/>
            <table:table-cell office:value-type="float" office:value="-3867"/>
            <table:table-cell office:value-type="float" office:value="2052"/>
          </table:table-row>
          <table:table-row>
            <table:table-cell office:value-type="float" office:value="42532"/>
            <table:table-cell office:value-type="float" office:value="82"/>
            <table:table-cell office:value-type="float" office:value="6001"/>
            <table:table-cell office:value-type="float" office:value="-38"/>
            <table:table-cell office:value-type="float" office:value="-3905"/>
            <table:table-cell office:value-type="float" office:value="2096"/>
          </table:table-row>
          <table:table-row>
            <table:table-cell office:value-type="float" office:value="42533"/>
            <table:table-cell office:value-type="float" office:value="90"/>
            <table:table-cell office:value-type="float" office:value="6091"/>
            <table:table-cell office:value-type="float" office:value="-26"/>
            <table:table-cell office:value-type="float" office:value="-3931"/>
            <table:table-cell office:value-type="float" office:value="2160"/>
          </table:table-row>
          <table:table-row>
            <table:table-cell office:value-type="float" office:value="42534"/>
            <table:table-cell office:value-type="float" office:value="28"/>
            <table:table-cell office:value-type="float" office:value="6119"/>
            <table:table-cell office:value-type="float" office:value="-42"/>
            <table:table-cell office:value-type="float" office:value="-3973"/>
            <table:table-cell office:value-type="float" office:value="2146"/>
          </table:table-row>
          <table:table-row>
            <table:table-cell office:value-type="float" office:value="42535"/>
            <table:table-cell office:value-type="float" office:value="104"/>
            <table:table-cell office:value-type="float" office:value="6223"/>
            <table:table-cell office:value-type="float" office:value="-50"/>
            <table:table-cell office:value-type="float" office:value="-4023"/>
            <table:table-cell office:value-type="float" office:value="2200"/>
          </table:table-row>
          <table:table-row>
            <table:table-cell office:value-type="float" office:value="42536"/>
            <table:table-cell office:value-type="float" office:value="38"/>
            <table:table-cell office:value-type="float" office:value="6261"/>
            <table:table-cell office:value-type="float" office:value="-55"/>
            <table:table-cell office:value-type="float" office:value="-4078"/>
            <table:table-cell office:value-type="float" office:value="2183"/>
          </table:table-row>
          <table:table-row>
            <table:table-cell office:value-type="float" office:value="42537"/>
            <table:table-cell office:value-type="float" office:value="90"/>
            <table:table-cell office:value-type="float" office:value="6351"/>
            <table:table-cell office:value-type="float" office:value="-49"/>
            <table:table-cell office:value-type="float" office:value="-4127"/>
            <table:table-cell office:value-type="float" office:value="2224"/>
          </table:table-row>
          <table:table-row>
            <table:table-cell office:value-type="float" office:value="42538"/>
            <table:table-cell office:value-type="float" office:value="0"/>
            <table:table-cell office:value-type="float" office:value="6351"/>
            <table:table-cell office:value-type="float" office:value="-50"/>
            <table:table-cell office:value-type="float" office:value="-4177"/>
            <table:table-cell office:value-type="float" office:value="2174"/>
          </table:table-row>
          <table:table-row>
            <table:table-cell office:value-type="float" office:value="42539"/>
            <table:table-cell office:value-type="float" office:value="8"/>
            <table:table-cell office:value-type="float" office:value="6359"/>
            <table:table-cell office:value-type="float" office:value="-24"/>
            <table:table-cell office:value-type="float" office:value="-4201"/>
            <table:table-cell office:value-type="float" office:value="2158"/>
          </table:table-row>
          <table:table-row>
            <table:table-cell office:value-type="float" office:value="42540"/>
            <table:table-cell office:value-type="float" office:value="32"/>
            <table:table-cell office:value-type="float" office:value="6391"/>
            <table:table-cell office:value-type="float" office:value="-23"/>
            <table:table-cell office:value-type="float" office:value="-4224"/>
            <table:table-cell office:value-type="float" office:value="2167"/>
          </table:table-row>
          <table:table-row>
            <table:table-cell office:value-type="float" office:value="42541"/>
            <table:table-cell office:value-type="float" office:value="108"/>
            <table:table-cell office:value-type="float" office:value="6499"/>
            <table:table-cell office:value-type="float" office:value="-52"/>
            <table:table-cell office:value-type="float" office:value="-4276"/>
            <table:table-cell office:value-type="float" office:value="2223"/>
          </table:table-row>
          <table:table-row>
            <table:table-cell office:value-type="float" office:value="42542"/>
            <table:table-cell office:value-type="float" office:value="88"/>
            <table:table-cell office:value-type="float" office:value="6587"/>
            <table:table-cell office:value-type="float" office:value="-52"/>
            <table:table-cell office:value-type="float" office:value="-4328"/>
            <table:table-cell office:value-type="float" office:value="2259"/>
          </table:table-row>
          <table:table-row>
            <table:table-cell office:value-type="float" office:value="42543"/>
            <table:table-cell office:value-type="float" office:value="24"/>
            <table:table-cell office:value-type="float" office:value="6611"/>
            <table:table-cell office:value-type="float" office:value="-61"/>
            <table:table-cell office:value-type="float" office:value="-4389"/>
            <table:table-cell office:value-type="float" office:value="2222"/>
          </table:table-row>
          <table:table-row>
            <table:table-cell office:value-type="float" office:value="42544"/>
            <table:table-cell office:value-type="float" office:value="32"/>
            <table:table-cell office:value-type="float" office:value="6643"/>
            <table:table-cell office:value-type="float" office:value="-53"/>
            <table:table-cell office:value-type="float" office:value="-4442"/>
            <table:table-cell office:value-type="float" office:value="2201"/>
          </table:table-row>
          <table:table-row>
            <table:table-cell office:value-type="float" office:value="42545"/>
            <table:table-cell office:value-type="float" office:value="25"/>
            <table:table-cell office:value-type="float" office:value="6668"/>
            <table:table-cell office:value-type="float" office:value="-47"/>
            <table:table-cell office:value-type="float" office:value="-4489"/>
            <table:table-cell office:value-type="float" office:value="2179"/>
          </table:table-row>
          <table:table-row>
            <table:table-cell office:value-type="float" office:value="42546"/>
            <table:table-cell office:value-type="float" office:value="16"/>
            <table:table-cell office:value-type="float" office:value="6684"/>
            <table:table-cell office:value-type="float" office:value="-27"/>
            <table:table-cell office:value-type="float" office:value="-4516"/>
            <table:table-cell office:value-type="float" office:value="2168"/>
          </table:table-row>
          <table:table-row>
            <table:table-cell office:value-type="float" office:value="42547"/>
            <table:table-cell office:value-type="float" office:value="14"/>
            <table:table-cell office:value-type="float" office:value="6698"/>
            <table:table-cell office:value-type="float" office:value="-27"/>
            <table:table-cell office:value-type="float" office:value="-4543"/>
            <table:table-cell office:value-type="float" office:value="2155"/>
          </table:table-row>
          <table:table-row>
            <table:table-cell office:value-type="float" office:value="42548"/>
            <table:table-cell office:value-type="float" office:value="60"/>
            <table:table-cell office:value-type="float" office:value="6758"/>
            <table:table-cell office:value-type="float" office:value="-55"/>
            <table:table-cell office:value-type="float" office:value="-4598"/>
            <table:table-cell office:value-type="float" office:value="2160"/>
          </table:table-row>
          <table:table-row>
            <table:table-cell office:value-type="float" office:value="42549"/>
            <table:table-cell office:value-type="float" office:value="46"/>
            <table:table-cell office:value-type="float" office:value="6804"/>
            <table:table-cell office:value-type="float" office:value="-46"/>
            <table:table-cell office:value-type="float" office:value="-4644"/>
            <table:table-cell office:value-type="float" office:value="2160"/>
          </table:table-row>
          <table:table-row>
            <table:table-cell office:value-type="float" office:value="42550"/>
            <table:table-cell office:value-type="float" office:value="109"/>
            <table:table-cell office:value-type="float" office:value="6913"/>
            <table:table-cell office:value-type="float" office:value="-53"/>
            <table:table-cell office:value-type="float" office:value="-4697"/>
            <table:table-cell office:value-type="float" office:value="2216"/>
          </table:table-row>
          <table:table-row>
            <table:table-cell office:value-type="float" office:value="42551"/>
            <table:table-cell office:value-type="float" office:value="20"/>
            <table:table-cell office:value-type="float" office:value="6933"/>
            <table:table-cell office:value-type="float" office:value="-57"/>
            <table:table-cell office:value-type="float" office:value="-4754"/>
            <table:table-cell office:value-type="float" office:value="2179"/>
          </table:table-row>
          <table:table-row>
            <table:table-cell office:value-type="float" office:value="42552"/>
            <table:table-cell office:value-type="float" office:value="73"/>
            <table:table-cell office:value-type="float" office:value="7006"/>
            <table:table-cell office:value-type="float" office:value="-49"/>
            <table:table-cell office:value-type="float" office:value="-4803"/>
            <table:table-cell office:value-type="float" office:value="2203"/>
          </table:table-row>
          <table:table-row>
            <table:table-cell office:value-type="float" office:value="42553"/>
            <table:table-cell office:value-type="float" office:value="4"/>
            <table:table-cell office:value-type="float" office:value="7010"/>
            <table:table-cell office:value-type="float" office:value="-22"/>
            <table:table-cell office:value-type="float" office:value="-4825"/>
            <table:table-cell office:value-type="float" office:value="2185"/>
          </table:table-row>
          <table:table-row>
            <table:table-cell office:value-type="float" office:value="42554"/>
            <table:table-cell office:value-type="float" office:value="0"/>
            <table:table-cell office:value-type="float" office:value="7010"/>
            <table:table-cell office:value-type="float" office:value="-29"/>
            <table:table-cell office:value-type="float" office:value="-4854"/>
            <table:table-cell office:value-type="float" office:value="2156"/>
          </table:table-row>
          <table:table-row>
            <table:table-cell office:value-type="float" office:value="42555"/>
            <table:table-cell office:value-type="float" office:value="36"/>
            <table:table-cell office:value-type="float" office:value="7046"/>
            <table:table-cell office:value-type="float" office:value="-43"/>
            <table:table-cell office:value-type="float" office:value="-4897"/>
            <table:table-cell office:value-type="float" office:value="2149"/>
          </table:table-row>
          <table:table-row>
            <table:table-cell office:value-type="float" office:value="42556"/>
            <table:table-cell office:value-type="float" office:value="52"/>
            <table:table-cell office:value-type="float" office:value="7098"/>
            <table:table-cell office:value-type="float" office:value="-46"/>
            <table:table-cell office:value-type="float" office:value="-4943"/>
            <table:table-cell office:value-type="float" office:value="2155"/>
          </table:table-row>
          <table:table-row>
            <table:table-cell office:value-type="float" office:value="42557"/>
            <table:table-cell office:value-type="float" office:value="70"/>
            <table:table-cell office:value-type="float" office:value="7168"/>
            <table:table-cell office:value-type="float" office:value="-57"/>
            <table:table-cell office:value-type="float" office:value="-5000"/>
            <table:table-cell office:value-type="float" office:value="2168"/>
          </table:table-row>
          <table:table-row>
            <table:table-cell office:value-type="float" office:value="42558"/>
            <table:table-cell office:value-type="float" office:value="81"/>
            <table:table-cell office:value-type="float" office:value="7249"/>
            <table:table-cell office:value-type="float" office:value="-55"/>
            <table:table-cell office:value-type="float" office:value="-5055"/>
            <table:table-cell office:value-type="float" office:value="2194"/>
          </table:table-row>
          <table:table-row>
            <table:table-cell office:value-type="float" office:value="42559"/>
            <table:table-cell office:value-type="float" office:value="19"/>
            <table:table-cell office:value-type="float" office:value="7268"/>
            <table:table-cell office:value-type="float" office:value="-39"/>
            <table:table-cell office:value-type="float" office:value="-5094"/>
            <table:table-cell office:value-type="float" office:value="2174"/>
          </table:table-row>
          <table:table-row>
            <table:table-cell office:value-type="float" office:value="42560"/>
            <table:table-cell office:value-type="float" office:value="16"/>
            <table:table-cell office:value-type="float" office:value="7284"/>
            <table:table-cell office:value-type="float" office:value="-28"/>
            <table:table-cell office:value-type="float" office:value="-5122"/>
            <table:table-cell office:value-type="float" office:value="2162"/>
          </table:table-row>
          <table:table-row>
            <table:table-cell office:value-type="float" office:value="42561"/>
            <table:table-cell office:value-type="float" office:value="76"/>
            <table:table-cell office:value-type="float" office:value="7360"/>
            <table:table-cell office:value-type="float" office:value="-28"/>
            <table:table-cell office:value-type="float" office:value="-5150"/>
            <table:table-cell office:value-type="float" office:value="2210"/>
          </table:table-row>
          <table:table-row>
            <table:table-cell office:value-type="float" office:value="42562"/>
            <table:table-cell office:value-type="float" office:value="65"/>
            <table:table-cell office:value-type="float" office:value="7425"/>
            <table:table-cell office:value-type="float" office:value="-53"/>
            <table:table-cell office:value-type="float" office:value="-5203"/>
            <table:table-cell office:value-type="float" office:value="2222"/>
          </table:table-row>
          <table:table-row>
            <table:table-cell office:value-type="float" office:value="42563"/>
            <table:table-cell office:value-type="float" office:value="23"/>
            <table:table-cell office:value-type="float" office:value="7448"/>
            <table:table-cell office:value-type="float" office:value="-47"/>
            <table:table-cell office:value-type="float" office:value="-5250"/>
            <table:table-cell office:value-type="float" office:value="2198"/>
          </table:table-row>
          <table:table-row>
            <table:table-cell office:value-type="float" office:value="42564"/>
            <table:table-cell office:value-type="float" office:value="35"/>
            <table:table-cell office:value-type="float" office:value="7483"/>
            <table:table-cell office:value-type="float" office:value="-44"/>
            <table:table-cell office:value-type="float" office:value="-5294"/>
            <table:table-cell office:value-type="float" office:value="2189"/>
          </table:table-row>
          <table:table-row>
            <table:table-cell office:value-type="float" office:value="42565"/>
            <table:table-cell office:value-type="float" office:value="18"/>
            <table:table-cell office:value-type="float" office:value="7501"/>
            <table:table-cell office:value-type="float" office:value="-65"/>
            <table:table-cell office:value-type="float" office:value="-5359"/>
            <table:table-cell office:value-type="float" office:value="2142"/>
          </table:table-row>
          <table:table-row>
            <table:table-cell office:value-type="float" office:value="42566"/>
            <table:table-cell office:value-type="float" office:value="16"/>
            <table:table-cell office:value-type="float" office:value="7517"/>
            <table:table-cell office:value-type="float" office:value="-37"/>
            <table:table-cell office:value-type="float" office:value="-5396"/>
            <table:table-cell office:value-type="float" office:value="2121"/>
          </table:table-row>
          <table:table-row>
            <table:table-cell office:value-type="float" office:value="42567"/>
            <table:table-cell office:value-type="float" office:value="20"/>
            <table:table-cell office:value-type="float" office:value="7537"/>
            <table:table-cell office:value-type="float" office:value="-30"/>
            <table:table-cell office:value-type="float" office:value="-5426"/>
            <table:table-cell office:value-type="float" office:value="2111"/>
          </table:table-row>
          <table:table-row>
            <table:table-cell office:value-type="float" office:value="42568"/>
            <table:table-cell office:value-type="float" office:value="20"/>
            <table:table-cell office:value-type="float" office:value="7557"/>
            <table:table-cell office:value-type="float" office:value="-26"/>
            <table:table-cell office:value-type="float" office:value="-5452"/>
            <table:table-cell office:value-type="float" office:value="2105"/>
          </table:table-row>
          <table:table-row>
            <table:table-cell office:value-type="float" office:value="42569"/>
            <table:table-cell office:value-type="float" office:value="28"/>
            <table:table-cell office:value-type="float" office:value="7585"/>
            <table:table-cell office:value-type="float" office:value="-49"/>
            <table:table-cell office:value-type="float" office:value="-5501"/>
            <table:table-cell office:value-type="float" office:value="2084"/>
          </table:table-row>
          <table:table-row>
            <table:table-cell office:value-type="float" office:value="42570"/>
            <table:table-cell office:value-type="float" office:value="42"/>
            <table:table-cell office:value-type="float" office:value="7627"/>
            <table:table-cell office:value-type="float" office:value="-53"/>
            <table:table-cell office:value-type="float" office:value="-5554"/>
            <table:table-cell office:value-type="float" office:value="2073"/>
          </table:table-row>
          <table:table-row>
            <table:table-cell office:value-type="float" office:value="42571"/>
            <table:table-cell office:value-type="float" office:value="199"/>
            <table:table-cell office:value-type="float" office:value="7826"/>
            <table:table-cell office:value-type="float" office:value="-56"/>
            <table:table-cell office:value-type="float" office:value="-5610"/>
            <table:table-cell office:value-type="float" office:value="2216"/>
          </table:table-row>
          <table:table-row>
            <table:table-cell office:value-type="float" office:value="42572"/>
            <table:table-cell office:value-type="float" office:value="18"/>
            <table:table-cell office:value-type="float" office:value="7844"/>
            <table:table-cell office:value-type="float" office:value="-61"/>
            <table:table-cell office:value-type="float" office:value="-5671"/>
            <table:table-cell office:value-type="float" office:value="2173"/>
          </table:table-row>
          <table:table-row>
            <table:table-cell office:value-type="float" office:value="42573"/>
            <table:table-cell office:value-type="float" office:value="20"/>
            <table:table-cell office:value-type="float" office:value="7864"/>
            <table:table-cell office:value-type="float" office:value="-40"/>
            <table:table-cell office:value-type="float" office:value="-5711"/>
            <table:table-cell office:value-type="float" office:value="2153"/>
          </table:table-row>
          <table:table-row>
            <table:table-cell office:value-type="float" office:value="42574"/>
            <table:table-cell office:value-type="float" office:value="32"/>
            <table:table-cell office:value-type="float" office:value="7896"/>
            <table:table-cell office:value-type="float" office:value="-25"/>
            <table:table-cell office:value-type="float" office:value="-5736"/>
            <table:table-cell office:value-type="float" office:value="2160"/>
          </table:table-row>
          <table:table-row>
            <table:table-cell office:value-type="float" office:value="42575"/>
            <table:table-cell office:value-type="float" office:value="49"/>
            <table:table-cell office:value-type="float" office:value="7945"/>
            <table:table-cell office:value-type="float" office:value="-25"/>
            <table:table-cell office:value-type="float" office:value="-5761"/>
            <table:table-cell office:value-type="float" office:value="2184"/>
          </table:table-row>
          <table:table-row>
            <table:table-cell office:value-type="float" office:value="42576"/>
            <table:table-cell office:value-type="float" office:value="56"/>
            <table:table-cell office:value-type="float" office:value="8001"/>
            <table:table-cell office:value-type="float" office:value="-50"/>
            <table:table-cell office:value-type="float" office:value="-5811"/>
            <table:table-cell office:value-type="float" office:value="2190"/>
          </table:table-row>
          <table:table-row>
            <table:table-cell office:value-type="float" office:value="42577"/>
            <table:table-cell office:value-type="float" office:value="133"/>
            <table:table-cell office:value-type="float" office:value="8134"/>
            <table:table-cell office:value-type="float" office:value="-51"/>
            <table:table-cell office:value-type="float" office:value="-5862"/>
            <table:table-cell office:value-type="float" office:value="2272"/>
          </table:table-row>
          <table:table-row>
            <table:table-cell office:value-type="float" office:value="42578"/>
            <table:table-cell office:value-type="float" office:value="36"/>
            <table:table-cell office:value-type="float" office:value="8170"/>
            <table:table-cell office:value-type="float" office:value="-49"/>
            <table:table-cell office:value-type="float" office:value="-5911"/>
            <table:table-cell office:value-type="float" office:value="2259"/>
          </table:table-row>
          <table:table-row>
            <table:table-cell office:value-type="float" office:value="42579"/>
            <table:table-cell office:value-type="float" office:value="48"/>
            <table:table-cell office:value-type="float" office:value="8218"/>
            <table:table-cell office:value-type="float" office:value="-59"/>
            <table:table-cell office:value-type="float" office:value="-5970"/>
            <table:table-cell office:value-type="float" office:value="2248"/>
          </table:table-row>
          <table:table-row>
            <table:table-cell office:value-type="float" office:value="42580"/>
            <table:table-cell office:value-type="float" office:value="31"/>
            <table:table-cell office:value-type="float" office:value="8249"/>
            <table:table-cell office:value-type="float" office:value="-36"/>
            <table:table-cell office:value-type="float" office:value="-6006"/>
            <table:table-cell office:value-type="float" office:value="2243"/>
          </table:table-row>
          <table:table-row>
            <table:table-cell office:value-type="float" office:value="42581"/>
            <table:table-cell office:value-type="float" office:value="41"/>
            <table:table-cell office:value-type="float" office:value="8290"/>
            <table:table-cell office:value-type="float" office:value="-31"/>
            <table:table-cell office:value-type="float" office:value="-6037"/>
            <table:table-cell office:value-type="float" office:value="2253"/>
          </table:table-row>
          <table:table-row>
            <table:table-cell office:value-type="float" office:value="42582"/>
            <table:table-cell office:value-type="float" office:value="37"/>
            <table:table-cell office:value-type="float" office:value="8327"/>
            <table:table-cell office:value-type="float" office:value="-29"/>
            <table:table-cell office:value-type="float" office:value="-6066"/>
            <table:table-cell office:value-type="float" office:value="2261"/>
          </table:table-row>
          <table:table-row>
            <table:table-cell office:value-type="float" office:value="42583"/>
            <table:table-cell office:value-type="float" office:value="66"/>
            <table:table-cell office:value-type="float" office:value="8393"/>
            <table:table-cell office:value-type="float" office:value="-50"/>
            <table:table-cell office:value-type="float" office:value="-6116"/>
            <table:table-cell office:value-type="float" office:value="2277"/>
          </table:table-row>
          <table:table-row>
            <table:table-cell office:value-type="float" office:value="42584"/>
            <table:table-cell office:value-type="float" office:value="52"/>
            <table:table-cell office:value-type="float" office:value="8445"/>
            <table:table-cell office:value-type="float" office:value="-52"/>
            <table:table-cell office:value-type="float" office:value="-6168"/>
            <table:table-cell office:value-type="float" office:value="2277"/>
          </table:table-row>
          <table:table-row>
            <table:table-cell office:value-type="float" office:value="42585"/>
            <table:table-cell office:value-type="float" office:value="14"/>
            <table:table-cell office:value-type="float" office:value="8459"/>
            <table:table-cell office:value-type="float" office:value="-57"/>
            <table:table-cell office:value-type="float" office:value="-6225"/>
            <table:table-cell office:value-type="float" office:value="2234"/>
          </table:table-row>
          <table:table-row>
            <table:table-cell office:value-type="float" office:value="42586"/>
            <table:table-cell office:value-type="float" office:value="97"/>
            <table:table-cell office:value-type="float" office:value="8556"/>
            <table:table-cell office:value-type="float" office:value="-46"/>
            <table:table-cell office:value-type="float" office:value="-6271"/>
            <table:table-cell office:value-type="float" office:value="2285"/>
          </table:table-row>
          <table:table-row>
            <table:table-cell office:value-type="float" office:value="42587"/>
            <table:table-cell office:value-type="float" office:value="56"/>
            <table:table-cell office:value-type="float" office:value="8612"/>
            <table:table-cell office:value-type="float" office:value="-35"/>
            <table:table-cell office:value-type="float" office:value="-6306"/>
            <table:table-cell office:value-type="float" office:value="2306"/>
          </table:table-row>
          <table:table-row>
            <table:table-cell office:value-type="float" office:value="42588"/>
            <table:table-cell office:value-type="float" office:value="81"/>
            <table:table-cell office:value-type="float" office:value="8693"/>
            <table:table-cell office:value-type="float" office:value="-29"/>
            <table:table-cell office:value-type="float" office:value="-6335"/>
            <table:table-cell office:value-type="float" office:value="2358"/>
          </table:table-row>
          <table:table-row>
            <table:table-cell office:value-type="float" office:value="42589"/>
            <table:table-cell office:value-type="float" office:value="16"/>
            <table:table-cell office:value-type="float" office:value="8709"/>
            <table:table-cell office:value-type="float" office:value="-24"/>
            <table:table-cell office:value-type="float" office:value="-6359"/>
            <table:table-cell office:value-type="float" office:value="2350"/>
          </table:table-row>
          <table:table-row>
            <table:table-cell office:value-type="float" office:value="42590"/>
            <table:table-cell office:value-type="float" office:value="64"/>
            <table:table-cell office:value-type="float" office:value="8773"/>
            <table:table-cell office:value-type="float" office:value="-53"/>
            <table:table-cell office:value-type="float" office:value="-6412"/>
            <table:table-cell office:value-type="float" office:value="2361"/>
          </table:table-row>
          <table:table-row>
            <table:table-cell office:value-type="float" office:value="42591"/>
            <table:table-cell office:value-type="float" office:value="106"/>
            <table:table-cell office:value-type="float" office:value="8879"/>
            <table:table-cell office:value-type="float" office:value="-43"/>
            <table:table-cell office:value-type="float" office:value="-6455"/>
            <table:table-cell office:value-type="float" office:value="2424"/>
          </table:table-row>
          <table:table-row>
            <table:table-cell office:value-type="float" office:value="42592"/>
            <table:table-cell office:value-type="float" office:value="57"/>
            <table:table-cell office:value-type="float" office:value="8936"/>
            <table:table-cell office:value-type="float" office:value="-57"/>
            <table:table-cell office:value-type="float" office:value="-6512"/>
            <table:table-cell office:value-type="float" office:value="2424"/>
          </table:table-row>
          <table:table-row>
            <table:table-cell office:value-type="float" office:value="42593"/>
            <table:table-cell office:value-type="float" office:value="100"/>
            <table:table-cell office:value-type="float" office:value="9036"/>
            <table:table-cell office:value-type="float" office:value="-50"/>
            <table:table-cell office:value-type="float" office:value="-6562"/>
            <table:table-cell office:value-type="float" office:value="2474"/>
          </table:table-row>
          <table:table-row>
            <table:table-cell office:value-type="float" office:value="42594"/>
            <table:table-cell office:value-type="float" office:value="14"/>
            <table:table-cell office:value-type="float" office:value="9050"/>
            <table:table-cell office:value-type="float" office:value="-39"/>
            <table:table-cell office:value-type="float" office:value="-6601"/>
            <table:table-cell office:value-type="float" office:value="2449"/>
          </table:table-row>
          <table:table-row>
            <table:table-cell office:value-type="float" office:value="42595"/>
            <table:table-cell office:value-type="float" office:value="51"/>
            <table:table-cell office:value-type="float" office:value="9101"/>
            <table:table-cell office:value-type="float" office:value="-25"/>
            <table:table-cell office:value-type="float" office:value="-6626"/>
            <table:table-cell office:value-type="float" office:value="2475"/>
          </table:table-row>
          <table:table-row>
            <table:table-cell office:value-type="float" office:value="42596"/>
            <table:table-cell office:value-type="float" office:value="47"/>
            <table:table-cell office:value-type="float" office:value="9148"/>
            <table:table-cell office:value-type="float" office:value="-25"/>
            <table:table-cell office:value-type="float" office:value="-6651"/>
            <table:table-cell office:value-type="float" office:value="2497"/>
          </table:table-row>
          <table:table-row>
            <table:table-cell office:value-type="float" office:value="42597"/>
            <table:table-cell office:value-type="float" office:value="74"/>
            <table:table-cell office:value-type="float" office:value="9222"/>
            <table:table-cell office:value-type="float" office:value="-55"/>
            <table:table-cell office:value-type="float" office:value="-6706"/>
            <table:table-cell office:value-type="float" office:value="2516"/>
          </table:table-row>
          <table:table-row>
            <table:table-cell office:value-type="float" office:value="42598"/>
            <table:table-cell office:value-type="float" office:value="47"/>
            <table:table-cell office:value-type="float" office:value="9269"/>
            <table:table-cell office:value-type="float" office:value="-56"/>
            <table:table-cell office:value-type="float" office:value="-6762"/>
            <table:table-cell office:value-type="float" office:value="2507"/>
          </table:table-row>
          <table:table-row>
            <table:table-cell office:value-type="float" office:value="42599"/>
            <table:table-cell office:value-type="float" office:value="42"/>
            <table:table-cell office:value-type="float" office:value="9311"/>
            <table:table-cell office:value-type="float" office:value="-66"/>
            <table:table-cell office:value-type="float" office:value="-6828"/>
            <table:table-cell office:value-type="float" office:value="2483"/>
          </table:table-row>
          <table:table-row>
            <table:table-cell office:value-type="float" office:value="42600"/>
            <table:table-cell office:value-type="float" office:value="50"/>
            <table:table-cell office:value-type="float" office:value="9361"/>
            <table:table-cell office:value-type="float" office:value="-69"/>
            <table:table-cell office:value-type="float" office:value="-6897"/>
            <table:table-cell office:value-type="float" office:value="2464"/>
          </table:table-row>
          <table:table-row>
            <table:table-cell office:value-type="float" office:value="42601"/>
            <table:table-cell office:value-type="float" office:value="20"/>
            <table:table-cell office:value-type="float" office:value="9381"/>
            <table:table-cell office:value-type="float" office:value="-36"/>
            <table:table-cell office:value-type="float" office:value="-6933"/>
            <table:table-cell office:value-type="float" office:value="2448"/>
          </table:table-row>
          <table:table-row>
            <table:table-cell office:value-type="float" office:value="42602"/>
            <table:table-cell office:value-type="float" office:value="78"/>
            <table:table-cell office:value-type="float" office:value="9459"/>
            <table:table-cell office:value-type="float" office:value="-38"/>
            <table:table-cell office:value-type="float" office:value="-6971"/>
            <table:table-cell office:value-type="float" office:value="2488"/>
          </table:table-row>
          <table:table-row>
            <table:table-cell office:value-type="float" office:value="42603"/>
            <table:table-cell office:value-type="float" office:value="46"/>
            <table:table-cell office:value-type="float" office:value="9505"/>
            <table:table-cell office:value-type="float" office:value="-27"/>
            <table:table-cell office:value-type="float" office:value="-6998"/>
            <table:table-cell office:value-type="float" office:value="2507"/>
          </table:table-row>
          <table:table-row>
            <table:table-cell office:value-type="float" office:value="42604"/>
            <table:table-cell office:value-type="float" office:value="33"/>
            <table:table-cell office:value-type="float" office:value="9538"/>
            <table:table-cell office:value-type="float" office:value="-46"/>
            <table:table-cell office:value-type="float" office:value="-7044"/>
            <table:table-cell office:value-type="float" office:value="2494"/>
          </table:table-row>
          <table:table-row>
            <table:table-cell office:value-type="float" office:value="42605"/>
            <table:table-cell office:value-type="float" office:value="18"/>
            <table:table-cell office:value-type="float" office:value="9556"/>
            <table:table-cell office:value-type="float" office:value="-67"/>
            <table:table-cell office:value-type="float" office:value="-7111"/>
            <table:table-cell office:value-type="float" office:value="2445"/>
          </table:table-row>
          <table:table-row>
            <table:table-cell office:value-type="float" office:value="42606"/>
            <table:table-cell office:value-type="float" office:value="48"/>
            <table:table-cell office:value-type="float" office:value="9604"/>
            <table:table-cell office:value-type="float" office:value="-55"/>
            <table:table-cell office:value-type="float" office:value="-7166"/>
            <table:table-cell office:value-type="float" office:value="2438"/>
          </table:table-row>
          <table:table-row>
            <table:table-cell office:value-type="float" office:value="42607"/>
            <table:table-cell office:value-type="float" office:value="27"/>
            <table:table-cell office:value-type="float" office:value="9631"/>
            <table:table-cell office:value-type="float" office:value="-71"/>
            <table:table-cell office:value-type="float" office:value="-7237"/>
            <table:table-cell office:value-type="float" office:value="2394"/>
          </table:table-row>
          <table:table-row>
            <table:table-cell office:value-type="float" office:value="42608"/>
            <table:table-cell office:value-type="float" office:value="42"/>
            <table:table-cell office:value-type="float" office:value="9673"/>
            <table:table-cell office:value-type="float" office:value="-44"/>
            <table:table-cell office:value-type="float" office:value="-7281"/>
            <table:table-cell office:value-type="float" office:value="2392"/>
          </table:table-row>
          <table:table-row>
            <table:table-cell office:value-type="float" office:value="42609"/>
            <table:table-cell office:value-type="float" office:value="0"/>
            <table:table-cell office:value-type="float" office:value="9673"/>
            <table:table-cell office:value-type="float" office:value="-29"/>
            <table:table-cell office:value-type="float" office:value="-7310"/>
            <table:table-cell office:value-type="float" office:value="2363"/>
          </table:table-row>
          <table:table-row>
            <table:table-cell office:value-type="float" office:value="42610"/>
            <table:table-cell office:value-type="float" office:value="36"/>
            <table:table-cell office:value-type="float" office:value="9709"/>
            <table:table-cell office:value-type="float" office:value="-31"/>
            <table:table-cell office:value-type="float" office:value="-7341"/>
            <table:table-cell office:value-type="float" office:value="2368"/>
          </table:table-row>
          <table:table-row>
            <table:table-cell office:value-type="float" office:value="42611"/>
            <table:table-cell office:value-type="float" office:value="48"/>
            <table:table-cell office:value-type="float" office:value="9757"/>
            <table:table-cell office:value-type="float" office:value="-60"/>
            <table:table-cell office:value-type="float" office:value="-7401"/>
            <table:table-cell office:value-type="float" office:value="2356"/>
          </table:table-row>
          <table:table-row>
            <table:table-cell office:value-type="float" office:value="42612"/>
            <table:table-cell office:value-type="float" office:value="69"/>
            <table:table-cell office:value-type="float" office:value="9826"/>
            <table:table-cell office:value-type="float" office:value="-56"/>
            <table:table-cell office:value-type="float" office:value="-7457"/>
            <table:table-cell office:value-type="float" office:value="2369"/>
          </table:table-row>
          <table:table-row>
            <table:table-cell office:value-type="float" office:value="42613"/>
            <table:table-cell office:value-type="float" office:value="170"/>
            <table:table-cell office:value-type="float" office:value="9996"/>
            <table:table-cell office:value-type="float" office:value="-64"/>
            <table:table-cell office:value-type="float" office:value="-7521"/>
            <table:table-cell office:value-type="float" office:value="2475"/>
          </table:table-row>
          <table:table-row>
            <table:table-cell office:value-type="float" office:value="42614"/>
            <table:table-cell office:value-type="float" office:value="59"/>
            <table:table-cell office:value-type="float" office:value="10055"/>
            <table:table-cell office:value-type="float" office:value="-55"/>
            <table:table-cell office:value-type="float" office:value="-7576"/>
            <table:table-cell office:value-type="float" office:value="2479"/>
          </table:table-row>
          <table:table-row>
            <table:table-cell office:value-type="float" office:value="42615"/>
            <table:table-cell office:value-type="float" office:value="54"/>
            <table:table-cell office:value-type="float" office:value="10109"/>
            <table:table-cell office:value-type="float" office:value="-45"/>
            <table:table-cell office:value-type="float" office:value="-7621"/>
            <table:table-cell office:value-type="float" office:value="2488"/>
          </table:table-row>
          <table:table-row>
            <table:table-cell office:value-type="float" office:value="42616"/>
            <table:table-cell office:value-type="float" office:value="8"/>
            <table:table-cell office:value-type="float" office:value="10117"/>
            <table:table-cell office:value-type="float" office:value="-26"/>
            <table:table-cell office:value-type="float" office:value="-7647"/>
            <table:table-cell office:value-type="float" office:value="2470"/>
          </table:table-row>
          <table:table-row>
            <table:table-cell office:value-type="float" office:value="42617"/>
            <table:table-cell office:value-type="float" office:value="42"/>
            <table:table-cell office:value-type="float" office:value="10159"/>
            <table:table-cell office:value-type="float" office:value="-30"/>
            <table:table-cell office:value-type="float" office:value="-7677"/>
            <table:table-cell office:value-type="float" office:value="2482"/>
          </table:table-row>
          <table:table-row>
            <table:table-cell office:value-type="float" office:value="42618"/>
            <table:table-cell office:value-type="float" office:value="22"/>
            <table:table-cell office:value-type="float" office:value="10181"/>
            <table:table-cell office:value-type="float" office:value="-59"/>
            <table:table-cell office:value-type="float" office:value="-7736"/>
            <table:table-cell office:value-type="float" office:value="2445"/>
          </table:table-row>
          <table:table-row>
            <table:table-cell office:value-type="float" office:value="42619"/>
            <table:table-cell office:value-type="float" office:value="14"/>
            <table:table-cell office:value-type="float" office:value="10195"/>
            <table:table-cell office:value-type="float" office:value="-61"/>
            <table:table-cell office:value-type="float" office:value="-7797"/>
            <table:table-cell office:value-type="float" office:value="2398"/>
          </table:table-row>
          <table:table-row>
            <table:table-cell office:value-type="float" office:value="42620"/>
            <table:table-cell office:value-type="float" office:value="106"/>
            <table:table-cell office:value-type="float" office:value="10301"/>
            <table:table-cell office:value-type="float" office:value="-62"/>
            <table:table-cell office:value-type="float" office:value="-7859"/>
            <table:table-cell office:value-type="float" office:value="2442"/>
          </table:table-row>
          <table:table-row>
            <table:table-cell office:value-type="float" office:value="42621"/>
            <table:table-cell office:value-type="float" office:value="68"/>
            <table:table-cell office:value-type="float" office:value="10369"/>
            <table:table-cell office:value-type="float" office:value="-66"/>
            <table:table-cell office:value-type="float" office:value="-7925"/>
            <table:table-cell office:value-type="float" office:value="2444"/>
          </table:table-row>
          <table:table-row>
            <table:table-cell office:value-type="float" office:value="42622"/>
            <table:table-cell office:value-type="float" office:value="109"/>
            <table:table-cell office:value-type="float" office:value="10478"/>
            <table:table-cell office:value-type="float" office:value="-38"/>
            <table:table-cell office:value-type="float" office:value="-7963"/>
            <table:table-cell office:value-type="float" office:value="2515"/>
          </table:table-row>
          <table:table-row>
            <table:table-cell office:value-type="float" office:value="42623"/>
            <table:table-cell office:value-type="float" office:value="80"/>
            <table:table-cell office:value-type="float" office:value="10558"/>
            <table:table-cell office:value-type="float" office:value="-32"/>
            <table:table-cell office:value-type="float" office:value="-7995"/>
            <table:table-cell office:value-type="float" office:value="2563"/>
          </table:table-row>
          <table:table-row>
            <table:table-cell office:value-type="float" office:value="42624"/>
            <table:table-cell office:value-type="float" office:value="34"/>
            <table:table-cell office:value-type="float" office:value="10592"/>
            <table:table-cell office:value-type="float" office:value="-26"/>
            <table:table-cell office:value-type="float" office:value="-8021"/>
            <table:table-cell office:value-type="float" office:value="2571"/>
          </table:table-row>
          <table:table-row>
            <table:table-cell office:value-type="float" office:value="42625"/>
            <table:table-cell office:value-type="float" office:value="57"/>
            <table:table-cell office:value-type="float" office:value="10649"/>
            <table:table-cell office:value-type="float" office:value="-63"/>
            <table:table-cell office:value-type="float" office:value="-8084"/>
            <table:table-cell office:value-type="float" office:value="2565"/>
          </table:table-row>
          <table:table-row>
            <table:table-cell office:value-type="float" office:value="42626"/>
            <table:table-cell office:value-type="float" office:value="128"/>
            <table:table-cell office:value-type="float" office:value="10777"/>
            <table:table-cell office:value-type="float" office:value="-64"/>
            <table:table-cell office:value-type="float" office:value="-8148"/>
            <table:table-cell office:value-type="float" office:value="2629"/>
          </table:table-row>
          <table:table-row>
            <table:table-cell office:value-type="float" office:value="42627"/>
            <table:table-cell office:value-type="float" office:value="65"/>
            <table:table-cell office:value-type="float" office:value="10842"/>
            <table:table-cell office:value-type="float" office:value="-71"/>
            <table:table-cell office:value-type="float" office:value="-8219"/>
            <table:table-cell office:value-type="float" office:value="2623"/>
          </table:table-row>
          <table:table-row>
            <table:table-cell office:value-type="float" office:value="42628"/>
            <table:table-cell office:value-type="float" office:value="80"/>
            <table:table-cell office:value-type="float" office:value="10922"/>
            <table:table-cell office:value-type="float" office:value="-73"/>
            <table:table-cell office:value-type="float" office:value="-8292"/>
            <table:table-cell office:value-type="float" office:value="2630"/>
          </table:table-row>
          <table:table-row>
            <table:table-cell office:value-type="float" office:value="42629"/>
            <table:table-cell office:value-type="float" office:value="58"/>
            <table:table-cell office:value-type="float" office:value="10980"/>
            <table:table-cell office:value-type="float" office:value="-52"/>
            <table:table-cell office:value-type="float" office:value="-8344"/>
            <table:table-cell office:value-type="float" office:value="2636"/>
          </table:table-row>
          <table:table-row>
            <table:table-cell office:value-type="float" office:value="42630"/>
            <table:table-cell office:value-type="float" office:value="62"/>
            <table:table-cell office:value-type="float" office:value="11042"/>
            <table:table-cell office:value-type="float" office:value="-31"/>
            <table:table-cell office:value-type="float" office:value="-8375"/>
            <table:table-cell office:value-type="float" office:value="2667"/>
          </table:table-row>
          <table:table-row>
            <table:table-cell office:value-type="float" office:value="42631"/>
            <table:table-cell office:value-type="float" office:value="39"/>
            <table:table-cell office:value-type="float" office:value="11081"/>
            <table:table-cell office:value-type="float" office:value="-35"/>
            <table:table-cell office:value-type="float" office:value="-8410"/>
            <table:table-cell office:value-type="float" office:value="2671"/>
          </table:table-row>
          <table:table-row>
            <table:table-cell office:value-type="float" office:value="42632"/>
            <table:table-cell office:value-type="float" office:value="50"/>
            <table:table-cell office:value-type="float" office:value="11131"/>
            <table:table-cell office:value-type="float" office:value="-75"/>
            <table:table-cell office:value-type="float" office:value="-8485"/>
            <table:table-cell office:value-type="float" office:value="2646"/>
          </table:table-row>
          <table:table-row>
            <table:table-cell office:value-type="float" office:value="42633"/>
            <table:table-cell office:value-type="float" office:value="84"/>
            <table:table-cell office:value-type="float" office:value="11215"/>
            <table:table-cell office:value-type="float" office:value="-66"/>
            <table:table-cell office:value-type="float" office:value="-8551"/>
            <table:table-cell office:value-type="float" office:value="2664"/>
          </table:table-row>
          <table:table-row>
            <table:table-cell office:value-type="float" office:value="42634"/>
            <table:table-cell office:value-type="float" office:value="76"/>
            <table:table-cell office:value-type="float" office:value="11291"/>
            <table:table-cell office:value-type="float" office:value="-74"/>
            <table:table-cell office:value-type="float" office:value="-8625"/>
            <table:table-cell office:value-type="float" office:value="2666"/>
          </table:table-row>
          <table:table-row>
            <table:table-cell office:value-type="float" office:value="42635"/>
            <table:table-cell office:value-type="float" office:value="104"/>
            <table:table-cell office:value-type="float" office:value="11395"/>
            <table:table-cell office:value-type="float" office:value="-72"/>
            <table:table-cell office:value-type="float" office:value="-8697"/>
            <table:table-cell office:value-type="float" office:value="2698"/>
          </table:table-row>
          <table:table-row>
            <table:table-cell office:value-type="float" office:value="42636"/>
            <table:table-cell office:value-type="float" office:value="98"/>
            <table:table-cell office:value-type="float" office:value="11493"/>
            <table:table-cell office:value-type="float" office:value="-56"/>
            <table:table-cell office:value-type="float" office:value="-8753"/>
            <table:table-cell office:value-type="float" office:value="2740"/>
          </table:table-row>
          <table:table-row>
            <table:table-cell office:value-type="float" office:value="42637"/>
            <table:table-cell office:value-type="float" office:value="71"/>
            <table:table-cell office:value-type="float" office:value="11564"/>
            <table:table-cell office:value-type="float" office:value="-38"/>
            <table:table-cell office:value-type="float" office:value="-8791"/>
            <table:table-cell office:value-type="float" office:value="2773"/>
          </table:table-row>
          <table:table-row>
            <table:table-cell office:value-type="float" office:value="42638"/>
            <table:table-cell office:value-type="float" office:value="71"/>
            <table:table-cell office:value-type="float" office:value="11635"/>
            <table:table-cell office:value-type="float" office:value="-35"/>
            <table:table-cell office:value-type="float" office:value="-8826"/>
            <table:table-cell office:value-type="float" office:value="2809"/>
          </table:table-row>
          <table:table-row>
            <table:table-cell office:value-type="float" office:value="42639"/>
            <table:table-cell office:value-type="float" office:value="87"/>
            <table:table-cell office:value-type="float" office:value="11722"/>
            <table:table-cell office:value-type="float" office:value="-71"/>
            <table:table-cell office:value-type="float" office:value="-8897"/>
            <table:table-cell office:value-type="float" office:value="2825"/>
          </table:table-row>
          <table:table-row>
            <table:table-cell office:value-type="float" office:value="42640"/>
            <table:table-cell office:value-type="float" office:value="61"/>
            <table:table-cell office:value-type="float" office:value="11783"/>
            <table:table-cell office:value-type="float" office:value="-72"/>
            <table:table-cell office:value-type="float" office:value="-8969"/>
            <table:table-cell office:value-type="float" office:value="2814"/>
          </table:table-row>
          <table:table-row>
            <table:table-cell office:value-type="float" office:value="42641"/>
            <table:table-cell office:value-type="float" office:value="58"/>
            <table:table-cell office:value-type="float" office:value="11841"/>
            <table:table-cell office:value-type="float" office:value="-73"/>
            <table:table-cell office:value-type="float" office:value="-9042"/>
            <table:table-cell office:value-type="float" office:value="2799"/>
          </table:table-row>
          <table:table-row>
            <table:table-cell office:value-type="float" office:value="42642"/>
            <table:table-cell office:value-type="float" office:value="219"/>
            <table:table-cell office:value-type="float" office:value="12060"/>
            <table:table-cell office:value-type="float" office:value="-77"/>
            <table:table-cell office:value-type="float" office:value="-9119"/>
            <table:table-cell office:value-type="float" office:value="2941"/>
          </table:table-row>
          <table:table-row>
            <table:table-cell office:value-type="float" office:value="42643"/>
            <table:table-cell office:value-type="float" office:value="78"/>
            <table:table-cell office:value-type="float" office:value="12138"/>
            <table:table-cell office:value-type="float" office:value="-55"/>
            <table:table-cell office:value-type="float" office:value="-9174"/>
            <table:table-cell office:value-type="float" office:value="2964"/>
          </table:table-row>
          <table:table-row>
            <table:table-cell office:value-type="float" office:value="42644"/>
            <table:table-cell office:value-type="float" office:value="14"/>
            <table:table-cell office:value-type="float" office:value="12152"/>
            <table:table-cell office:value-type="float" office:value="-43"/>
            <table:table-cell office:value-type="float" office:value="-9217"/>
            <table:table-cell office:value-type="float" office:value="2935"/>
          </table:table-row>
          <table:table-row>
            <table:table-cell office:value-type="float" office:value="42645"/>
            <table:table-cell office:value-type="float" office:value="38"/>
            <table:table-cell office:value-type="float" office:value="12190"/>
            <table:table-cell office:value-type="float" office:value="-41"/>
            <table:table-cell office:value-type="float" office:value="-9258"/>
            <table:table-cell office:value-type="float" office:value="2932"/>
          </table:table-row>
          <table:table-row>
            <table:table-cell office:value-type="float" office:value="42646"/>
            <table:table-cell office:value-type="float" office:value="156"/>
            <table:table-cell office:value-type="float" office:value="12346"/>
            <table:table-cell office:value-type="float" office:value="-88"/>
            <table:table-cell office:value-type="float" office:value="-9346"/>
            <table:table-cell office:value-type="float" office:value="3000"/>
          </table:table-row>
          <table:table-row>
            <table:table-cell office:value-type="float" office:value="42647"/>
            <table:table-cell office:value-type="float" office:value="116"/>
            <table:table-cell office:value-type="float" office:value="12462"/>
            <table:table-cell office:value-type="float" office:value="-68"/>
            <table:table-cell office:value-type="float" office:value="-9414"/>
            <table:table-cell office:value-type="float" office:value="3048"/>
          </table:table-row>
          <table:table-row>
            <table:table-cell office:value-type="float" office:value="42648"/>
            <table:table-cell office:value-type="float" office:value="100"/>
            <table:table-cell office:value-type="float" office:value="12562"/>
            <table:table-cell office:value-type="float" office:value="-70"/>
            <table:table-cell office:value-type="float" office:value="-9484"/>
            <table:table-cell office:value-type="float" office:value="3078"/>
          </table:table-row>
          <table:table-row>
            <table:table-cell office:value-type="float" office:value="42649"/>
            <table:table-cell office:value-type="float" office:value="155"/>
            <table:table-cell office:value-type="float" office:value="12717"/>
            <table:table-cell office:value-type="float" office:value="-86"/>
            <table:table-cell office:value-type="float" office:value="-9570"/>
            <table:table-cell office:value-type="float" office:value="3147"/>
          </table:table-row>
          <table:table-row>
            <table:table-cell office:value-type="float" office:value="42650"/>
            <table:table-cell office:value-type="float" office:value="63"/>
            <table:table-cell office:value-type="float" office:value="12780"/>
            <table:table-cell office:value-type="float" office:value="-57"/>
            <table:table-cell office:value-type="float" office:value="-9627"/>
            <table:table-cell office:value-type="float" office:value="3153"/>
          </table:table-row>
          <table:table-row>
            <table:table-cell office:value-type="float" office:value="42651"/>
            <table:table-cell office:value-type="float" office:value="89"/>
            <table:table-cell office:value-type="float" office:value="12869"/>
            <table:table-cell office:value-type="float" office:value="-43"/>
            <table:table-cell office:value-type="float" office:value="-9670"/>
            <table:table-cell office:value-type="float" office:value="3199"/>
          </table:table-row>
          <table:table-row>
            <table:table-cell office:value-type="float" office:value="42652"/>
            <table:table-cell office:value-type="float" office:value="12"/>
            <table:table-cell office:value-type="float" office:value="12881"/>
            <table:table-cell office:value-type="float" office:value="-37"/>
            <table:table-cell office:value-type="float" office:value="-9707"/>
            <table:table-cell office:value-type="float" office:value="3174"/>
          </table:table-row>
          <table:table-row>
            <table:table-cell office:value-type="float" office:value="42653"/>
            <table:table-cell office:value-type="float" office:value="115"/>
            <table:table-cell office:value-type="float" office:value="12996"/>
            <table:table-cell office:value-type="float" office:value="-75"/>
            <table:table-cell office:value-type="float" office:value="-9782"/>
            <table:table-cell office:value-type="float" office:value="3214"/>
          </table:table-row>
          <table:table-row>
            <table:table-cell office:value-type="float" office:value="42654"/>
            <table:table-cell office:value-type="float" office:value="20"/>
            <table:table-cell office:value-type="float" office:value="13016"/>
            <table:table-cell office:value-type="float" office:value="-63"/>
            <table:table-cell office:value-type="float" office:value="-9845"/>
            <table:table-cell office:value-type="float" office:value="3171"/>
          </table:table-row>
          <table:table-row>
            <table:table-cell office:value-type="float" office:value="42655"/>
            <table:table-cell office:value-type="float" office:value="94"/>
            <table:table-cell office:value-type="float" office:value="13110"/>
            <table:table-cell office:value-type="float" office:value="-71"/>
            <table:table-cell office:value-type="float" office:value="-9916"/>
            <table:table-cell office:value-type="float" office:value="3194"/>
          </table:table-row>
          <table:table-row>
            <table:table-cell office:value-type="float" office:value="42656"/>
            <table:table-cell office:value-type="float" office:value="111"/>
            <table:table-cell office:value-type="float" office:value="13221"/>
            <table:table-cell office:value-type="float" office:value="-87"/>
            <table:table-cell office:value-type="float" office:value="-10003"/>
            <table:table-cell office:value-type="float" office:value="3218"/>
          </table:table-row>
          <table:table-row>
            <table:table-cell office:value-type="float" office:value="42657"/>
            <table:table-cell office:value-type="float" office:value="33"/>
            <table:table-cell office:value-type="float" office:value="13254"/>
            <table:table-cell office:value-type="float" office:value="-58"/>
            <table:table-cell office:value-type="float" office:value="-10061"/>
            <table:table-cell office:value-type="float" office:value="3193"/>
          </table:table-row>
          <table:table-row>
            <table:table-cell office:value-type="float" office:value="42658"/>
            <table:table-cell office:value-type="float" office:value="42"/>
            <table:table-cell office:value-type="float" office:value="13296"/>
            <table:table-cell office:value-type="float" office:value="-45"/>
            <table:table-cell office:value-type="float" office:value="-10106"/>
            <table:table-cell office:value-type="float" office:value="3190"/>
          </table:table-row>
          <table:table-row>
            <table:table-cell office:value-type="float" office:value="42659"/>
            <table:table-cell office:value-type="float" office:value="116"/>
            <table:table-cell office:value-type="float" office:value="13412"/>
            <table:table-cell office:value-type="float" office:value="-38"/>
            <table:table-cell office:value-type="float" office:value="-10144"/>
            <table:table-cell office:value-type="float" office:value="3268"/>
          </table:table-row>
          <table:table-row>
            <table:table-cell office:value-type="float" office:value="42660"/>
            <table:table-cell office:value-type="float" office:value="87"/>
            <table:table-cell office:value-type="float" office:value="13499"/>
            <table:table-cell office:value-type="float" office:value="-84"/>
            <table:table-cell office:value-type="float" office:value="-10228"/>
            <table:table-cell office:value-type="float" office:value="3271"/>
          </table:table-row>
          <table:table-row>
            <table:table-cell office:value-type="float" office:value="42661"/>
            <table:table-cell office:value-type="float" office:value="75"/>
            <table:table-cell office:value-type="float" office:value="13574"/>
            <table:table-cell office:value-type="float" office:value="-69"/>
            <table:table-cell office:value-type="float" office:value="-10297"/>
            <table:table-cell office:value-type="float" office:value="3277"/>
          </table:table-row>
          <table:table-row>
            <table:table-cell office:value-type="float" office:value="42662"/>
            <table:table-cell office:value-type="float" office:value="76"/>
            <table:table-cell office:value-type="float" office:value="13650"/>
            <table:table-cell office:value-type="float" office:value="-84"/>
            <table:table-cell office:value-type="float" office:value="-10381"/>
            <table:table-cell office:value-type="float" office:value="3269"/>
          </table:table-row>
          <table:table-row>
            <table:table-cell office:value-type="float" office:value="42663"/>
            <table:table-cell office:value-type="float" office:value="158"/>
            <table:table-cell office:value-type="float" office:value="13808"/>
            <table:table-cell office:value-type="float" office:value="-90"/>
            <table:table-cell office:value-type="float" office:value="-10471"/>
            <table:table-cell office:value-type="float" office:value="3337"/>
          </table:table-row>
          <table:table-row>
            <table:table-cell office:value-type="float" office:value="42664"/>
            <table:table-cell office:value-type="float" office:value="137"/>
            <table:table-cell office:value-type="float" office:value="13945"/>
            <table:table-cell office:value-type="float" office:value="-63"/>
            <table:table-cell office:value-type="float" office:value="-10534"/>
            <table:table-cell office:value-type="float" office:value="3411"/>
          </table:table-row>
          <table:table-row>
            <table:table-cell office:value-type="float" office:value="42665"/>
            <table:table-cell office:value-type="float" office:value="21"/>
            <table:table-cell office:value-type="float" office:value="13966"/>
            <table:table-cell office:value-type="float" office:value="-46"/>
            <table:table-cell office:value-type="float" office:value="-10580"/>
            <table:table-cell office:value-type="float" office:value="3386"/>
          </table:table-row>
          <table:table-row>
            <table:table-cell office:value-type="float" office:value="42666"/>
            <table:table-cell office:value-type="float" office:value="88"/>
            <table:table-cell office:value-type="float" office:value="14054"/>
            <table:table-cell office:value-type="float" office:value="-41"/>
            <table:table-cell office:value-type="float" office:value="-10621"/>
            <table:table-cell office:value-type="float" office:value="3433"/>
          </table:table-row>
          <table:table-row>
            <table:table-cell office:value-type="float" office:value="42667"/>
            <table:table-cell office:value-type="float" office:value="89"/>
            <table:table-cell office:value-type="float" office:value="14143"/>
            <table:table-cell office:value-type="float" office:value="-87"/>
            <table:table-cell office:value-type="float" office:value="-10708"/>
            <table:table-cell office:value-type="float" office:value="3435"/>
          </table:table-row>
          <table:table-row>
            <table:table-cell office:value-type="float" office:value="42668"/>
            <table:table-cell office:value-type="float" office:value="95"/>
            <table:table-cell office:value-type="float" office:value="14238"/>
            <table:table-cell office:value-type="float" office:value="-76"/>
            <table:table-cell office:value-type="float" office:value="-10784"/>
            <table:table-cell office:value-type="float" office:value="3454"/>
          </table:table-row>
          <table:table-row>
            <table:table-cell office:value-type="float" office:value="42669"/>
            <table:table-cell office:value-type="float" office:value="226"/>
            <table:table-cell office:value-type="float" office:value="14464"/>
            <table:table-cell office:value-type="float" office:value="-82"/>
            <table:table-cell office:value-type="float" office:value="-10866"/>
            <table:table-cell office:value-type="float" office:value="3598"/>
          </table:table-row>
          <table:table-row>
            <table:table-cell office:value-type="float" office:value="42670"/>
            <table:table-cell office:value-type="float" office:value="71"/>
            <table:table-cell office:value-type="float" office:value="14535"/>
            <table:table-cell office:value-type="float" office:value="-98"/>
            <table:table-cell office:value-type="float" office:value="-10964"/>
            <table:table-cell office:value-type="float" office:value="3571"/>
          </table:table-row>
          <table:table-row>
            <table:table-cell office:value-type="float" office:value="42671"/>
            <table:table-cell office:value-type="float" office:value="102"/>
            <table:table-cell office:value-type="float" office:value="14637"/>
            <table:table-cell office:value-type="float" office:value="-76"/>
            <table:table-cell office:value-type="float" office:value="-11040"/>
            <table:table-cell office:value-type="float" office:value="3597"/>
          </table:table-row>
          <table:table-row>
            <table:table-cell office:value-type="float" office:value="42672"/>
            <table:table-cell office:value-type="float" office:value="99"/>
            <table:table-cell office:value-type="float" office:value="14736"/>
            <table:table-cell office:value-type="float" office:value="-44"/>
            <table:table-cell office:value-type="float" office:value="-11084"/>
            <table:table-cell office:value-type="float" office:value="3652"/>
          </table:table-row>
          <table:table-row>
            <table:table-cell office:value-type="float" office:value="42673"/>
            <table:table-cell office:value-type="float" office:value="32"/>
            <table:table-cell office:value-type="float" office:value="14768"/>
            <table:table-cell office:value-type="float" office:value="-36"/>
            <table:table-cell office:value-type="float" office:value="-11120"/>
            <table:table-cell office:value-type="float" office:value="3648"/>
          </table:table-row>
          <table:table-row>
            <table:table-cell office:value-type="float" office:value="42674"/>
            <table:table-cell office:value-type="float" office:value="123"/>
            <table:table-cell office:value-type="float" office:value="14891"/>
            <table:table-cell office:value-type="float" office:value="-102"/>
            <table:table-cell office:value-type="float" office:value="-11222"/>
            <table:table-cell office:value-type="float" office:value="3669"/>
          </table:table-row>
          <table:table-row>
            <table:table-cell office:value-type="float" office:value="42675"/>
            <table:table-cell office:value-type="float" office:value="124"/>
            <table:table-cell office:value-type="float" office:value="15015"/>
            <table:table-cell office:value-type="float" office:value="-89"/>
            <table:table-cell office:value-type="float" office:value="-11311"/>
            <table:table-cell office:value-type="float" office:value="3704"/>
          </table:table-row>
          <table:table-row>
            <table:table-cell office:value-type="float" office:value="42676"/>
            <table:table-cell office:value-type="float" office:value="73"/>
            <table:table-cell office:value-type="float" office:value="15088"/>
            <table:table-cell office:value-type="float" office:value="-88"/>
            <table:table-cell office:value-type="float" office:value="-11399"/>
            <table:table-cell office:value-type="float" office:value="3689"/>
          </table:table-row>
          <table:table-row>
            <table:table-cell office:value-type="float" office:value="42677"/>
            <table:table-cell office:value-type="float" office:value="77"/>
            <table:table-cell office:value-type="float" office:value="15165"/>
            <table:table-cell office:value-type="float" office:value="-88"/>
            <table:table-cell office:value-type="float" office:value="-11487"/>
            <table:table-cell office:value-type="float" office:value="3678"/>
          </table:table-row>
          <table:table-row>
            <table:table-cell office:value-type="float" office:value="42678"/>
            <table:table-cell office:value-type="float" office:value="27"/>
            <table:table-cell office:value-type="float" office:value="15192"/>
            <table:table-cell office:value-type="float" office:value="-59"/>
            <table:table-cell office:value-type="float" office:value="-11546"/>
            <table:table-cell office:value-type="float" office:value="3646"/>
          </table:table-row>
          <table:table-row>
            <table:table-cell office:value-type="float" office:value="42679"/>
            <table:table-cell office:value-type="float" office:value="68"/>
            <table:table-cell office:value-type="float" office:value="15260"/>
            <table:table-cell office:value-type="float" office:value="-47"/>
            <table:table-cell office:value-type="float" office:value="-11593"/>
            <table:table-cell office:value-type="float" office:value="3667"/>
          </table:table-row>
          <table:table-row>
            <table:table-cell office:value-type="float" office:value="42680"/>
            <table:table-cell office:value-type="float" office:value="36"/>
            <table:table-cell office:value-type="float" office:value="15296"/>
            <table:table-cell office:value-type="float" office:value="-43"/>
            <table:table-cell office:value-type="float" office:value="-11636"/>
            <table:table-cell office:value-type="float" office:value="3660"/>
          </table:table-row>
          <table:table-row>
            <table:table-cell office:value-type="float" office:value="42681"/>
            <table:table-cell office:value-type="float" office:value="99"/>
            <table:table-cell office:value-type="float" office:value="15395"/>
            <table:table-cell office:value-type="float" office:value="-85"/>
            <table:table-cell office:value-type="float" office:value="-11721"/>
            <table:table-cell office:value-type="float" office:value="3674"/>
          </table:table-row>
          <table:table-row>
            <table:table-cell office:value-type="float" office:value="42682"/>
            <table:table-cell office:value-type="float" office:value="56"/>
            <table:table-cell office:value-type="float" office:value="15451"/>
            <table:table-cell office:value-type="float" office:value="-81"/>
            <table:table-cell office:value-type="float" office:value="-11802"/>
            <table:table-cell office:value-type="float" office:value="3649"/>
          </table:table-row>
          <table:table-row>
            <table:table-cell office:value-type="float" office:value="42683"/>
            <table:table-cell office:value-type="float" office:value="241"/>
            <table:table-cell office:value-type="float" office:value="15692"/>
            <table:table-cell office:value-type="float" office:value="-105"/>
            <table:table-cell office:value-type="float" office:value="-11907"/>
            <table:table-cell office:value-type="float" office:value="3785"/>
          </table:table-row>
          <table:table-row>
            <table:table-cell office:value-type="float" office:value="42684"/>
            <table:table-cell office:value-type="float" office:value="109"/>
            <table:table-cell office:value-type="float" office:value="15801"/>
            <table:table-cell office:value-type="float" office:value="-97"/>
            <table:table-cell office:value-type="float" office:value="-12004"/>
            <table:table-cell office:value-type="float" office:value="3797"/>
          </table:table-row>
          <table:table-row>
            <table:table-cell office:value-type="float" office:value="42685"/>
            <table:table-cell office:value-type="float" office:value="107"/>
            <table:table-cell office:value-type="float" office:value="15908"/>
            <table:table-cell office:value-type="float" office:value="-73"/>
            <table:table-cell office:value-type="float" office:value="-12077"/>
            <table:table-cell office:value-type="float" office:value="3831"/>
          </table:table-row>
          <table:table-row>
            <table:table-cell office:value-type="float" office:value="42686"/>
            <table:table-cell office:value-type="float" office:value="50"/>
            <table:table-cell office:value-type="float" office:value="15958"/>
            <table:table-cell office:value-type="float" office:value="-46"/>
            <table:table-cell office:value-type="float" office:value="-12123"/>
            <table:table-cell office:value-type="float" office:value="3835"/>
          </table:table-row>
          <table:table-row>
            <table:table-cell office:value-type="float" office:value="42687"/>
            <table:table-cell office:value-type="float" office:value="84"/>
            <table:table-cell office:value-type="float" office:value="16042"/>
            <table:table-cell office:value-type="float" office:value="-50"/>
            <table:table-cell office:value-type="float" office:value="-12173"/>
            <table:table-cell office:value-type="float" office:value="3869"/>
          </table:table-row>
          <table:table-row>
            <table:table-cell office:value-type="float" office:value="42688"/>
            <table:table-cell office:value-type="float" office:value="144"/>
            <table:table-cell office:value-type="float" office:value="16186"/>
            <table:table-cell office:value-type="float" office:value="-110"/>
            <table:table-cell office:value-type="float" office:value="-12283"/>
            <table:table-cell office:value-type="float" office:value="3903"/>
          </table:table-row>
          <table:table-row>
            <table:table-cell office:value-type="float" office:value="42689"/>
            <table:table-cell office:value-type="float" office:value="112"/>
            <table:table-cell office:value-type="float" office:value="16298"/>
            <table:table-cell office:value-type="float" office:value="-87"/>
            <table:table-cell office:value-type="float" office:value="-12370"/>
            <table:table-cell office:value-type="float" office:value="3928"/>
          </table:table-row>
          <table:table-row>
            <table:table-cell office:value-type="float" office:value="42690"/>
            <table:table-cell office:value-type="float" office:value="123"/>
            <table:table-cell office:value-type="float" office:value="16421"/>
            <table:table-cell office:value-type="float" office:value="-99"/>
            <table:table-cell office:value-type="float" office:value="-12469"/>
            <table:table-cell office:value-type="float" office:value="3952"/>
          </table:table-row>
          <table:table-row>
            <table:table-cell office:value-type="float" office:value="42691"/>
            <table:table-cell office:value-type="float" office:value="31"/>
            <table:table-cell office:value-type="float" office:value="16452"/>
            <table:table-cell office:value-type="float" office:value="-94"/>
            <table:table-cell office:value-type="float" office:value="-12563"/>
            <table:table-cell office:value-type="float" office:value="3889"/>
          </table:table-row>
          <table:table-row>
            <table:table-cell office:value-type="float" office:value="42692"/>
            <table:table-cell office:value-type="float" office:value="63"/>
            <table:table-cell office:value-type="float" office:value="16515"/>
            <table:table-cell office:value-type="float" office:value="-78"/>
            <table:table-cell office:value-type="float" office:value="-12641"/>
            <table:table-cell office:value-type="float" office:value="3874"/>
          </table:table-row>
          <table:table-row>
            <table:table-cell office:value-type="float" office:value="42693"/>
            <table:table-cell office:value-type="float" office:value="47"/>
            <table:table-cell office:value-type="float" office:value="16562"/>
            <table:table-cell office:value-type="float" office:value="-50"/>
            <table:table-cell office:value-type="float" office:value="-12691"/>
            <table:table-cell office:value-type="float" office:value="3871"/>
          </table:table-row>
          <table:table-row>
            <table:table-cell office:value-type="float" office:value="42694"/>
            <table:table-cell office:value-type="float" office:value="80"/>
            <table:table-cell office:value-type="float" office:value="16642"/>
            <table:table-cell office:value-type="float" office:value="-56"/>
            <table:table-cell office:value-type="float" office:value="-12747"/>
            <table:table-cell office:value-type="float" office:value="3895"/>
          </table:table-row>
          <table:table-row>
            <table:table-cell office:value-type="float" office:value="42695"/>
            <table:table-cell office:value-type="float" office:value="169"/>
            <table:table-cell office:value-type="float" office:value="16811"/>
            <table:table-cell office:value-type="float" office:value="-105"/>
            <table:table-cell office:value-type="float" office:value="-12852"/>
            <table:table-cell office:value-type="float" office:value="3959"/>
          </table:table-row>
          <table:table-row>
            <table:table-cell office:value-type="float" office:value="42696"/>
            <table:table-cell office:value-type="float" office:value="16"/>
            <table:table-cell office:value-type="float" office:value="16827"/>
            <table:table-cell office:value-type="float" office:value="-93"/>
            <table:table-cell office:value-type="float" office:value="-12945"/>
            <table:table-cell office:value-type="float" office:value="3882"/>
          </table:table-row>
          <table:table-row>
            <table:table-cell office:value-type="float" office:value="42697"/>
            <table:table-cell office:value-type="float" office:value="10"/>
            <table:table-cell office:value-type="float" office:value="16837"/>
            <table:table-cell office:value-type="float" office:value="-105"/>
            <table:table-cell office:value-type="float" office:value="-13050"/>
            <table:table-cell office:value-type="float" office:value="3787"/>
          </table:table-row>
          <table:table-row>
            <table:table-cell office:value-type="float" office:value="42698"/>
            <table:table-cell office:value-type="float" office:value="103"/>
            <table:table-cell office:value-type="float" office:value="16940"/>
            <table:table-cell office:value-type="float" office:value="-84"/>
            <table:table-cell office:value-type="float" office:value="-13134"/>
            <table:table-cell office:value-type="float" office:value="3806"/>
          </table:table-row>
          <table:table-row>
            <table:table-cell office:value-type="float" office:value="42699"/>
            <table:table-cell office:value-type="float" office:value="41"/>
            <table:table-cell office:value-type="float" office:value="16981"/>
            <table:table-cell office:value-type="float" office:value="-65"/>
            <table:table-cell office:value-type="float" office:value="-13199"/>
            <table:table-cell office:value-type="float" office:value="3782"/>
          </table:table-row>
          <table:table-row>
            <table:table-cell office:value-type="float" office:value="42700"/>
            <table:table-cell office:value-type="float" office:value="135"/>
            <table:table-cell office:value-type="float" office:value="17116"/>
            <table:table-cell office:value-type="float" office:value="-47"/>
            <table:table-cell office:value-type="float" office:value="-13246"/>
            <table:table-cell office:value-type="float" office:value="3870"/>
          </table:table-row>
          <table:table-row>
            <table:table-cell office:value-type="float" office:value="42701"/>
            <table:table-cell office:value-type="float" office:value="49"/>
            <table:table-cell office:value-type="float" office:value="17165"/>
            <table:table-cell office:value-type="float" office:value="-51"/>
            <table:table-cell office:value-type="float" office:value="-13297"/>
            <table:table-cell office:value-type="float" office:value="3868"/>
          </table:table-row>
          <table:table-row>
            <table:table-cell office:value-type="float" office:value="42702"/>
            <table:table-cell office:value-type="float" office:value="117"/>
            <table:table-cell office:value-type="float" office:value="17282"/>
            <table:table-cell office:value-type="float" office:value="-97"/>
            <table:table-cell office:value-type="float" office:value="-13394"/>
            <table:table-cell office:value-type="float" office:value="3888"/>
          </table:table-row>
          <table:table-row>
            <table:table-cell office:value-type="float" office:value="42703"/>
            <table:table-cell office:value-type="float" office:value="89"/>
            <table:table-cell office:value-type="float" office:value="17371"/>
            <table:table-cell office:value-type="float" office:value="-101"/>
            <table:table-cell office:value-type="float" office:value="-13495"/>
            <table:table-cell office:value-type="float" office:value="3876"/>
          </table:table-row>
          <table:table-row>
            <table:table-cell office:value-type="float" office:value="42704"/>
            <table:table-cell office:value-type="float" office:value="123"/>
            <table:table-cell office:value-type="float" office:value="17494"/>
            <table:table-cell office:value-type="float" office:value="-95"/>
            <table:table-cell office:value-type="float" office:value="-13590"/>
            <table:table-cell office:value-type="float" office:value="3904"/>
          </table:table-row>
          <table:table-row>
            <table:table-cell office:value-type="float" office:value="42705"/>
            <table:table-cell office:value-type="float" office:value="33"/>
            <table:table-cell office:value-type="float" office:value="17527"/>
            <table:table-cell office:value-type="float" office:value="-94"/>
            <table:table-cell office:value-type="float" office:value="-13684"/>
            <table:table-cell office:value-type="float" office:value="3843"/>
          </table:table-row>
          <table:table-row>
            <table:table-cell office:value-type="float" office:value="42706"/>
            <table:table-cell office:value-type="float" office:value="71"/>
            <table:table-cell office:value-type="float" office:value="17598"/>
            <table:table-cell office:value-type="float" office:value="-77"/>
            <table:table-cell office:value-type="float" office:value="-13761"/>
            <table:table-cell office:value-type="float" office:value="3837"/>
          </table:table-row>
          <table:table-row>
            <table:table-cell office:value-type="float" office:value="42707"/>
            <table:table-cell office:value-type="float" office:value="44"/>
            <table:table-cell office:value-type="float" office:value="17642"/>
            <table:table-cell office:value-type="float" office:value="-47"/>
            <table:table-cell office:value-type="float" office:value="-13808"/>
            <table:table-cell office:value-type="float" office:value="3834"/>
          </table:table-row>
          <table:table-row>
            <table:table-cell office:value-type="float" office:value="42708"/>
            <table:table-cell office:value-type="float" office:value="12"/>
            <table:table-cell office:value-type="float" office:value="17654"/>
            <table:table-cell office:value-type="float" office:value="-60"/>
            <table:table-cell office:value-type="float" office:value="-13868"/>
            <table:table-cell office:value-type="float" office:value="3786"/>
          </table:table-row>
          <table:table-row>
            <table:table-cell office:value-type="float" office:value="42709"/>
            <table:table-cell office:value-type="float" office:value="74"/>
            <table:table-cell office:value-type="float" office:value="17728"/>
            <table:table-cell office:value-type="float" office:value="-92"/>
            <table:table-cell office:value-type="float" office:value="-13960"/>
            <table:table-cell office:value-type="float" office:value="3768"/>
          </table:table-row>
          <table:table-row>
            <table:table-cell office:value-type="float" office:value="42710"/>
            <table:table-cell office:value-type="float" office:value="80"/>
            <table:table-cell office:value-type="float" office:value="17808"/>
            <table:table-cell office:value-type="float" office:value="-93"/>
            <table:table-cell office:value-type="float" office:value="-14053"/>
            <table:table-cell office:value-type="float" office:value="3755"/>
          </table:table-row>
          <table:table-row>
            <table:table-cell office:value-type="float" office:value="42711"/>
            <table:table-cell office:value-type="float" office:value="56"/>
            <table:table-cell office:value-type="float" office:value="17864"/>
            <table:table-cell office:value-type="float" office:value="-98"/>
            <table:table-cell office:value-type="float" office:value="-14151"/>
            <table:table-cell office:value-type="float" office:value="3713"/>
          </table:table-row>
          <table:table-row>
            <table:table-cell office:value-type="float" office:value="42712"/>
            <table:table-cell office:value-type="float" office:value="82"/>
            <table:table-cell office:value-type="float" office:value="17946"/>
            <table:table-cell office:value-type="float" office:value="-98"/>
            <table:table-cell office:value-type="float" office:value="-14249"/>
            <table:table-cell office:value-type="float" office:value="3697"/>
          </table:table-row>
          <table:table-row>
            <table:table-cell office:value-type="float" office:value="42713"/>
            <table:table-cell office:value-type="float" office:value="65"/>
            <table:table-cell office:value-type="float" office:value="18011"/>
            <table:table-cell office:value-type="float" office:value="-81"/>
            <table:table-cell office:value-type="float" office:value="-14330"/>
            <table:table-cell office:value-type="float" office:value="3681"/>
          </table:table-row>
          <table:table-row>
            <table:table-cell office:value-type="float" office:value="42714"/>
            <table:table-cell office:value-type="float" office:value="27"/>
            <table:table-cell office:value-type="float" office:value="18038"/>
            <table:table-cell office:value-type="float" office:value="-50"/>
            <table:table-cell office:value-type="float" office:value="-14380"/>
            <table:table-cell office:value-type="float" office:value="3658"/>
          </table:table-row>
          <table:table-row>
            <table:table-cell office:value-type="float" office:value="42715"/>
            <table:table-cell office:value-type="float" office:value="99"/>
            <table:table-cell office:value-type="float" office:value="18137"/>
            <table:table-cell office:value-type="float" office:value="-61"/>
            <table:table-cell office:value-type="float" office:value="-14441"/>
            <table:table-cell office:value-type="float" office:value="3696"/>
          </table:table-row>
          <table:table-row>
            <table:table-cell office:value-type="float" office:value="42716"/>
            <table:table-cell office:value-type="float" office:value="126"/>
            <table:table-cell office:value-type="float" office:value="18263"/>
            <table:table-cell office:value-type="float" office:value="-99"/>
            <table:table-cell office:value-type="float" office:value="-14540"/>
            <table:table-cell office:value-type="float" office:value="3723"/>
          </table:table-row>
          <table:table-row>
            <table:table-cell office:value-type="float" office:value="42717"/>
            <table:table-cell office:value-type="float" office:value="35"/>
            <table:table-cell office:value-type="float" office:value="18298"/>
            <table:table-cell office:value-type="float" office:value="-80"/>
            <table:table-cell office:value-type="float" office:value="-14620"/>
            <table:table-cell office:value-type="float" office:value="3678"/>
          </table:table-row>
          <table:table-row>
            <table:table-cell office:value-type="float" office:value="42718"/>
            <table:table-cell office:value-type="float" office:value="48"/>
            <table:table-cell office:value-type="float" office:value="18346"/>
            <table:table-cell office:value-type="float" office:value="-99"/>
            <table:table-cell office:value-type="float" office:value="-14719"/>
            <table:table-cell office:value-type="float" office:value="3627"/>
          </table:table-row>
          <table:table-row>
            <table:table-cell office:value-type="float" office:value="42719"/>
            <table:table-cell office:value-type="float" office:value="220"/>
            <table:table-cell office:value-type="float" office:value="18566"/>
            <table:table-cell office:value-type="float" office:value="-94"/>
            <table:table-cell office:value-type="float" office:value="-14813"/>
            <table:table-cell office:value-type="float" office:value="3753"/>
          </table:table-row>
          <table:table-row>
            <table:table-cell office:value-type="float" office:value="42720"/>
            <table:table-cell office:value-type="float" office:value="70"/>
            <table:table-cell office:value-type="float" office:value="18636"/>
            <table:table-cell office:value-type="float" office:value="-80"/>
            <table:table-cell office:value-type="float" office:value="-14893"/>
            <table:table-cell office:value-type="float" office:value="3743"/>
          </table:table-row>
          <table:table-row>
            <table:table-cell office:value-type="float" office:value="42721"/>
            <table:table-cell office:value-type="float" office:value="52"/>
            <table:table-cell office:value-type="float" office:value="18688"/>
            <table:table-cell office:value-type="float" office:value="-46"/>
            <table:table-cell office:value-type="float" office:value="-14939"/>
            <table:table-cell office:value-type="float" office:value="3749"/>
          </table:table-row>
          <table:table-row>
            <table:table-cell office:value-type="float" office:value="42722"/>
            <table:table-cell office:value-type="float" office:value="20"/>
            <table:table-cell office:value-type="float" office:value="18708"/>
            <table:table-cell office:value-type="float" office:value="-56"/>
            <table:table-cell office:value-type="float" office:value="-14995"/>
            <table:table-cell office:value-type="float" office:value="3713"/>
          </table:table-row>
          <table:table-row>
            <table:table-cell office:value-type="float" office:value="42723"/>
            <table:table-cell office:value-type="float" office:value="77"/>
            <table:table-cell office:value-type="float" office:value="18785"/>
            <table:table-cell office:value-type="float" office:value="-104"/>
            <table:table-cell office:value-type="float" office:value="-15099"/>
            <table:table-cell office:value-type="float" office:value="3686"/>
          </table:table-row>
          <table:table-row>
            <table:table-cell office:value-type="float" office:value="42724"/>
            <table:table-cell office:value-type="float" office:value="51"/>
            <table:table-cell office:value-type="float" office:value="18836"/>
            <table:table-cell office:value-type="float" office:value="-79"/>
            <table:table-cell office:value-type="float" office:value="-15178"/>
            <table:table-cell office:value-type="float" office:value="3658"/>
          </table:table-row>
          <table:table-row>
            <table:table-cell office:value-type="float" office:value="42725"/>
            <table:table-cell office:value-type="float" office:value="77"/>
            <table:table-cell office:value-type="float" office:value="18913"/>
            <table:table-cell office:value-type="float" office:value="-102"/>
            <table:table-cell office:value-type="float" office:value="-15280"/>
            <table:table-cell office:value-type="float" office:value="3633"/>
          </table:table-row>
          <table:table-row>
            <table:table-cell office:value-type="float" office:value="42726"/>
            <table:table-cell office:value-type="float" office:value="25"/>
            <table:table-cell office:value-type="float" office:value="18938"/>
            <table:table-cell office:value-type="float" office:value="-92"/>
            <table:table-cell office:value-type="float" office:value="-15372"/>
            <table:table-cell office:value-type="float" office:value="3566"/>
          </table:table-row>
          <table:table-row>
            <table:table-cell office:value-type="float" office:value="42727"/>
            <table:table-cell office:value-type="float" office:value="88"/>
            <table:table-cell office:value-type="float" office:value="19026"/>
            <table:table-cell office:value-type="float" office:value="-65"/>
            <table:table-cell office:value-type="float" office:value="-15437"/>
            <table:table-cell office:value-type="float" office:value="3589"/>
          </table:table-row>
          <table:table-row>
            <table:table-cell office:value-type="float" office:value="42728"/>
            <table:table-cell office:value-type="float" office:value="79"/>
            <table:table-cell office:value-type="float" office:value="19105"/>
            <table:table-cell office:value-type="float" office:value="-49"/>
            <table:table-cell office:value-type="float" office:value="-15486"/>
            <table:table-cell office:value-type="float" office:value="3619"/>
          </table:table-row>
          <table:table-row>
            <table:table-cell office:value-type="float" office:value="42729"/>
            <table:table-cell office:value-type="float" office:value="100"/>
            <table:table-cell office:value-type="float" office:value="19205"/>
            <table:table-cell office:value-type="float" office:value="-45"/>
            <table:table-cell office:value-type="float" office:value="-15531"/>
            <table:table-cell office:value-type="float" office:value="3674"/>
          </table:table-row>
          <table:table-row>
            <table:table-cell office:value-type="float" office:value="42730"/>
            <table:table-cell office:value-type="float" office:value="146"/>
            <table:table-cell office:value-type="float" office:value="19351"/>
            <table:table-cell office:value-type="float" office:value="-90"/>
            <table:table-cell office:value-type="float" office:value="-15621"/>
            <table:table-cell office:value-type="float" office:value="3730"/>
          </table:table-row>
          <table:table-row>
            <table:table-cell office:value-type="float" office:value="42731"/>
            <table:table-cell office:value-type="float" office:value="172"/>
            <table:table-cell office:value-type="float" office:value="19523"/>
            <table:table-cell office:value-type="float" office:value="-76"/>
            <table:table-cell office:value-type="float" office:value="-15697"/>
            <table:table-cell office:value-type="float" office:value="3826"/>
          </table:table-row>
          <table:table-row>
            <table:table-cell office:value-type="float" office:value="42732"/>
            <table:table-cell office:value-type="float" office:value="160"/>
            <table:table-cell office:value-type="float" office:value="19683"/>
            <table:table-cell office:value-type="float" office:value="-90"/>
            <table:table-cell office:value-type="float" office:value="-15787"/>
            <table:table-cell office:value-type="float" office:value="3896"/>
          </table:table-row>
          <table:table-row>
            <table:table-cell office:value-type="float" office:value="42733"/>
            <table:table-cell office:value-type="float" office:value="64"/>
            <table:table-cell office:value-type="float" office:value="19747"/>
            <table:table-cell office:value-type="float" office:value="-66"/>
            <table:table-cell office:value-type="float" office:value="-15853"/>
            <table:table-cell office:value-type="float" office:value="3894"/>
          </table:table-row>
          <table:table-row>
            <table:table-cell office:value-type="float" office:value="42734"/>
            <table:table-cell office:value-type="float" office:value="48"/>
            <table:table-cell office:value-type="float" office:value="19795"/>
            <table:table-cell office:value-type="float" office:value="-43"/>
            <table:table-cell office:value-type="float" office:value="-15896"/>
            <table:table-cell office:value-type="float" office:value="3899"/>
          </table:table-row>
          <table:table-row>
            <table:table-cell office:value-type="float" office:value="42735"/>
            <table:table-cell office:value-type="float" office:value="64"/>
            <table:table-cell office:value-type="float" office:value="19859"/>
            <table:table-cell office:value-type="float" office:value="-7"/>
            <table:table-cell office:value-type="float" office:value="-15903"/>
            <table:table-cell office:value-type="float" office:value="395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72.5359842519685pt" svg:width="720.7502362204724pt" chart:style-name="Crt0">
        <chart:title chart:style-name="CT00">
          <text:p text:style-name="a0" text:class-names="" text:cond-style-name="">Dynamics of sold and performed lessons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62"/>
          </chart:axis>
          <chart:series chart:label-cell-address="local-table.$B$1" chart:values-cell-range-address="local-table.$B$2:.$B$362" chart:class="chart:line" chart:attached-axis="primary-y" chart:style-name="G0S0">
            <chart:data-point chart:repeated="361"/>
          </chart:series>
          <chart:series chart:label-cell-address="local-table.$C$1" chart:values-cell-range-address="local-table.$C$2:.$C$362" chart:class="chart:line" chart:attached-axis="primary-y" chart:style-name="G0S1">
            <chart:data-point chart:repeated="36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transaction_balance_change_sum</text:p>
              </table:table-cell>
              <table:table-cell office:value-type="string">
                <text:p>classes_sum</text:p>
              </table:table-cell>
            </table:table-row>
          </table:table-header-rows>
          <table:table-row>
            <table:table-cell office:value-type="float" office:value="42375"/>
            <table:table-cell office:value-type="float" office:value="11"/>
            <table:table-cell office:value-type="float" office:value="-1"/>
          </table:table-row>
          <table:table-row>
            <table:table-cell office:value-type="float" office:value="42376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42377"/>
            <table:table-cell office:value-type="float" office:value="80"/>
            <table:table-cell office:value-type="float" office:value="-1"/>
          </table:table-row>
          <table:table-row>
            <table:table-cell office:value-type="float" office:value="42378"/>
            <table:table-cell office:value-type="float" office:value="16"/>
            <table:table-cell office:value-type="float" office:value="-1"/>
          </table:table-row>
          <table:table-row>
            <table:table-cell office:value-type="float" office:value="42379"/>
            <table:table-cell office:value-type="float" office:value="8"/>
            <table:table-cell office:value-type="float" office:value="-2"/>
          </table:table-row>
          <table:table-row>
            <table:table-cell office:value-type="float" office:value="42380"/>
            <table:table-cell office:value-type="float" office:value="32"/>
            <table:table-cell office:value-type="float" office:value="-2"/>
          </table:table-row>
          <table:table-row>
            <table:table-cell office:value-type="float" office:value="42381"/>
            <table:table-cell office:value-type="float" office:value="4"/>
            <table:table-cell office:value-type="float" office:value="-6"/>
          </table:table-row>
          <table:table-row>
            <table:table-cell office:value-type="float" office:value="42382"/>
            <table:table-cell office:value-type="float" office:value="14"/>
            <table:table-cell office:value-type="float" office:value="-4"/>
          </table:table-row>
          <table:table-row>
            <table:table-cell office:value-type="float" office:value="42383"/>
            <table:table-cell office:value-type="float" office:value="0"/>
            <table:table-cell office:value-type="float" office:value="-4"/>
          </table:table-row>
          <table:table-row>
            <table:table-cell office:value-type="float" office:value="42384"/>
            <table:table-cell office:value-type="float" office:value="80"/>
            <table:table-cell office:value-type="float" office:value="-4"/>
          </table:table-row>
          <table:table-row>
            <table:table-cell office:value-type="float" office:value="42385"/>
            <table:table-cell office:value-type="float" office:value="9"/>
            <table:table-cell office:value-type="float" office:value="-1"/>
          </table:table-row>
          <table:table-row>
            <table:table-cell office:value-type="float" office:value="42386"/>
            <table:table-cell office:value-type="float" office:value="74"/>
            <table:table-cell office:value-type="float" office:value="-5"/>
          </table:table-row>
          <table:table-row>
            <table:table-cell office:value-type="float" office:value="42387"/>
            <table:table-cell office:value-type="float" office:value="6"/>
            <table:table-cell office:value-type="float" office:value="-5"/>
          </table:table-row>
          <table:table-row>
            <table:table-cell office:value-type="float" office:value="42388"/>
            <table:table-cell office:value-type="float" office:value="38"/>
            <table:table-cell office:value-type="float" office:value="-8"/>
          </table:table-row>
          <table:table-row>
            <table:table-cell office:value-type="float" office:value="42389"/>
            <table:table-cell office:value-type="float" office:value="9"/>
            <table:table-cell office:value-type="float" office:value="-8"/>
          </table:table-row>
          <table:table-row>
            <table:table-cell office:value-type="float" office:value="42390"/>
            <table:table-cell office:value-type="float" office:value="8"/>
            <table:table-cell office:value-type="float" office:value="-9"/>
          </table:table-row>
          <table:table-row>
            <table:table-cell office:value-type="float" office:value="42391"/>
            <table:table-cell office:value-type="float" office:value="9"/>
            <table:table-cell office:value-type="float" office:value="-3"/>
          </table:table-row>
          <table:table-row>
            <table:table-cell office:value-type="float" office:value="42392"/>
            <table:table-cell office:value-type="float" office:value="4"/>
            <table:table-cell office:value-type="float" office:value="-4"/>
          </table:table-row>
          <table:table-row>
            <table:table-cell office:value-type="float" office:value="42393"/>
            <table:table-cell office:value-type="float" office:value="0"/>
            <table:table-cell office:value-type="float" office:value="-7"/>
          </table:table-row>
          <table:table-row>
            <table:table-cell office:value-type="float" office:value="42394"/>
            <table:table-cell office:value-type="float" office:value="0"/>
            <table:table-cell office:value-type="float" office:value="-5"/>
          </table:table-row>
          <table:table-row>
            <table:table-cell office:value-type="float" office:value="42395"/>
            <table:table-cell office:value-type="float" office:value="20"/>
            <table:table-cell office:value-type="float" office:value="-7"/>
          </table:table-row>
          <table:table-row>
            <table:table-cell office:value-type="float" office:value="42396"/>
            <table:table-cell office:value-type="float" office:value="27"/>
            <table:table-cell office:value-type="float" office:value="-11"/>
          </table:table-row>
          <table:table-row>
            <table:table-cell office:value-type="float" office:value="42397"/>
            <table:table-cell office:value-type="float" office:value="4"/>
            <table:table-cell office:value-type="float" office:value="-14"/>
          </table:table-row>
          <table:table-row>
            <table:table-cell office:value-type="float" office:value="42398"/>
            <table:table-cell office:value-type="float" office:value="0"/>
            <table:table-cell office:value-type="float" office:value="-6"/>
          </table:table-row>
          <table:table-row>
            <table:table-cell office:value-type="float" office:value="42399"/>
            <table:table-cell office:value-type="float" office:value="0"/>
            <table:table-cell office:value-type="float" office:value="-4"/>
          </table:table-row>
          <table:table-row>
            <table:table-cell office:value-type="float" office:value="42400"/>
            <table:table-cell office:value-type="float" office:value="36"/>
            <table:table-cell office:value-type="float" office:value="-4"/>
          </table:table-row>
          <table:table-row>
            <table:table-cell office:value-type="float" office:value="42401"/>
            <table:table-cell office:value-type="float" office:value="16"/>
            <table:table-cell office:value-type="float" office:value="-8"/>
          </table:table-row>
          <table:table-row>
            <table:table-cell office:value-type="float" office:value="42402"/>
            <table:table-cell office:value-type="float" office:value="18"/>
            <table:table-cell office:value-type="float" office:value="-11"/>
          </table:table-row>
          <table:table-row>
            <table:table-cell office:value-type="float" office:value="42403"/>
            <table:table-cell office:value-type="float" office:value="65"/>
            <table:table-cell office:value-type="float" office:value="-13"/>
          </table:table-row>
          <table:table-row>
            <table:table-cell office:value-type="float" office:value="42404"/>
            <table:table-cell office:value-type="float" office:value="2"/>
            <table:table-cell office:value-type="float" office:value="-18"/>
          </table:table-row>
          <table:table-row>
            <table:table-cell office:value-type="float" office:value="42405"/>
            <table:table-cell office:value-type="float" office:value="12"/>
            <table:table-cell office:value-type="float" office:value="-6"/>
          </table:table-row>
          <table:table-row>
            <table:table-cell office:value-type="float" office:value="42406"/>
            <table:table-cell office:value-type="float" office:value="18"/>
            <table:table-cell office:value-type="float" office:value="-11"/>
          </table:table-row>
          <table:table-row>
            <table:table-cell office:value-type="float" office:value="42407"/>
            <table:table-cell office:value-type="float" office:value="78"/>
            <table:table-cell office:value-type="float" office:value="-9"/>
          </table:table-row>
          <table:table-row>
            <table:table-cell office:value-type="float" office:value="42408"/>
            <table:table-cell office:value-type="float" office:value="32"/>
            <table:table-cell office:value-type="float" office:value="-10"/>
          </table:table-row>
          <table:table-row>
            <table:table-cell office:value-type="float" office:value="42409"/>
            <table:table-cell office:value-type="float" office:value="73"/>
            <table:table-cell office:value-type="float" office:value="-14"/>
          </table:table-row>
          <table:table-row>
            <table:table-cell office:value-type="float" office:value="42410"/>
            <table:table-cell office:value-type="float" office:value="128"/>
            <table:table-cell office:value-type="float" office:value="-18"/>
          </table:table-row>
          <table:table-row>
            <table:table-cell office:value-type="float" office:value="42411"/>
            <table:table-cell office:value-type="float" office:value="20"/>
            <table:table-cell office:value-type="float" office:value="-19"/>
          </table:table-row>
          <table:table-row>
            <table:table-cell office:value-type="float" office:value="42412"/>
            <table:table-cell office:value-type="float" office:value="0"/>
            <table:table-cell office:value-type="float" office:value="-9"/>
          </table:table-row>
          <table:table-row>
            <table:table-cell office:value-type="float" office:value="42413"/>
            <table:table-cell office:value-type="float" office:value="24"/>
            <table:table-cell office:value-type="float" office:value="-10"/>
          </table:table-row>
          <table:table-row>
            <table:table-cell office:value-type="float" office:value="42414"/>
            <table:table-cell office:value-type="float" office:value="90"/>
            <table:table-cell office:value-type="float" office:value="-5"/>
          </table:table-row>
          <table:table-row>
            <table:table-cell office:value-type="float" office:value="42415"/>
            <table:table-cell office:value-type="float" office:value="46"/>
            <table:table-cell office:value-type="float" office:value="-16"/>
          </table:table-row>
          <table:table-row>
            <table:table-cell office:value-type="float" office:value="42416"/>
            <table:table-cell office:value-type="float" office:value="70"/>
            <table:table-cell office:value-type="float" office:value="-13"/>
          </table:table-row>
          <table:table-row>
            <table:table-cell office:value-type="float" office:value="42417"/>
            <table:table-cell office:value-type="float" office:value="20"/>
            <table:table-cell office:value-type="float" office:value="-16"/>
          </table:table-row>
          <table:table-row>
            <table:table-cell office:value-type="float" office:value="42418"/>
            <table:table-cell office:value-type="float" office:value="8"/>
            <table:table-cell office:value-type="float" office:value="-22"/>
          </table:table-row>
          <table:table-row>
            <table:table-cell office:value-type="float" office:value="42419"/>
            <table:table-cell office:value-type="float" office:value="5"/>
            <table:table-cell office:value-type="float" office:value="-12"/>
          </table:table-row>
          <table:table-row>
            <table:table-cell office:value-type="float" office:value="42420"/>
            <table:table-cell office:value-type="float" office:value="17"/>
            <table:table-cell office:value-type="float" office:value="-11"/>
          </table:table-row>
          <table:table-row>
            <table:table-cell office:value-type="float" office:value="42421"/>
            <table:table-cell office:value-type="float" office:value="65"/>
            <table:table-cell office:value-type="float" office:value="-14"/>
          </table:table-row>
          <table:table-row>
            <table:table-cell office:value-type="float" office:value="42422"/>
            <table:table-cell office:value-type="float" office:value="28"/>
            <table:table-cell office:value-type="float" office:value="-14"/>
          </table:table-row>
          <table:table-row>
            <table:table-cell office:value-type="float" office:value="42423"/>
            <table:table-cell office:value-type="float" office:value="69"/>
            <table:table-cell office:value-type="float" office:value="-16"/>
          </table:table-row>
          <table:table-row>
            <table:table-cell office:value-type="float" office:value="42424"/>
            <table:table-cell office:value-type="float" office:value="42"/>
            <table:table-cell office:value-type="float" office:value="-22"/>
          </table:table-row>
          <table:table-row>
            <table:table-cell office:value-type="float" office:value="42425"/>
            <table:table-cell office:value-type="float" office:value="33"/>
            <table:table-cell office:value-type="float" office:value="-23"/>
          </table:table-row>
          <table:table-row>
            <table:table-cell office:value-type="float" office:value="42426"/>
            <table:table-cell office:value-type="float" office:value="68"/>
            <table:table-cell office:value-type="float" office:value="-13"/>
          </table:table-row>
          <table:table-row>
            <table:table-cell office:value-type="float" office:value="42427"/>
            <table:table-cell office:value-type="float" office:value="4"/>
            <table:table-cell office:value-type="float" office:value="-12"/>
          </table:table-row>
          <table:table-row>
            <table:table-cell office:value-type="float" office:value="42428"/>
            <table:table-cell office:value-type="float" office:value="4"/>
            <table:table-cell office:value-type="float" office:value="-14"/>
          </table:table-row>
          <table:table-row>
            <table:table-cell office:value-type="float" office:value="42429"/>
            <table:table-cell office:value-type="float" office:value="46"/>
            <table:table-cell office:value-type="float" office:value="-25"/>
          </table:table-row>
          <table:table-row>
            <table:table-cell office:value-type="float" office:value="42430"/>
            <table:table-cell office:value-type="float" office:value="109"/>
            <table:table-cell office:value-type="float" office:value="-20"/>
          </table:table-row>
          <table:table-row>
            <table:table-cell office:value-type="float" office:value="42431"/>
            <table:table-cell office:value-type="float" office:value="20"/>
            <table:table-cell office:value-type="float" office:value="-25"/>
          </table:table-row>
          <table:table-row>
            <table:table-cell office:value-type="float" office:value="42432"/>
            <table:table-cell office:value-type="float" office:value="12"/>
            <table:table-cell office:value-type="float" office:value="-23"/>
          </table:table-row>
          <table:table-row>
            <table:table-cell office:value-type="float" office:value="42433"/>
            <table:table-cell office:value-type="float" office:value="98"/>
            <table:table-cell office:value-type="float" office:value="-17"/>
          </table:table-row>
          <table:table-row>
            <table:table-cell office:value-type="float" office:value="42434"/>
            <table:table-cell office:value-type="float" office:value="25"/>
            <table:table-cell office:value-type="float" office:value="-14"/>
          </table:table-row>
          <table:table-row>
            <table:table-cell office:value-type="float" office:value="42435"/>
            <table:table-cell office:value-type="float" office:value="6"/>
            <table:table-cell office:value-type="float" office:value="-10"/>
          </table:table-row>
          <table:table-row>
            <table:table-cell office:value-type="float" office:value="42436"/>
            <table:table-cell office:value-type="float" office:value="29"/>
            <table:table-cell office:value-type="float" office:value="-23"/>
          </table:table-row>
          <table:table-row>
            <table:table-cell office:value-type="float" office:value="42437"/>
            <table:table-cell office:value-type="float" office:value="5"/>
            <table:table-cell office:value-type="float" office:value="-8"/>
          </table:table-row>
          <table:table-row>
            <table:table-cell office:value-type="float" office:value="42438"/>
            <table:table-cell office:value-type="float" office:value="12"/>
            <table:table-cell office:value-type="float" office:value="-28"/>
          </table:table-row>
          <table:table-row>
            <table:table-cell office:value-type="float" office:value="42439"/>
            <table:table-cell office:value-type="float" office:value="38"/>
            <table:table-cell office:value-type="float" office:value="-25"/>
          </table:table-row>
          <table:table-row>
            <table:table-cell office:value-type="float" office:value="42440"/>
            <table:table-cell office:value-type="float" office:value="11"/>
            <table:table-cell office:value-type="float" office:value="-14"/>
          </table:table-row>
          <table:table-row>
            <table:table-cell office:value-type="float" office:value="42441"/>
            <table:table-cell office:value-type="float" office:value="31"/>
            <table:table-cell office:value-type="float" office:value="-15"/>
          </table:table-row>
          <table:table-row>
            <table:table-cell office:value-type="float" office:value="42442"/>
            <table:table-cell office:value-type="float" office:value="0"/>
            <table:table-cell office:value-type="float" office:value="-18"/>
          </table:table-row>
          <table:table-row>
            <table:table-cell office:value-type="float" office:value="42443"/>
            <table:table-cell office:value-type="float" office:value="26"/>
            <table:table-cell office:value-type="float" office:value="-28"/>
          </table:table-row>
          <table:table-row>
            <table:table-cell office:value-type="float" office:value="42444"/>
            <table:table-cell office:value-type="float" office:value="38"/>
            <table:table-cell office:value-type="float" office:value="-19"/>
          </table:table-row>
          <table:table-row>
            <table:table-cell office:value-type="float" office:value="42445"/>
            <table:table-cell office:value-type="float" office:value="23"/>
            <table:table-cell office:value-type="float" office:value="-33"/>
          </table:table-row>
          <table:table-row>
            <table:table-cell office:value-type="float" office:value="42446"/>
            <table:table-cell office:value-type="float" office:value="16"/>
            <table:table-cell office:value-type="float" office:value="-28"/>
          </table:table-row>
          <table:table-row>
            <table:table-cell office:value-type="float" office:value="42447"/>
            <table:table-cell office:value-type="float" office:value="29"/>
            <table:table-cell office:value-type="float" office:value="-23"/>
          </table:table-row>
          <table:table-row>
            <table:table-cell office:value-type="float" office:value="42448"/>
            <table:table-cell office:value-type="float" office:value="17"/>
            <table:table-cell office:value-type="float" office:value="-20"/>
          </table:table-row>
          <table:table-row>
            <table:table-cell office:value-type="float" office:value="42449"/>
            <table:table-cell office:value-type="float" office:value="32"/>
            <table:table-cell office:value-type="float" office:value="-22"/>
          </table:table-row>
          <table:table-row>
            <table:table-cell office:value-type="float" office:value="42450"/>
            <table:table-cell office:value-type="float" office:value="48"/>
            <table:table-cell office:value-type="float" office:value="-34"/>
          </table:table-row>
          <table:table-row>
            <table:table-cell office:value-type="float" office:value="42451"/>
            <table:table-cell office:value-type="float" office:value="18"/>
            <table:table-cell office:value-type="float" office:value="-16"/>
          </table:table-row>
          <table:table-row>
            <table:table-cell office:value-type="float" office:value="42452"/>
            <table:table-cell office:value-type="float" office:value="3"/>
            <table:table-cell office:value-type="float" office:value="-29"/>
          </table:table-row>
          <table:table-row>
            <table:table-cell office:value-type="float" office:value="42453"/>
            <table:table-cell office:value-type="float" office:value="16"/>
            <table:table-cell office:value-type="float" office:value="-26"/>
          </table:table-row>
          <table:table-row>
            <table:table-cell office:value-type="float" office:value="42454"/>
            <table:table-cell office:value-type="float" office:value="36"/>
            <table:table-cell office:value-type="float" office:value="-19"/>
          </table:table-row>
          <table:table-row>
            <table:table-cell office:value-type="float" office:value="42455"/>
            <table:table-cell office:value-type="float" office:value="94"/>
            <table:table-cell office:value-type="float" office:value="-20"/>
          </table:table-row>
          <table:table-row>
            <table:table-cell office:value-type="float" office:value="42456"/>
            <table:table-cell office:value-type="float" office:value="5"/>
            <table:table-cell office:value-type="float" office:value="-22"/>
          </table:table-row>
          <table:table-row>
            <table:table-cell office:value-type="float" office:value="42457"/>
            <table:table-cell office:value-type="float" office:value="131"/>
            <table:table-cell office:value-type="float" office:value="-35"/>
          </table:table-row>
          <table:table-row>
            <table:table-cell office:value-type="float" office:value="42458"/>
            <table:table-cell office:value-type="float" office:value="7"/>
            <table:table-cell office:value-type="float" office:value="-17"/>
          </table:table-row>
          <table:table-row>
            <table:table-cell office:value-type="float" office:value="42459"/>
            <table:table-cell office:value-type="float" office:value="61"/>
            <table:table-cell office:value-type="float" office:value="-35"/>
          </table:table-row>
          <table:table-row>
            <table:table-cell office:value-type="float" office:value="42460"/>
            <table:table-cell office:value-type="float" office:value="14"/>
            <table:table-cell office:value-type="float" office:value="-36"/>
          </table:table-row>
          <table:table-row>
            <table:table-cell office:value-type="float" office:value="42461"/>
            <table:table-cell office:value-type="float" office:value="85"/>
            <table:table-cell office:value-type="float" office:value="-23"/>
          </table:table-row>
          <table:table-row>
            <table:table-cell office:value-type="float" office:value="42462"/>
            <table:table-cell office:value-type="float" office:value="21"/>
            <table:table-cell office:value-type="float" office:value="-25"/>
          </table:table-row>
          <table:table-row>
            <table:table-cell office:value-type="float" office:value="42463"/>
            <table:table-cell office:value-type="float" office:value="50"/>
            <table:table-cell office:value-type="float" office:value="-23"/>
          </table:table-row>
          <table:table-row>
            <table:table-cell office:value-type="float" office:value="42464"/>
            <table:table-cell office:value-type="float" office:value="27"/>
            <table:table-cell office:value-type="float" office:value="-35"/>
          </table:table-row>
          <table:table-row>
            <table:table-cell office:value-type="float" office:value="42465"/>
            <table:table-cell office:value-type="float" office:value="26"/>
            <table:table-cell office:value-type="float" office:value="-24"/>
          </table:table-row>
          <table:table-row>
            <table:table-cell office:value-type="float" office:value="42466"/>
            <table:table-cell office:value-type="float" office:value="12"/>
            <table:table-cell office:value-type="float" office:value="-42"/>
          </table:table-row>
          <table:table-row>
            <table:table-cell office:value-type="float" office:value="42467"/>
            <table:table-cell office:value-type="float" office:value="56"/>
            <table:table-cell office:value-type="float" office:value="-36"/>
          </table:table-row>
          <table:table-row>
            <table:table-cell office:value-type="float" office:value="42468"/>
            <table:table-cell office:value-type="float" office:value="55"/>
            <table:table-cell office:value-type="float" office:value="-25"/>
          </table:table-row>
          <table:table-row>
            <table:table-cell office:value-type="float" office:value="42469"/>
            <table:table-cell office:value-type="float" office:value="59"/>
            <table:table-cell office:value-type="float" office:value="-26"/>
          </table:table-row>
          <table:table-row>
            <table:table-cell office:value-type="float" office:value="42470"/>
            <table:table-cell office:value-type="float" office:value="18"/>
            <table:table-cell office:value-type="float" office:value="-30"/>
          </table:table-row>
          <table:table-row>
            <table:table-cell office:value-type="float" office:value="42471"/>
            <table:table-cell office:value-type="float" office:value="56"/>
            <table:table-cell office:value-type="float" office:value="-37"/>
          </table:table-row>
          <table:table-row>
            <table:table-cell office:value-type="float" office:value="42472"/>
            <table:table-cell office:value-type="float" office:value="24"/>
            <table:table-cell office:value-type="float" office:value="-27"/>
          </table:table-row>
          <table:table-row>
            <table:table-cell office:value-type="float" office:value="42473"/>
            <table:table-cell office:value-type="float" office:value="25"/>
            <table:table-cell office:value-type="float" office:value="-43"/>
          </table:table-row>
          <table:table-row>
            <table:table-cell office:value-type="float" office:value="42474"/>
            <table:table-cell office:value-type="float" office:value="43"/>
            <table:table-cell office:value-type="float" office:value="-34"/>
          </table:table-row>
          <table:table-row>
            <table:table-cell office:value-type="float" office:value="42475"/>
            <table:table-cell office:value-type="float" office:value="15"/>
            <table:table-cell office:value-type="float" office:value="-33"/>
          </table:table-row>
          <table:table-row>
            <table:table-cell office:value-type="float" office:value="42476"/>
            <table:table-cell office:value-type="float" office:value="66"/>
            <table:table-cell office:value-type="float" office:value="-28"/>
          </table:table-row>
          <table:table-row>
            <table:table-cell office:value-type="float" office:value="42477"/>
            <table:table-cell office:value-type="float" office:value="26"/>
            <table:table-cell office:value-type="float" office:value="-28"/>
          </table:table-row>
          <table:table-row>
            <table:table-cell office:value-type="float" office:value="42478"/>
            <table:table-cell office:value-type="float" office:value="83"/>
            <table:table-cell office:value-type="float" office:value="-45"/>
          </table:table-row>
          <table:table-row>
            <table:table-cell office:value-type="float" office:value="42479"/>
            <table:table-cell office:value-type="float" office:value="7"/>
            <table:table-cell office:value-type="float" office:value="-30"/>
          </table:table-row>
          <table:table-row>
            <table:table-cell office:value-type="float" office:value="42480"/>
            <table:table-cell office:value-type="float" office:value="30"/>
            <table:table-cell office:value-type="float" office:value="-39"/>
          </table:table-row>
          <table:table-row>
            <table:table-cell office:value-type="float" office:value="42481"/>
            <table:table-cell office:value-type="float" office:value="122"/>
            <table:table-cell office:value-type="float" office:value="-44"/>
          </table:table-row>
          <table:table-row>
            <table:table-cell office:value-type="float" office:value="42482"/>
            <table:table-cell office:value-type="float" office:value="40"/>
            <table:table-cell office:value-type="float" office:value="-34"/>
          </table:table-row>
          <table:table-row>
            <table:table-cell office:value-type="float" office:value="42483"/>
            <table:table-cell office:value-type="float" office:value="89"/>
            <table:table-cell office:value-type="float" office:value="-25"/>
          </table:table-row>
          <table:table-row>
            <table:table-cell office:value-type="float" office:value="42484"/>
            <table:table-cell office:value-type="float" office:value="76"/>
            <table:table-cell office:value-type="float" office:value="-34"/>
          </table:table-row>
          <table:table-row>
            <table:table-cell office:value-type="float" office:value="42485"/>
            <table:table-cell office:value-type="float" office:value="2"/>
            <table:table-cell office:value-type="float" office:value="-42"/>
          </table:table-row>
          <table:table-row>
            <table:table-cell office:value-type="float" office:value="42486"/>
            <table:table-cell office:value-type="float" office:value="72"/>
            <table:table-cell office:value-type="float" office:value="-40"/>
          </table:table-row>
          <table:table-row>
            <table:table-cell office:value-type="float" office:value="42487"/>
            <table:table-cell office:value-type="float" office:value="37"/>
            <table:table-cell office:value-type="float" office:value="-47"/>
          </table:table-row>
          <table:table-row>
            <table:table-cell office:value-type="float" office:value="42488"/>
            <table:table-cell office:value-type="float" office:value="48"/>
            <table:table-cell office:value-type="float" office:value="-43"/>
          </table:table-row>
          <table:table-row>
            <table:table-cell office:value-type="float" office:value="42489"/>
            <table:table-cell office:value-type="float" office:value="60"/>
            <table:table-cell office:value-type="float" office:value="-32"/>
          </table:table-row>
          <table:table-row>
            <table:table-cell office:value-type="float" office:value="42490"/>
            <table:table-cell office:value-type="float" office:value="34"/>
            <table:table-cell office:value-type="float" office:value="-23"/>
          </table:table-row>
          <table:table-row>
            <table:table-cell office:value-type="float" office:value="42491"/>
            <table:table-cell office:value-type="float" office:value="21"/>
            <table:table-cell office:value-type="float" office:value="-18"/>
          </table:table-row>
          <table:table-row>
            <table:table-cell office:value-type="float" office:value="42492"/>
            <table:table-cell office:value-type="float" office:value="12"/>
            <table:table-cell office:value-type="float" office:value="-20"/>
          </table:table-row>
          <table:table-row>
            <table:table-cell office:value-type="float" office:value="42493"/>
            <table:table-cell office:value-type="float" office:value="80"/>
            <table:table-cell office:value-type="float" office:value="-33"/>
          </table:table-row>
          <table:table-row>
            <table:table-cell office:value-type="float" office:value="42494"/>
            <table:table-cell office:value-type="float" office:value="52"/>
            <table:table-cell office:value-type="float" office:value="-40"/>
          </table:table-row>
          <table:table-row>
            <table:table-cell office:value-type="float" office:value="42495"/>
            <table:table-cell office:value-type="float" office:value="40"/>
            <table:table-cell office:value-type="float" office:value="-43"/>
          </table:table-row>
          <table:table-row>
            <table:table-cell office:value-type="float" office:value="42496"/>
            <table:table-cell office:value-type="float" office:value="28"/>
            <table:table-cell office:value-type="float" office:value="-35"/>
          </table:table-row>
          <table:table-row>
            <table:table-cell office:value-type="float" office:value="42497"/>
            <table:table-cell office:value-type="float" office:value="0"/>
            <table:table-cell office:value-type="float" office:value="-22"/>
          </table:table-row>
          <table:table-row>
            <table:table-cell office:value-type="float" office:value="42498"/>
            <table:table-cell office:value-type="float" office:value="0"/>
            <table:table-cell office:value-type="float" office:value="-24"/>
          </table:table-row>
          <table:table-row>
            <table:table-cell office:value-type="float" office:value="42499"/>
            <table:table-cell office:value-type="float" office:value="16"/>
            <table:table-cell office:value-type="float" office:value="-19"/>
          </table:table-row>
          <table:table-row>
            <table:table-cell office:value-type="float" office:value="42500"/>
            <table:table-cell office:value-type="float" office:value="16"/>
            <table:table-cell office:value-type="float" office:value="-40"/>
          </table:table-row>
          <table:table-row>
            <table:table-cell office:value-type="float" office:value="42501"/>
            <table:table-cell office:value-type="float" office:value="38"/>
            <table:table-cell office:value-type="float" office:value="-45"/>
          </table:table-row>
          <table:table-row>
            <table:table-cell office:value-type="float" office:value="42502"/>
            <table:table-cell office:value-type="float" office:value="53"/>
            <table:table-cell office:value-type="float" office:value="-47"/>
          </table:table-row>
          <table:table-row>
            <table:table-cell office:value-type="float" office:value="42503"/>
            <table:table-cell office:value-type="float" office:value="96"/>
            <table:table-cell office:value-type="float" office:value="-38"/>
          </table:table-row>
          <table:table-row>
            <table:table-cell office:value-type="float" office:value="42504"/>
            <table:table-cell office:value-type="float" office:value="104"/>
            <table:table-cell office:value-type="float" office:value="-37"/>
          </table:table-row>
          <table:table-row>
            <table:table-cell office:value-type="float" office:value="42505"/>
            <table:table-cell office:value-type="float" office:value="59"/>
            <table:table-cell office:value-type="float" office:value="-35"/>
          </table:table-row>
          <table:table-row>
            <table:table-cell office:value-type="float" office:value="42506"/>
            <table:table-cell office:value-type="float" office:value="102"/>
            <table:table-cell office:value-type="float" office:value="-50"/>
          </table:table-row>
          <table:table-row>
            <table:table-cell office:value-type="float" office:value="42507"/>
            <table:table-cell office:value-type="float" office:value="20"/>
            <table:table-cell office:value-type="float" office:value="-39"/>
          </table:table-row>
          <table:table-row>
            <table:table-cell office:value-type="float" office:value="42508"/>
            <table:table-cell office:value-type="float" office:value="75"/>
            <table:table-cell office:value-type="float" office:value="-51"/>
          </table:table-row>
          <table:table-row>
            <table:table-cell office:value-type="float" office:value="42509"/>
            <table:table-cell office:value-type="float" office:value="21"/>
            <table:table-cell office:value-type="float" office:value="-52"/>
          </table:table-row>
          <table:table-row>
            <table:table-cell office:value-type="float" office:value="42510"/>
            <table:table-cell office:value-type="float" office:value="46"/>
            <table:table-cell office:value-type="float" office:value="-36"/>
          </table:table-row>
          <table:table-row>
            <table:table-cell office:value-type="float" office:value="42511"/>
            <table:table-cell office:value-type="float" office:value="43"/>
            <table:table-cell office:value-type="float" office:value="-40"/>
          </table:table-row>
          <table:table-row>
            <table:table-cell office:value-type="float" office:value="42512"/>
            <table:table-cell office:value-type="float" office:value="22"/>
            <table:table-cell office:value-type="float" office:value="-29"/>
          </table:table-row>
          <table:table-row>
            <table:table-cell office:value-type="float" office:value="42513"/>
            <table:table-cell office:value-type="float" office:value="32"/>
            <table:table-cell office:value-type="float" office:value="-46"/>
          </table:table-row>
          <table:table-row>
            <table:table-cell office:value-type="float" office:value="42514"/>
            <table:table-cell office:value-type="float" office:value="56"/>
            <table:table-cell office:value-type="float" office:value="-49"/>
          </table:table-row>
          <table:table-row>
            <table:table-cell office:value-type="float" office:value="42515"/>
            <table:table-cell office:value-type="float" office:value="27"/>
            <table:table-cell office:value-type="float" office:value="-53"/>
          </table:table-row>
          <table:table-row>
            <table:table-cell office:value-type="float" office:value="42516"/>
            <table:table-cell office:value-type="float" office:value="12"/>
            <table:table-cell office:value-type="float" office:value="-50"/>
          </table:table-row>
          <table:table-row>
            <table:table-cell office:value-type="float" office:value="42517"/>
            <table:table-cell office:value-type="float" office:value="20"/>
            <table:table-cell office:value-type="float" office:value="-43"/>
          </table:table-row>
          <table:table-row>
            <table:table-cell office:value-type="float" office:value="42518"/>
            <table:table-cell office:value-type="float" office:value="5"/>
            <table:table-cell office:value-type="float" office:value="-27"/>
          </table:table-row>
          <table:table-row>
            <table:table-cell office:value-type="float" office:value="42519"/>
            <table:table-cell office:value-type="float" office:value="5"/>
            <table:table-cell office:value-type="float" office:value="-24"/>
          </table:table-row>
          <table:table-row>
            <table:table-cell office:value-type="float" office:value="42520"/>
            <table:table-cell office:value-type="float" office:value="92"/>
            <table:table-cell office:value-type="float" office:value="-52"/>
          </table:table-row>
          <table:table-row>
            <table:table-cell office:value-type="float" office:value="42521"/>
            <table:table-cell office:value-type="float" office:value="88"/>
            <table:table-cell office:value-type="float" office:value="-40"/>
          </table:table-row>
          <table:table-row>
            <table:table-cell office:value-type="float" office:value="42522"/>
            <table:table-cell office:value-type="float" office:value="8"/>
            <table:table-cell office:value-type="float" office:value="-50"/>
          </table:table-row>
          <table:table-row>
            <table:table-cell office:value-type="float" office:value="42523"/>
            <table:table-cell office:value-type="float" office:value="38"/>
            <table:table-cell office:value-type="float" office:value="-53"/>
          </table:table-row>
          <table:table-row>
            <table:table-cell office:value-type="float" office:value="42524"/>
            <table:table-cell office:value-type="float" office:value="52"/>
            <table:table-cell office:value-type="float" office:value="-41"/>
          </table:table-row>
          <table:table-row>
            <table:table-cell office:value-type="float" office:value="42525"/>
            <table:table-cell office:value-type="float" office:value="82"/>
            <table:table-cell office:value-type="float" office:value="-37"/>
          </table:table-row>
          <table:table-row>
            <table:table-cell office:value-type="float" office:value="42526"/>
            <table:table-cell office:value-type="float" office:value="126"/>
            <table:table-cell office:value-type="float" office:value="-32"/>
          </table:table-row>
          <table:table-row>
            <table:table-cell office:value-type="float" office:value="42527"/>
            <table:table-cell office:value-type="float" office:value="133"/>
            <table:table-cell office:value-type="float" office:value="-44"/>
          </table:table-row>
          <table:table-row>
            <table:table-cell office:value-type="float" office:value="42528"/>
            <table:table-cell office:value-type="float" office:value="42"/>
            <table:table-cell office:value-type="float" office:value="-50"/>
          </table:table-row>
          <table:table-row>
            <table:table-cell office:value-type="float" office:value="42529"/>
            <table:table-cell office:value-type="float" office:value="49"/>
            <table:table-cell office:value-type="float" office:value="-52"/>
          </table:table-row>
          <table:table-row>
            <table:table-cell office:value-type="float" office:value="42530"/>
            <table:table-cell office:value-type="float" office:value="124"/>
            <table:table-cell office:value-type="float" office:value="-53"/>
          </table:table-row>
          <table:table-row>
            <table:table-cell office:value-type="float" office:value="42531"/>
            <table:table-cell office:value-type="float" office:value="20"/>
            <table:table-cell office:value-type="float" office:value="-49"/>
          </table:table-row>
          <table:table-row>
            <table:table-cell office:value-type="float" office:value="42532"/>
            <table:table-cell office:value-type="float" office:value="82"/>
            <table:table-cell office:value-type="float" office:value="-38"/>
          </table:table-row>
          <table:table-row>
            <table:table-cell office:value-type="float" office:value="42533"/>
            <table:table-cell office:value-type="float" office:value="90"/>
            <table:table-cell office:value-type="float" office:value="-26"/>
          </table:table-row>
          <table:table-row>
            <table:table-cell office:value-type="float" office:value="42534"/>
            <table:table-cell office:value-type="float" office:value="28"/>
            <table:table-cell office:value-type="float" office:value="-42"/>
          </table:table-row>
          <table:table-row>
            <table:table-cell office:value-type="float" office:value="42535"/>
            <table:table-cell office:value-type="float" office:value="104"/>
            <table:table-cell office:value-type="float" office:value="-50"/>
          </table:table-row>
          <table:table-row>
            <table:table-cell office:value-type="float" office:value="42536"/>
            <table:table-cell office:value-type="float" office:value="38"/>
            <table:table-cell office:value-type="float" office:value="-55"/>
          </table:table-row>
          <table:table-row>
            <table:table-cell office:value-type="float" office:value="42537"/>
            <table:table-cell office:value-type="float" office:value="90"/>
            <table:table-cell office:value-type="float" office:value="-49"/>
          </table:table-row>
          <table:table-row>
            <table:table-cell office:value-type="float" office:value="42538"/>
            <table:table-cell office:value-type="float" office:value="0"/>
            <table:table-cell office:value-type="float" office:value="-50"/>
          </table:table-row>
          <table:table-row>
            <table:table-cell office:value-type="float" office:value="42539"/>
            <table:table-cell office:value-type="float" office:value="8"/>
            <table:table-cell office:value-type="float" office:value="-24"/>
          </table:table-row>
          <table:table-row>
            <table:table-cell office:value-type="float" office:value="42540"/>
            <table:table-cell office:value-type="float" office:value="32"/>
            <table:table-cell office:value-type="float" office:value="-23"/>
          </table:table-row>
          <table:table-row>
            <table:table-cell office:value-type="float" office:value="42541"/>
            <table:table-cell office:value-type="float" office:value="108"/>
            <table:table-cell office:value-type="float" office:value="-52"/>
          </table:table-row>
          <table:table-row>
            <table:table-cell office:value-type="float" office:value="42542"/>
            <table:table-cell office:value-type="float" office:value="88"/>
            <table:table-cell office:value-type="float" office:value="-52"/>
          </table:table-row>
          <table:table-row>
            <table:table-cell office:value-type="float" office:value="42543"/>
            <table:table-cell office:value-type="float" office:value="24"/>
            <table:table-cell office:value-type="float" office:value="-61"/>
          </table:table-row>
          <table:table-row>
            <table:table-cell office:value-type="float" office:value="42544"/>
            <table:table-cell office:value-type="float" office:value="32"/>
            <table:table-cell office:value-type="float" office:value="-53"/>
          </table:table-row>
          <table:table-row>
            <table:table-cell office:value-type="float" office:value="42545"/>
            <table:table-cell office:value-type="float" office:value="25"/>
            <table:table-cell office:value-type="float" office:value="-47"/>
          </table:table-row>
          <table:table-row>
            <table:table-cell office:value-type="float" office:value="42546"/>
            <table:table-cell office:value-type="float" office:value="16"/>
            <table:table-cell office:value-type="float" office:value="-27"/>
          </table:table-row>
          <table:table-row>
            <table:table-cell office:value-type="float" office:value="42547"/>
            <table:table-cell office:value-type="float" office:value="14"/>
            <table:table-cell office:value-type="float" office:value="-27"/>
          </table:table-row>
          <table:table-row>
            <table:table-cell office:value-type="float" office:value="42548"/>
            <table:table-cell office:value-type="float" office:value="60"/>
            <table:table-cell office:value-type="float" office:value="-55"/>
          </table:table-row>
          <table:table-row>
            <table:table-cell office:value-type="float" office:value="42549"/>
            <table:table-cell office:value-type="float" office:value="46"/>
            <table:table-cell office:value-type="float" office:value="-46"/>
          </table:table-row>
          <table:table-row>
            <table:table-cell office:value-type="float" office:value="42550"/>
            <table:table-cell office:value-type="float" office:value="109"/>
            <table:table-cell office:value-type="float" office:value="-53"/>
          </table:table-row>
          <table:table-row>
            <table:table-cell office:value-type="float" office:value="42551"/>
            <table:table-cell office:value-type="float" office:value="20"/>
            <table:table-cell office:value-type="float" office:value="-57"/>
          </table:table-row>
          <table:table-row>
            <table:table-cell office:value-type="float" office:value="42552"/>
            <table:table-cell office:value-type="float" office:value="73"/>
            <table:table-cell office:value-type="float" office:value="-49"/>
          </table:table-row>
          <table:table-row>
            <table:table-cell office:value-type="float" office:value="42553"/>
            <table:table-cell office:value-type="float" office:value="4"/>
            <table:table-cell office:value-type="float" office:value="-22"/>
          </table:table-row>
          <table:table-row>
            <table:table-cell office:value-type="float" office:value="42554"/>
            <table:table-cell office:value-type="float" office:value="0"/>
            <table:table-cell office:value-type="float" office:value="-29"/>
          </table:table-row>
          <table:table-row>
            <table:table-cell office:value-type="float" office:value="42555"/>
            <table:table-cell office:value-type="float" office:value="36"/>
            <table:table-cell office:value-type="float" office:value="-43"/>
          </table:table-row>
          <table:table-row>
            <table:table-cell office:value-type="float" office:value="42556"/>
            <table:table-cell office:value-type="float" office:value="52"/>
            <table:table-cell office:value-type="float" office:value="-46"/>
          </table:table-row>
          <table:table-row>
            <table:table-cell office:value-type="float" office:value="42557"/>
            <table:table-cell office:value-type="float" office:value="70"/>
            <table:table-cell office:value-type="float" office:value="-57"/>
          </table:table-row>
          <table:table-row>
            <table:table-cell office:value-type="float" office:value="42558"/>
            <table:table-cell office:value-type="float" office:value="81"/>
            <table:table-cell office:value-type="float" office:value="-55"/>
          </table:table-row>
          <table:table-row>
            <table:table-cell office:value-type="float" office:value="42559"/>
            <table:table-cell office:value-type="float" office:value="19"/>
            <table:table-cell office:value-type="float" office:value="-39"/>
          </table:table-row>
          <table:table-row>
            <table:table-cell office:value-type="float" office:value="42560"/>
            <table:table-cell office:value-type="float" office:value="16"/>
            <table:table-cell office:value-type="float" office:value="-28"/>
          </table:table-row>
          <table:table-row>
            <table:table-cell office:value-type="float" office:value="42561"/>
            <table:table-cell office:value-type="float" office:value="76"/>
            <table:table-cell office:value-type="float" office:value="-28"/>
          </table:table-row>
          <table:table-row>
            <table:table-cell office:value-type="float" office:value="42562"/>
            <table:table-cell office:value-type="float" office:value="65"/>
            <table:table-cell office:value-type="float" office:value="-53"/>
          </table:table-row>
          <table:table-row>
            <table:table-cell office:value-type="float" office:value="42563"/>
            <table:table-cell office:value-type="float" office:value="23"/>
            <table:table-cell office:value-type="float" office:value="-47"/>
          </table:table-row>
          <table:table-row>
            <table:table-cell office:value-type="float" office:value="42564"/>
            <table:table-cell office:value-type="float" office:value="35"/>
            <table:table-cell office:value-type="float" office:value="-44"/>
          </table:table-row>
          <table:table-row>
            <table:table-cell office:value-type="float" office:value="42565"/>
            <table:table-cell office:value-type="float" office:value="18"/>
            <table:table-cell office:value-type="float" office:value="-65"/>
          </table:table-row>
          <table:table-row>
            <table:table-cell office:value-type="float" office:value="42566"/>
            <table:table-cell office:value-type="float" office:value="16"/>
            <table:table-cell office:value-type="float" office:value="-37"/>
          </table:table-row>
          <table:table-row>
            <table:table-cell office:value-type="float" office:value="42567"/>
            <table:table-cell office:value-type="float" office:value="20"/>
            <table:table-cell office:value-type="float" office:value="-30"/>
          </table:table-row>
          <table:table-row>
            <table:table-cell office:value-type="float" office:value="42568"/>
            <table:table-cell office:value-type="float" office:value="20"/>
            <table:table-cell office:value-type="float" office:value="-26"/>
          </table:table-row>
          <table:table-row>
            <table:table-cell office:value-type="float" office:value="42569"/>
            <table:table-cell office:value-type="float" office:value="28"/>
            <table:table-cell office:value-type="float" office:value="-49"/>
          </table:table-row>
          <table:table-row>
            <table:table-cell office:value-type="float" office:value="42570"/>
            <table:table-cell office:value-type="float" office:value="42"/>
            <table:table-cell office:value-type="float" office:value="-53"/>
          </table:table-row>
          <table:table-row>
            <table:table-cell office:value-type="float" office:value="42571"/>
            <table:table-cell office:value-type="float" office:value="199"/>
            <table:table-cell office:value-type="float" office:value="-56"/>
          </table:table-row>
          <table:table-row>
            <table:table-cell office:value-type="float" office:value="42572"/>
            <table:table-cell office:value-type="float" office:value="18"/>
            <table:table-cell office:value-type="float" office:value="-61"/>
          </table:table-row>
          <table:table-row>
            <table:table-cell office:value-type="float" office:value="42573"/>
            <table:table-cell office:value-type="float" office:value="20"/>
            <table:table-cell office:value-type="float" office:value="-40"/>
          </table:table-row>
          <table:table-row>
            <table:table-cell office:value-type="float" office:value="42574"/>
            <table:table-cell office:value-type="float" office:value="32"/>
            <table:table-cell office:value-type="float" office:value="-25"/>
          </table:table-row>
          <table:table-row>
            <table:table-cell office:value-type="float" office:value="42575"/>
            <table:table-cell office:value-type="float" office:value="49"/>
            <table:table-cell office:value-type="float" office:value="-25"/>
          </table:table-row>
          <table:table-row>
            <table:table-cell office:value-type="float" office:value="42576"/>
            <table:table-cell office:value-type="float" office:value="56"/>
            <table:table-cell office:value-type="float" office:value="-50"/>
          </table:table-row>
          <table:table-row>
            <table:table-cell office:value-type="float" office:value="42577"/>
            <table:table-cell office:value-type="float" office:value="133"/>
            <table:table-cell office:value-type="float" office:value="-51"/>
          </table:table-row>
          <table:table-row>
            <table:table-cell office:value-type="float" office:value="42578"/>
            <table:table-cell office:value-type="float" office:value="36"/>
            <table:table-cell office:value-type="float" office:value="-49"/>
          </table:table-row>
          <table:table-row>
            <table:table-cell office:value-type="float" office:value="42579"/>
            <table:table-cell office:value-type="float" office:value="48"/>
            <table:table-cell office:value-type="float" office:value="-59"/>
          </table:table-row>
          <table:table-row>
            <table:table-cell office:value-type="float" office:value="42580"/>
            <table:table-cell office:value-type="float" office:value="31"/>
            <table:table-cell office:value-type="float" office:value="-36"/>
          </table:table-row>
          <table:table-row>
            <table:table-cell office:value-type="float" office:value="42581"/>
            <table:table-cell office:value-type="float" office:value="41"/>
            <table:table-cell office:value-type="float" office:value="-31"/>
          </table:table-row>
          <table:table-row>
            <table:table-cell office:value-type="float" office:value="42582"/>
            <table:table-cell office:value-type="float" office:value="37"/>
            <table:table-cell office:value-type="float" office:value="-29"/>
          </table:table-row>
          <table:table-row>
            <table:table-cell office:value-type="float" office:value="42583"/>
            <table:table-cell office:value-type="float" office:value="66"/>
            <table:table-cell office:value-type="float" office:value="-50"/>
          </table:table-row>
          <table:table-row>
            <table:table-cell office:value-type="float" office:value="42584"/>
            <table:table-cell office:value-type="float" office:value="52"/>
            <table:table-cell office:value-type="float" office:value="-52"/>
          </table:table-row>
          <table:table-row>
            <table:table-cell office:value-type="float" office:value="42585"/>
            <table:table-cell office:value-type="float" office:value="14"/>
            <table:table-cell office:value-type="float" office:value="-57"/>
          </table:table-row>
          <table:table-row>
            <table:table-cell office:value-type="float" office:value="42586"/>
            <table:table-cell office:value-type="float" office:value="97"/>
            <table:table-cell office:value-type="float" office:value="-46"/>
          </table:table-row>
          <table:table-row>
            <table:table-cell office:value-type="float" office:value="42587"/>
            <table:table-cell office:value-type="float" office:value="56"/>
            <table:table-cell office:value-type="float" office:value="-35"/>
          </table:table-row>
          <table:table-row>
            <table:table-cell office:value-type="float" office:value="42588"/>
            <table:table-cell office:value-type="float" office:value="81"/>
            <table:table-cell office:value-type="float" office:value="-29"/>
          </table:table-row>
          <table:table-row>
            <table:table-cell office:value-type="float" office:value="42589"/>
            <table:table-cell office:value-type="float" office:value="16"/>
            <table:table-cell office:value-type="float" office:value="-24"/>
          </table:table-row>
          <table:table-row>
            <table:table-cell office:value-type="float" office:value="42590"/>
            <table:table-cell office:value-type="float" office:value="64"/>
            <table:table-cell office:value-type="float" office:value="-53"/>
          </table:table-row>
          <table:table-row>
            <table:table-cell office:value-type="float" office:value="42591"/>
            <table:table-cell office:value-type="float" office:value="106"/>
            <table:table-cell office:value-type="float" office:value="-43"/>
          </table:table-row>
          <table:table-row>
            <table:table-cell office:value-type="float" office:value="42592"/>
            <table:table-cell office:value-type="float" office:value="57"/>
            <table:table-cell office:value-type="float" office:value="-57"/>
          </table:table-row>
          <table:table-row>
            <table:table-cell office:value-type="float" office:value="42593"/>
            <table:table-cell office:value-type="float" office:value="100"/>
            <table:table-cell office:value-type="float" office:value="-50"/>
          </table:table-row>
          <table:table-row>
            <table:table-cell office:value-type="float" office:value="42594"/>
            <table:table-cell office:value-type="float" office:value="14"/>
            <table:table-cell office:value-type="float" office:value="-39"/>
          </table:table-row>
          <table:table-row>
            <table:table-cell office:value-type="float" office:value="42595"/>
            <table:table-cell office:value-type="float" office:value="51"/>
            <table:table-cell office:value-type="float" office:value="-25"/>
          </table:table-row>
          <table:table-row>
            <table:table-cell office:value-type="float" office:value="42596"/>
            <table:table-cell office:value-type="float" office:value="47"/>
            <table:table-cell office:value-type="float" office:value="-25"/>
          </table:table-row>
          <table:table-row>
            <table:table-cell office:value-type="float" office:value="42597"/>
            <table:table-cell office:value-type="float" office:value="74"/>
            <table:table-cell office:value-type="float" office:value="-55"/>
          </table:table-row>
          <table:table-row>
            <table:table-cell office:value-type="float" office:value="42598"/>
            <table:table-cell office:value-type="float" office:value="47"/>
            <table:table-cell office:value-type="float" office:value="-56"/>
          </table:table-row>
          <table:table-row>
            <table:table-cell office:value-type="float" office:value="42599"/>
            <table:table-cell office:value-type="float" office:value="42"/>
            <table:table-cell office:value-type="float" office:value="-66"/>
          </table:table-row>
          <table:table-row>
            <table:table-cell office:value-type="float" office:value="42600"/>
            <table:table-cell office:value-type="float" office:value="50"/>
            <table:table-cell office:value-type="float" office:value="-69"/>
          </table:table-row>
          <table:table-row>
            <table:table-cell office:value-type="float" office:value="42601"/>
            <table:table-cell office:value-type="float" office:value="20"/>
            <table:table-cell office:value-type="float" office:value="-36"/>
          </table:table-row>
          <table:table-row>
            <table:table-cell office:value-type="float" office:value="42602"/>
            <table:table-cell office:value-type="float" office:value="78"/>
            <table:table-cell office:value-type="float" office:value="-38"/>
          </table:table-row>
          <table:table-row>
            <table:table-cell office:value-type="float" office:value="42603"/>
            <table:table-cell office:value-type="float" office:value="46"/>
            <table:table-cell office:value-type="float" office:value="-27"/>
          </table:table-row>
          <table:table-row>
            <table:table-cell office:value-type="float" office:value="42604"/>
            <table:table-cell office:value-type="float" office:value="33"/>
            <table:table-cell office:value-type="float" office:value="-46"/>
          </table:table-row>
          <table:table-row>
            <table:table-cell office:value-type="float" office:value="42605"/>
            <table:table-cell office:value-type="float" office:value="18"/>
            <table:table-cell office:value-type="float" office:value="-67"/>
          </table:table-row>
          <table:table-row>
            <table:table-cell office:value-type="float" office:value="42606"/>
            <table:table-cell office:value-type="float" office:value="48"/>
            <table:table-cell office:value-type="float" office:value="-55"/>
          </table:table-row>
          <table:table-row>
            <table:table-cell office:value-type="float" office:value="42607"/>
            <table:table-cell office:value-type="float" office:value="27"/>
            <table:table-cell office:value-type="float" office:value="-71"/>
          </table:table-row>
          <table:table-row>
            <table:table-cell office:value-type="float" office:value="42608"/>
            <table:table-cell office:value-type="float" office:value="42"/>
            <table:table-cell office:value-type="float" office:value="-44"/>
          </table:table-row>
          <table:table-row>
            <table:table-cell office:value-type="float" office:value="42609"/>
            <table:table-cell office:value-type="float" office:value="0"/>
            <table:table-cell office:value-type="float" office:value="-29"/>
          </table:table-row>
          <table:table-row>
            <table:table-cell office:value-type="float" office:value="42610"/>
            <table:table-cell office:value-type="float" office:value="36"/>
            <table:table-cell office:value-type="float" office:value="-31"/>
          </table:table-row>
          <table:table-row>
            <table:table-cell office:value-type="float" office:value="42611"/>
            <table:table-cell office:value-type="float" office:value="48"/>
            <table:table-cell office:value-type="float" office:value="-60"/>
          </table:table-row>
          <table:table-row>
            <table:table-cell office:value-type="float" office:value="42612"/>
            <table:table-cell office:value-type="float" office:value="69"/>
            <table:table-cell office:value-type="float" office:value="-56"/>
          </table:table-row>
          <table:table-row>
            <table:table-cell office:value-type="float" office:value="42613"/>
            <table:table-cell office:value-type="float" office:value="170"/>
            <table:table-cell office:value-type="float" office:value="-64"/>
          </table:table-row>
          <table:table-row>
            <table:table-cell office:value-type="float" office:value="42614"/>
            <table:table-cell office:value-type="float" office:value="59"/>
            <table:table-cell office:value-type="float" office:value="-55"/>
          </table:table-row>
          <table:table-row>
            <table:table-cell office:value-type="float" office:value="42615"/>
            <table:table-cell office:value-type="float" office:value="54"/>
            <table:table-cell office:value-type="float" office:value="-45"/>
          </table:table-row>
          <table:table-row>
            <table:table-cell office:value-type="float" office:value="42616"/>
            <table:table-cell office:value-type="float" office:value="8"/>
            <table:table-cell office:value-type="float" office:value="-26"/>
          </table:table-row>
          <table:table-row>
            <table:table-cell office:value-type="float" office:value="42617"/>
            <table:table-cell office:value-type="float" office:value="42"/>
            <table:table-cell office:value-type="float" office:value="-30"/>
          </table:table-row>
          <table:table-row>
            <table:table-cell office:value-type="float" office:value="42618"/>
            <table:table-cell office:value-type="float" office:value="22"/>
            <table:table-cell office:value-type="float" office:value="-59"/>
          </table:table-row>
          <table:table-row>
            <table:table-cell office:value-type="float" office:value="42619"/>
            <table:table-cell office:value-type="float" office:value="14"/>
            <table:table-cell office:value-type="float" office:value="-61"/>
          </table:table-row>
          <table:table-row>
            <table:table-cell office:value-type="float" office:value="42620"/>
            <table:table-cell office:value-type="float" office:value="106"/>
            <table:table-cell office:value-type="float" office:value="-62"/>
          </table:table-row>
          <table:table-row>
            <table:table-cell office:value-type="float" office:value="42621"/>
            <table:table-cell office:value-type="float" office:value="68"/>
            <table:table-cell office:value-type="float" office:value="-66"/>
          </table:table-row>
          <table:table-row>
            <table:table-cell office:value-type="float" office:value="42622"/>
            <table:table-cell office:value-type="float" office:value="109"/>
            <table:table-cell office:value-type="float" office:value="-38"/>
          </table:table-row>
          <table:table-row>
            <table:table-cell office:value-type="float" office:value="42623"/>
            <table:table-cell office:value-type="float" office:value="80"/>
            <table:table-cell office:value-type="float" office:value="-32"/>
          </table:table-row>
          <table:table-row>
            <table:table-cell office:value-type="float" office:value="42624"/>
            <table:table-cell office:value-type="float" office:value="34"/>
            <table:table-cell office:value-type="float" office:value="-26"/>
          </table:table-row>
          <table:table-row>
            <table:table-cell office:value-type="float" office:value="42625"/>
            <table:table-cell office:value-type="float" office:value="57"/>
            <table:table-cell office:value-type="float" office:value="-63"/>
          </table:table-row>
          <table:table-row>
            <table:table-cell office:value-type="float" office:value="42626"/>
            <table:table-cell office:value-type="float" office:value="128"/>
            <table:table-cell office:value-type="float" office:value="-64"/>
          </table:table-row>
          <table:table-row>
            <table:table-cell office:value-type="float" office:value="42627"/>
            <table:table-cell office:value-type="float" office:value="65"/>
            <table:table-cell office:value-type="float" office:value="-71"/>
          </table:table-row>
          <table:table-row>
            <table:table-cell office:value-type="float" office:value="42628"/>
            <table:table-cell office:value-type="float" office:value="80"/>
            <table:table-cell office:value-type="float" office:value="-73"/>
          </table:table-row>
          <table:table-row>
            <table:table-cell office:value-type="float" office:value="42629"/>
            <table:table-cell office:value-type="float" office:value="58"/>
            <table:table-cell office:value-type="float" office:value="-52"/>
          </table:table-row>
          <table:table-row>
            <table:table-cell office:value-type="float" office:value="42630"/>
            <table:table-cell office:value-type="float" office:value="62"/>
            <table:table-cell office:value-type="float" office:value="-31"/>
          </table:table-row>
          <table:table-row>
            <table:table-cell office:value-type="float" office:value="42631"/>
            <table:table-cell office:value-type="float" office:value="39"/>
            <table:table-cell office:value-type="float" office:value="-35"/>
          </table:table-row>
          <table:table-row>
            <table:table-cell office:value-type="float" office:value="42632"/>
            <table:table-cell office:value-type="float" office:value="50"/>
            <table:table-cell office:value-type="float" office:value="-75"/>
          </table:table-row>
          <table:table-row>
            <table:table-cell office:value-type="float" office:value="42633"/>
            <table:table-cell office:value-type="float" office:value="84"/>
            <table:table-cell office:value-type="float" office:value="-66"/>
          </table:table-row>
          <table:table-row>
            <table:table-cell office:value-type="float" office:value="42634"/>
            <table:table-cell office:value-type="float" office:value="76"/>
            <table:table-cell office:value-type="float" office:value="-74"/>
          </table:table-row>
          <table:table-row>
            <table:table-cell office:value-type="float" office:value="42635"/>
            <table:table-cell office:value-type="float" office:value="104"/>
            <table:table-cell office:value-type="float" office:value="-72"/>
          </table:table-row>
          <table:table-row>
            <table:table-cell office:value-type="float" office:value="42636"/>
            <table:table-cell office:value-type="float" office:value="98"/>
            <table:table-cell office:value-type="float" office:value="-56"/>
          </table:table-row>
          <table:table-row>
            <table:table-cell office:value-type="float" office:value="42637"/>
            <table:table-cell office:value-type="float" office:value="71"/>
            <table:table-cell office:value-type="float" office:value="-38"/>
          </table:table-row>
          <table:table-row>
            <table:table-cell office:value-type="float" office:value="42638"/>
            <table:table-cell office:value-type="float" office:value="71"/>
            <table:table-cell office:value-type="float" office:value="-35"/>
          </table:table-row>
          <table:table-row>
            <table:table-cell office:value-type="float" office:value="42639"/>
            <table:table-cell office:value-type="float" office:value="87"/>
            <table:table-cell office:value-type="float" office:value="-71"/>
          </table:table-row>
          <table:table-row>
            <table:table-cell office:value-type="float" office:value="42640"/>
            <table:table-cell office:value-type="float" office:value="61"/>
            <table:table-cell office:value-type="float" office:value="-72"/>
          </table:table-row>
          <table:table-row>
            <table:table-cell office:value-type="float" office:value="42641"/>
            <table:table-cell office:value-type="float" office:value="58"/>
            <table:table-cell office:value-type="float" office:value="-73"/>
          </table:table-row>
          <table:table-row>
            <table:table-cell office:value-type="float" office:value="42642"/>
            <table:table-cell office:value-type="float" office:value="219"/>
            <table:table-cell office:value-type="float" office:value="-77"/>
          </table:table-row>
          <table:table-row>
            <table:table-cell office:value-type="float" office:value="42643"/>
            <table:table-cell office:value-type="float" office:value="78"/>
            <table:table-cell office:value-type="float" office:value="-55"/>
          </table:table-row>
          <table:table-row>
            <table:table-cell office:value-type="float" office:value="42644"/>
            <table:table-cell office:value-type="float" office:value="14"/>
            <table:table-cell office:value-type="float" office:value="-43"/>
          </table:table-row>
          <table:table-row>
            <table:table-cell office:value-type="float" office:value="42645"/>
            <table:table-cell office:value-type="float" office:value="38"/>
            <table:table-cell office:value-type="float" office:value="-41"/>
          </table:table-row>
          <table:table-row>
            <table:table-cell office:value-type="float" office:value="42646"/>
            <table:table-cell office:value-type="float" office:value="156"/>
            <table:table-cell office:value-type="float" office:value="-88"/>
          </table:table-row>
          <table:table-row>
            <table:table-cell office:value-type="float" office:value="42647"/>
            <table:table-cell office:value-type="float" office:value="116"/>
            <table:table-cell office:value-type="float" office:value="-68"/>
          </table:table-row>
          <table:table-row>
            <table:table-cell office:value-type="float" office:value="42648"/>
            <table:table-cell office:value-type="float" office:value="100"/>
            <table:table-cell office:value-type="float" office:value="-70"/>
          </table:table-row>
          <table:table-row>
            <table:table-cell office:value-type="float" office:value="42649"/>
            <table:table-cell office:value-type="float" office:value="155"/>
            <table:table-cell office:value-type="float" office:value="-86"/>
          </table:table-row>
          <table:table-row>
            <table:table-cell office:value-type="float" office:value="42650"/>
            <table:table-cell office:value-type="float" office:value="63"/>
            <table:table-cell office:value-type="float" office:value="-57"/>
          </table:table-row>
          <table:table-row>
            <table:table-cell office:value-type="float" office:value="42651"/>
            <table:table-cell office:value-type="float" office:value="89"/>
            <table:table-cell office:value-type="float" office:value="-43"/>
          </table:table-row>
          <table:table-row>
            <table:table-cell office:value-type="float" office:value="42652"/>
            <table:table-cell office:value-type="float" office:value="12"/>
            <table:table-cell office:value-type="float" office:value="-37"/>
          </table:table-row>
          <table:table-row>
            <table:table-cell office:value-type="float" office:value="42653"/>
            <table:table-cell office:value-type="float" office:value="115"/>
            <table:table-cell office:value-type="float" office:value="-75"/>
          </table:table-row>
          <table:table-row>
            <table:table-cell office:value-type="float" office:value="42654"/>
            <table:table-cell office:value-type="float" office:value="20"/>
            <table:table-cell office:value-type="float" office:value="-63"/>
          </table:table-row>
          <table:table-row>
            <table:table-cell office:value-type="float" office:value="42655"/>
            <table:table-cell office:value-type="float" office:value="94"/>
            <table:table-cell office:value-type="float" office:value="-71"/>
          </table:table-row>
          <table:table-row>
            <table:table-cell office:value-type="float" office:value="42656"/>
            <table:table-cell office:value-type="float" office:value="111"/>
            <table:table-cell office:value-type="float" office:value="-87"/>
          </table:table-row>
          <table:table-row>
            <table:table-cell office:value-type="float" office:value="42657"/>
            <table:table-cell office:value-type="float" office:value="33"/>
            <table:table-cell office:value-type="float" office:value="-58"/>
          </table:table-row>
          <table:table-row>
            <table:table-cell office:value-type="float" office:value="42658"/>
            <table:table-cell office:value-type="float" office:value="42"/>
            <table:table-cell office:value-type="float" office:value="-45"/>
          </table:table-row>
          <table:table-row>
            <table:table-cell office:value-type="float" office:value="42659"/>
            <table:table-cell office:value-type="float" office:value="116"/>
            <table:table-cell office:value-type="float" office:value="-38"/>
          </table:table-row>
          <table:table-row>
            <table:table-cell office:value-type="float" office:value="42660"/>
            <table:table-cell office:value-type="float" office:value="87"/>
            <table:table-cell office:value-type="float" office:value="-84"/>
          </table:table-row>
          <table:table-row>
            <table:table-cell office:value-type="float" office:value="42661"/>
            <table:table-cell office:value-type="float" office:value="75"/>
            <table:table-cell office:value-type="float" office:value="-69"/>
          </table:table-row>
          <table:table-row>
            <table:table-cell office:value-type="float" office:value="42662"/>
            <table:table-cell office:value-type="float" office:value="76"/>
            <table:table-cell office:value-type="float" office:value="-84"/>
          </table:table-row>
          <table:table-row>
            <table:table-cell office:value-type="float" office:value="42663"/>
            <table:table-cell office:value-type="float" office:value="158"/>
            <table:table-cell office:value-type="float" office:value="-90"/>
          </table:table-row>
          <table:table-row>
            <table:table-cell office:value-type="float" office:value="42664"/>
            <table:table-cell office:value-type="float" office:value="137"/>
            <table:table-cell office:value-type="float" office:value="-63"/>
          </table:table-row>
          <table:table-row>
            <table:table-cell office:value-type="float" office:value="42665"/>
            <table:table-cell office:value-type="float" office:value="21"/>
            <table:table-cell office:value-type="float" office:value="-46"/>
          </table:table-row>
          <table:table-row>
            <table:table-cell office:value-type="float" office:value="42666"/>
            <table:table-cell office:value-type="float" office:value="88"/>
            <table:table-cell office:value-type="float" office:value="-41"/>
          </table:table-row>
          <table:table-row>
            <table:table-cell office:value-type="float" office:value="42667"/>
            <table:table-cell office:value-type="float" office:value="89"/>
            <table:table-cell office:value-type="float" office:value="-87"/>
          </table:table-row>
          <table:table-row>
            <table:table-cell office:value-type="float" office:value="42668"/>
            <table:table-cell office:value-type="float" office:value="95"/>
            <table:table-cell office:value-type="float" office:value="-76"/>
          </table:table-row>
          <table:table-row>
            <table:table-cell office:value-type="float" office:value="42669"/>
            <table:table-cell office:value-type="float" office:value="226"/>
            <table:table-cell office:value-type="float" office:value="-82"/>
          </table:table-row>
          <table:table-row>
            <table:table-cell office:value-type="float" office:value="42670"/>
            <table:table-cell office:value-type="float" office:value="71"/>
            <table:table-cell office:value-type="float" office:value="-98"/>
          </table:table-row>
          <table:table-row>
            <table:table-cell office:value-type="float" office:value="42671"/>
            <table:table-cell office:value-type="float" office:value="102"/>
            <table:table-cell office:value-type="float" office:value="-76"/>
          </table:table-row>
          <table:table-row>
            <table:table-cell office:value-type="float" office:value="42672"/>
            <table:table-cell office:value-type="float" office:value="99"/>
            <table:table-cell office:value-type="float" office:value="-44"/>
          </table:table-row>
          <table:table-row>
            <table:table-cell office:value-type="float" office:value="42673"/>
            <table:table-cell office:value-type="float" office:value="32"/>
            <table:table-cell office:value-type="float" office:value="-36"/>
          </table:table-row>
          <table:table-row>
            <table:table-cell office:value-type="float" office:value="42674"/>
            <table:table-cell office:value-type="float" office:value="123"/>
            <table:table-cell office:value-type="float" office:value="-102"/>
          </table:table-row>
          <table:table-row>
            <table:table-cell office:value-type="float" office:value="42675"/>
            <table:table-cell office:value-type="float" office:value="124"/>
            <table:table-cell office:value-type="float" office:value="-89"/>
          </table:table-row>
          <table:table-row>
            <table:table-cell office:value-type="float" office:value="42676"/>
            <table:table-cell office:value-type="float" office:value="73"/>
            <table:table-cell office:value-type="float" office:value="-88"/>
          </table:table-row>
          <table:table-row>
            <table:table-cell office:value-type="float" office:value="42677"/>
            <table:table-cell office:value-type="float" office:value="77"/>
            <table:table-cell office:value-type="float" office:value="-88"/>
          </table:table-row>
          <table:table-row>
            <table:table-cell office:value-type="float" office:value="42678"/>
            <table:table-cell office:value-type="float" office:value="27"/>
            <table:table-cell office:value-type="float" office:value="-59"/>
          </table:table-row>
          <table:table-row>
            <table:table-cell office:value-type="float" office:value="42679"/>
            <table:table-cell office:value-type="float" office:value="68"/>
            <table:table-cell office:value-type="float" office:value="-47"/>
          </table:table-row>
          <table:table-row>
            <table:table-cell office:value-type="float" office:value="42680"/>
            <table:table-cell office:value-type="float" office:value="36"/>
            <table:table-cell office:value-type="float" office:value="-43"/>
          </table:table-row>
          <table:table-row>
            <table:table-cell office:value-type="float" office:value="42681"/>
            <table:table-cell office:value-type="float" office:value="99"/>
            <table:table-cell office:value-type="float" office:value="-85"/>
          </table:table-row>
          <table:table-row>
            <table:table-cell office:value-type="float" office:value="42682"/>
            <table:table-cell office:value-type="float" office:value="56"/>
            <table:table-cell office:value-type="float" office:value="-81"/>
          </table:table-row>
          <table:table-row>
            <table:table-cell office:value-type="float" office:value="42683"/>
            <table:table-cell office:value-type="float" office:value="241"/>
            <table:table-cell office:value-type="float" office:value="-105"/>
          </table:table-row>
          <table:table-row>
            <table:table-cell office:value-type="float" office:value="42684"/>
            <table:table-cell office:value-type="float" office:value="109"/>
            <table:table-cell office:value-type="float" office:value="-97"/>
          </table:table-row>
          <table:table-row>
            <table:table-cell office:value-type="float" office:value="42685"/>
            <table:table-cell office:value-type="float" office:value="107"/>
            <table:table-cell office:value-type="float" office:value="-73"/>
          </table:table-row>
          <table:table-row>
            <table:table-cell office:value-type="float" office:value="42686"/>
            <table:table-cell office:value-type="float" office:value="50"/>
            <table:table-cell office:value-type="float" office:value="-46"/>
          </table:table-row>
          <table:table-row>
            <table:table-cell office:value-type="float" office:value="42687"/>
            <table:table-cell office:value-type="float" office:value="84"/>
            <table:table-cell office:value-type="float" office:value="-50"/>
          </table:table-row>
          <table:table-row>
            <table:table-cell office:value-type="float" office:value="42688"/>
            <table:table-cell office:value-type="float" office:value="144"/>
            <table:table-cell office:value-type="float" office:value="-110"/>
          </table:table-row>
          <table:table-row>
            <table:table-cell office:value-type="float" office:value="42689"/>
            <table:table-cell office:value-type="float" office:value="112"/>
            <table:table-cell office:value-type="float" office:value="-87"/>
          </table:table-row>
          <table:table-row>
            <table:table-cell office:value-type="float" office:value="42690"/>
            <table:table-cell office:value-type="float" office:value="123"/>
            <table:table-cell office:value-type="float" office:value="-99"/>
          </table:table-row>
          <table:table-row>
            <table:table-cell office:value-type="float" office:value="42691"/>
            <table:table-cell office:value-type="float" office:value="31"/>
            <table:table-cell office:value-type="float" office:value="-94"/>
          </table:table-row>
          <table:table-row>
            <table:table-cell office:value-type="float" office:value="42692"/>
            <table:table-cell office:value-type="float" office:value="63"/>
            <table:table-cell office:value-type="float" office:value="-78"/>
          </table:table-row>
          <table:table-row>
            <table:table-cell office:value-type="float" office:value="42693"/>
            <table:table-cell office:value-type="float" office:value="47"/>
            <table:table-cell office:value-type="float" office:value="-50"/>
          </table:table-row>
          <table:table-row>
            <table:table-cell office:value-type="float" office:value="42694"/>
            <table:table-cell office:value-type="float" office:value="80"/>
            <table:table-cell office:value-type="float" office:value="-56"/>
          </table:table-row>
          <table:table-row>
            <table:table-cell office:value-type="float" office:value="42695"/>
            <table:table-cell office:value-type="float" office:value="169"/>
            <table:table-cell office:value-type="float" office:value="-105"/>
          </table:table-row>
          <table:table-row>
            <table:table-cell office:value-type="float" office:value="42696"/>
            <table:table-cell office:value-type="float" office:value="16"/>
            <table:table-cell office:value-type="float" office:value="-93"/>
          </table:table-row>
          <table:table-row>
            <table:table-cell office:value-type="float" office:value="42697"/>
            <table:table-cell office:value-type="float" office:value="10"/>
            <table:table-cell office:value-type="float" office:value="-105"/>
          </table:table-row>
          <table:table-row>
            <table:table-cell office:value-type="float" office:value="42698"/>
            <table:table-cell office:value-type="float" office:value="103"/>
            <table:table-cell office:value-type="float" office:value="-84"/>
          </table:table-row>
          <table:table-row>
            <table:table-cell office:value-type="float" office:value="42699"/>
            <table:table-cell office:value-type="float" office:value="41"/>
            <table:table-cell office:value-type="float" office:value="-65"/>
          </table:table-row>
          <table:table-row>
            <table:table-cell office:value-type="float" office:value="42700"/>
            <table:table-cell office:value-type="float" office:value="135"/>
            <table:table-cell office:value-type="float" office:value="-47"/>
          </table:table-row>
          <table:table-row>
            <table:table-cell office:value-type="float" office:value="42701"/>
            <table:table-cell office:value-type="float" office:value="49"/>
            <table:table-cell office:value-type="float" office:value="-51"/>
          </table:table-row>
          <table:table-row>
            <table:table-cell office:value-type="float" office:value="42702"/>
            <table:table-cell office:value-type="float" office:value="117"/>
            <table:table-cell office:value-type="float" office:value="-97"/>
          </table:table-row>
          <table:table-row>
            <table:table-cell office:value-type="float" office:value="42703"/>
            <table:table-cell office:value-type="float" office:value="89"/>
            <table:table-cell office:value-type="float" office:value="-101"/>
          </table:table-row>
          <table:table-row>
            <table:table-cell office:value-type="float" office:value="42704"/>
            <table:table-cell office:value-type="float" office:value="123"/>
            <table:table-cell office:value-type="float" office:value="-95"/>
          </table:table-row>
          <table:table-row>
            <table:table-cell office:value-type="float" office:value="42705"/>
            <table:table-cell office:value-type="float" office:value="33"/>
            <table:table-cell office:value-type="float" office:value="-94"/>
          </table:table-row>
          <table:table-row>
            <table:table-cell office:value-type="float" office:value="42706"/>
            <table:table-cell office:value-type="float" office:value="71"/>
            <table:table-cell office:value-type="float" office:value="-77"/>
          </table:table-row>
          <table:table-row>
            <table:table-cell office:value-type="float" office:value="42707"/>
            <table:table-cell office:value-type="float" office:value="44"/>
            <table:table-cell office:value-type="float" office:value="-47"/>
          </table:table-row>
          <table:table-row>
            <table:table-cell office:value-type="float" office:value="42708"/>
            <table:table-cell office:value-type="float" office:value="12"/>
            <table:table-cell office:value-type="float" office:value="-60"/>
          </table:table-row>
          <table:table-row>
            <table:table-cell office:value-type="float" office:value="42709"/>
            <table:table-cell office:value-type="float" office:value="74"/>
            <table:table-cell office:value-type="float" office:value="-92"/>
          </table:table-row>
          <table:table-row>
            <table:table-cell office:value-type="float" office:value="42710"/>
            <table:table-cell office:value-type="float" office:value="80"/>
            <table:table-cell office:value-type="float" office:value="-93"/>
          </table:table-row>
          <table:table-row>
            <table:table-cell office:value-type="float" office:value="42711"/>
            <table:table-cell office:value-type="float" office:value="56"/>
            <table:table-cell office:value-type="float" office:value="-98"/>
          </table:table-row>
          <table:table-row>
            <table:table-cell office:value-type="float" office:value="42712"/>
            <table:table-cell office:value-type="float" office:value="82"/>
            <table:table-cell office:value-type="float" office:value="-98"/>
          </table:table-row>
          <table:table-row>
            <table:table-cell office:value-type="float" office:value="42713"/>
            <table:table-cell office:value-type="float" office:value="65"/>
            <table:table-cell office:value-type="float" office:value="-81"/>
          </table:table-row>
          <table:table-row>
            <table:table-cell office:value-type="float" office:value="42714"/>
            <table:table-cell office:value-type="float" office:value="27"/>
            <table:table-cell office:value-type="float" office:value="-50"/>
          </table:table-row>
          <table:table-row>
            <table:table-cell office:value-type="float" office:value="42715"/>
            <table:table-cell office:value-type="float" office:value="99"/>
            <table:table-cell office:value-type="float" office:value="-61"/>
          </table:table-row>
          <table:table-row>
            <table:table-cell office:value-type="float" office:value="42716"/>
            <table:table-cell office:value-type="float" office:value="126"/>
            <table:table-cell office:value-type="float" office:value="-99"/>
          </table:table-row>
          <table:table-row>
            <table:table-cell office:value-type="float" office:value="42717"/>
            <table:table-cell office:value-type="float" office:value="35"/>
            <table:table-cell office:value-type="float" office:value="-80"/>
          </table:table-row>
          <table:table-row>
            <table:table-cell office:value-type="float" office:value="42718"/>
            <table:table-cell office:value-type="float" office:value="48"/>
            <table:table-cell office:value-type="float" office:value="-99"/>
          </table:table-row>
          <table:table-row>
            <table:table-cell office:value-type="float" office:value="42719"/>
            <table:table-cell office:value-type="float" office:value="220"/>
            <table:table-cell office:value-type="float" office:value="-94"/>
          </table:table-row>
          <table:table-row>
            <table:table-cell office:value-type="float" office:value="42720"/>
            <table:table-cell office:value-type="float" office:value="70"/>
            <table:table-cell office:value-type="float" office:value="-80"/>
          </table:table-row>
          <table:table-row>
            <table:table-cell office:value-type="float" office:value="42721"/>
            <table:table-cell office:value-type="float" office:value="52"/>
            <table:table-cell office:value-type="float" office:value="-46"/>
          </table:table-row>
          <table:table-row>
            <table:table-cell office:value-type="float" office:value="42722"/>
            <table:table-cell office:value-type="float" office:value="20"/>
            <table:table-cell office:value-type="float" office:value="-56"/>
          </table:table-row>
          <table:table-row>
            <table:table-cell office:value-type="float" office:value="42723"/>
            <table:table-cell office:value-type="float" office:value="77"/>
            <table:table-cell office:value-type="float" office:value="-104"/>
          </table:table-row>
          <table:table-row>
            <table:table-cell office:value-type="float" office:value="42724"/>
            <table:table-cell office:value-type="float" office:value="51"/>
            <table:table-cell office:value-type="float" office:value="-79"/>
          </table:table-row>
          <table:table-row>
            <table:table-cell office:value-type="float" office:value="42725"/>
            <table:table-cell office:value-type="float" office:value="77"/>
            <table:table-cell office:value-type="float" office:value="-102"/>
          </table:table-row>
          <table:table-row>
            <table:table-cell office:value-type="float" office:value="42726"/>
            <table:table-cell office:value-type="float" office:value="25"/>
            <table:table-cell office:value-type="float" office:value="-92"/>
          </table:table-row>
          <table:table-row>
            <table:table-cell office:value-type="float" office:value="42727"/>
            <table:table-cell office:value-type="float" office:value="88"/>
            <table:table-cell office:value-type="float" office:value="-65"/>
          </table:table-row>
          <table:table-row>
            <table:table-cell office:value-type="float" office:value="42728"/>
            <table:table-cell office:value-type="float" office:value="79"/>
            <table:table-cell office:value-type="float" office:value="-49"/>
          </table:table-row>
          <table:table-row>
            <table:table-cell office:value-type="float" office:value="42729"/>
            <table:table-cell office:value-type="float" office:value="100"/>
            <table:table-cell office:value-type="float" office:value="-45"/>
          </table:table-row>
          <table:table-row>
            <table:table-cell office:value-type="float" office:value="42730"/>
            <table:table-cell office:value-type="float" office:value="146"/>
            <table:table-cell office:value-type="float" office:value="-90"/>
          </table:table-row>
          <table:table-row>
            <table:table-cell office:value-type="float" office:value="42731"/>
            <table:table-cell office:value-type="float" office:value="172"/>
            <table:table-cell office:value-type="float" office:value="-76"/>
          </table:table-row>
          <table:table-row>
            <table:table-cell office:value-type="float" office:value="42732"/>
            <table:table-cell office:value-type="float" office:value="160"/>
            <table:table-cell office:value-type="float" office:value="-90"/>
          </table:table-row>
          <table:table-row>
            <table:table-cell office:value-type="float" office:value="42733"/>
            <table:table-cell office:value-type="float" office:value="64"/>
            <table:table-cell office:value-type="float" office:value="-66"/>
          </table:table-row>
          <table:table-row>
            <table:table-cell office:value-type="float" office:value="42734"/>
            <table:table-cell office:value-type="float" office:value="48"/>
            <table:table-cell office:value-type="float" office:value="-43"/>
          </table:table-row>
          <table:table-row>
            <table:table-cell office:value-type="float" office:value="42735"/>
            <table:table-cell office:value-type="float" office:value="64"/>
            <table:table-cell office:value-type="float" office:value="-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